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4.664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8.11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41cm"/>
    </style:style>
    <style:style style:name="co11" style:family="table-column">
      <style:table-column-properties fo:break-before="auto" style:column-width="3.551cm"/>
    </style:style>
    <style:style style:name="co12" style:family="table-column">
      <style:table-column-properties fo:break-before="auto" style:column-width="2.6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2.48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424cm"/>
    </style:style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1.489cm"/>
    </style:style>
    <style:style style:name="co22" style:family="table-column">
      <style:table-column-properties fo:break-before="auto" style:column-width="3.141cm"/>
    </style:style>
    <style:style style:name="co23" style:family="table-column">
      <style:table-column-properties fo:break-before="page" style:column-width="2.258cm"/>
    </style:style>
    <style:style style:name="co24" style:family="table-column">
      <style:table-column-properties fo:break-before="auto" style:column-width="2.785cm"/>
    </style:style>
    <style:style style:name="co25" style:family="table-column">
      <style:table-column-properties fo:break-before="auto" style:column-width="2.695cm"/>
    </style:style>
    <style:style style:name="co26" style:family="table-column">
      <style:table-column-properties fo:break-before="auto" style:column-width="2.623cm"/>
    </style:style>
    <style:style style:name="co27" style:family="table-column">
      <style:table-column-properties fo:break-before="auto" style:column-width="2.976cm"/>
    </style:style>
    <style:style style:name="co28" style:family="table-column">
      <style:table-column-properties fo:break-before="auto" style:column-width="2.676cm"/>
    </style:style>
    <style:style style:name="co29" style:family="table-column">
      <style:table-column-properties fo:break-before="auto" style:column-width="8.7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3.083cm"/>
    </style:style>
    <style:style style:name="co32" style:family="table-column">
      <style:table-column-properties fo:break-before="auto" style:column-width="3.81cm"/>
    </style:style>
    <style:style style:name="co33" style:family="table-column">
      <style:table-column-properties fo:break-before="auto" style:column-width="8.9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81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2cm" fo:break-before="page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 style:data-style-name="N37">
      <style:table-cell-properties fo:border="0.06pt solid #000000"/>
    </style:style>
    <style:style style:name="ce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83" style:family="table-cell" style:parent-style-name="Default" style:data-style-name="N108">
      <style:table-cell-properties fo:border="0.06pt solid #000000"/>
    </style:style>
    <style:style style:name="ce84" style:family="table-cell" style:parent-style-name="Default" style:data-style-name="N108">
      <style:text-properties fo:color="#0000ff"/>
    </style:style>
    <style:style style:name="ce85" style:family="table-cell" style:parent-style-name="Default" style:data-style-name="N108">
      <style:text-properties fo:color="#ff0000"/>
    </style:style>
    <style:style style:name="ce86" style:family="table-cell" style:parent-style-name="Default" style:data-style-name="N108"/>
    <style:style style:name="ce87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88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89" style:family="table-cell" style:parent-style-name="Default" style:data-style-name="N108">
      <style:table-cell-properties fo:border="0.06pt solid #000000"/>
      <style:text-properties fo:color="#000000"/>
    </style:style>
    <style:style style:name="ce90" style:family="table-cell" style:parent-style-name="Default" style:data-style-name="N108">
      <style:table-cell-properties fo:background-color="transparent" fo:border="0.06pt solid #000000"/>
    </style:style>
    <style:style style:name="ce91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92" style:family="table-cell" style:parent-style-name="Default" style:data-style-name="N108">
      <style:table-cell-properties fo:border="0.06pt solid #000000"/>
      <style:text-properties fo:color="#0000ff"/>
    </style:style>
    <style:style style:name="ce9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95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9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98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9" style:family="table-cell" style:parent-style-name="Default" style:data-style-name="N108">
      <style:table-cell-properties fo:background-color="#ffff00" fo:border="0.06pt solid #000000"/>
    </style:style>
    <style:style style:name="ce10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00"/>
    </style:style>
    <style:style style:name="ce10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0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103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10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ff3333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/>
    </style:style>
    <style:style style:name="ce111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cm"/>
    </style:style>
    <style:style style:name="ce1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1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2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ce181e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30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33" style:family="table-cell" style:parent-style-name="Default" style:data-style-name="N37"/>
    <style:style style:name="ce1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8">
      <style:text-properties fo:color="#ce181e"/>
    </style:style>
    <style:style style:name="ce137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0" style:family="table-cell" style:parent-style-name="Default" style:data-style-name="N108">
      <style:table-cell-properties fo:border="0.06pt solid #000000"/>
      <style:text-properties fo:color="#ff0000"/>
    </style:style>
    <style:style style:name="ce141" style:family="table-cell" style:parent-style-name="Default" style:data-style-name="N11"/>
    <style:style style:name="ce142" style:family="table-cell" style:parent-style-name="Default" style:data-style-name="N108">
      <style:table-cell-properties fo:border="none"/>
    </style:style>
    <style:style style:name="ce143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144" style:family="table-cell" style:parent-style-name="Default" style:data-style-name="N108">
      <style:table-cell-properties fo:border="0.06pt solid #000000"/>
      <style:text-properties fo:color="#ff3333"/>
    </style:style>
    <style:style style:name="ce1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6" style:family="table-cell" style:parent-style-name="Default">
      <style:table-cell-properties fo:border="none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</style:style>
    <style:style style:name="ce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8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wrap-option="wrap" fo:border="0.06pt solid #000000" style:vertical-align="middle"/>
    </style:style>
    <style:style style:name="ce125" style:family="table-cell" style:parent-style-name="Default">
      <style:table-cell-properties fo:border="0.06pt solid #000000" style:vertical-align="middle"/>
    </style:style>
    <style:style style:name="ce223" style:family="table-cell" style:parent-style-name="Default">
      <style:table-cell-properties fo:border="none"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26" style:family="table-cell" style:parent-style-name="Default" style:data-style-name="N37">
      <style:table-cell-properties style:vertical-align="middle"/>
    </style:style>
    <style:style style:name="ce82" style:family="table-cell" style:parent-style-name="Default" style:data-style-name="N108">
      <style:table-cell-properties style:vertical-align="middle"/>
    </style:style>
    <style:style style:name="ce227" style:family="table-cell" style:parent-style-name="Default" style:data-style-name="N108">
      <style:table-cell-properties style:vertical-align="middle"/>
    </style:style>
    <style:style style:name="ce229" style:family="table-cell" style:parent-style-name="Default" style:data-style-name="N108">
      <style:table-cell-properties fo:border="0.06pt solid #000000" style:vertical-align="middle"/>
    </style:style>
    <style:style style:name="ce232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3" style:family="table-cell" style:parent-style-name="Default" style:data-style-name="N108">
      <style:table-cell-properties fo:border="none" style:vertical-align="middle"/>
    </style:style>
    <style:style style:name="ce23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4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4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</style:style>
    <style:style style:name="ce24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ff"/>
    </style:style>
    <style:style style:name="ce25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  <style:text-properties fo:color="#0000ff"/>
    </style:style>
    <style:style style:name="ce26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1" style:family="table-cell" style:parent-style-name="Default" style:data-style-name="N108">
      <style:table-cell-properties fo:border="none" style:vertical-align="middle"/>
      <style:text-properties fo:color="#ff0000"/>
    </style:style>
    <style:style style:name="ce262" style:family="table-cell" style:parent-style-name="Default" style:data-style-name="N11">
      <style:table-cell-properties style:vertical-align="middle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6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</style:style>
    <style:style style:name="ce26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wrap-option="wrap" fo:border="none" style:vertical-align="middle"/>
    </style:style>
    <style:style style:name="ce2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="none" style:vertical-align="middle"/>
      <style:text-properties fo:color="#0000ff"/>
    </style:style>
    <style:style style:name="ce270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71" style:family="table-cell" style:parent-style-name="Default">
      <style:text-properties fo:color="#ce181e"/>
    </style:style>
    <style:style style:name="ce2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3" style:family="table-cell" style:parent-style-name="Default" style:data-style-name="N108">
      <style:text-properties fo:color="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5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3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76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104"/>
        <table:table-column table:style-name="co8" table:default-cell-style-name="ce113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81" office:value-type="string" calcext:value-type="string">
            <text:p>Emis par</text:p>
          </table:table-cell>
          <table:table-cell table:style-name="ce87" office:value-type="string" calcext:value-type="string">
            <text:p>Réglé</text:p>
          </table:table-cell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119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4-10-08" calcext:value-type="date">
            <text:p>08/10/14</text:p>
          </table:table-cell>
          <table:table-cell table:style-name="ce71" office:value-type="string" calcext:value-type="string">
            <text:p>Frais de notaire (avance)</text:p>
          </table:table-cell>
          <table:table-cell table:style-name="ce71" office:value-type="string" calcext:value-type="string">
            <text:p>M.Mulot-Vergne</text:p>
          </table:table-cell>
          <table:table-cell table:style-name="ce83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83" office:value-type="currency" office:currency="EUR" office:value="2525" calcext:value-type="currency">
            <text:p>2 525,00 €</text:p>
          </table:table-cell>
          <table:table-cell table:style-name="ce105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4-12-20" calcext:value-type="date">
            <text:p>20/12/14</text:p>
          </table:table-cell>
          <table:table-cell table:style-name="ce71" office:value-type="string" calcext:value-type="string">
            <text:p>Architecte (permis de construire)</text:p>
          </table:table-cell>
          <table:table-cell table:style-name="ce71" office:value-type="string" calcext:value-type="string">
            <text:p>D.Vignaux (voir M.Godard)</text:p>
          </table:table-cell>
          <table:table-cell table:style-name="ce83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3" calcext:value-type="date">
            <text:p>03/01/15</text:p>
          </table:table-cell>
          <table:table-cell table:style-name="ce71" office:value-type="string" calcext:value-type="string">
            <text:p>Repas (4 personnes) </text:p>
          </table:table-cell>
          <table:table-cell table:style-name="ce71"/>
          <table:table-cell table:number-columns-repeated="2" table:style-name="ce83" office:value-type="currency" office:currency="EUR" office:value="70.9" calcext:value-type="currency">
            <text:p>70,9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4" calcext:value-type="date">
            <text:p>04/01/15</text:p>
          </table:table-cell>
          <table:table-cell table:style-name="ce71" office:value-type="string" calcext:value-type="string">
            <text:p>Repas (4 personnes)</text:p>
          </table:table-cell>
          <table:table-cell table:style-name="ce71"/>
          <table:table-cell table:number-columns-repeated="2" table:style-name="ce83" office:value-type="currency" office:currency="EUR" office:value="102" calcext:value-type="currency">
            <text:p>102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4" calcext:value-type="date">
            <text:p>04/01/15</text:p>
          </table:table-cell>
          <table:table-cell table:style-name="ce72" office:value-type="string" calcext:value-type="string">
            <text:p>Accompagnement auto-construction (chiffrage)</text:p>
          </table:table-cell>
          <table:table-cell table:style-name="ce72" office:value-type="string" calcext:value-type="string">
            <text:p>C.Hamani</text:p>
          </table:table-cell>
          <table:table-cell table:number-columns-repeated="2" table:style-name="ce88" office:value-type="currency" office:currency="EUR" office:value="500" calcext:value-type="currency">
            <text:p>500,00 €</text:p>
          </table:table-cell>
          <table:table-cell table:style-name="ce88"/>
          <table:table-cell table:style-name="ce106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1-20" calcext:value-type="date">
            <text:p>20/01/15</text:p>
          </table:table-cell>
          <table:table-cell table:style-name="ce71" office:value-type="string" calcext:value-type="string">
            <text:p>Etude thermique (Bbio)</text:p>
          </table:table-cell>
          <table:table-cell table:style-name="ce71" office:value-type="string" calcext:value-type="string">
            <text:p>Delta T°C Conseils</text:p>
          </table:table-cell>
          <table:table-cell table:number-columns-repeated="2" table:style-name="ce83" office:value-type="currency" office:currency="EUR" office:value="300" calcext:value-type="currency">
            <text:p>30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2-14" calcext:value-type="date">
            <text:p>14/02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85" calcext:value-type="currency">
            <text:p>385,00 €</text:p>
          </table:table-cell>
          <table:table-cell table:style-name="ce71"/>
          <table:table-cell table:style-name="ce90" office:value-type="currency" office:currency="EUR" office:value="385" calcext:value-type="currency">
            <text:p>385,0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3-21" calcext:value-type="date">
            <text:p>21/03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04" calcext:value-type="currency">
            <text:p>304,00 €</text:p>
          </table:table-cell>
          <table:table-cell table:style-name="ce71"/>
          <table:table-cell table:style-name="ce90" office:value-type="currency" office:currency="EUR" office:value="304" calcext:value-type="currency">
            <text:p>304,0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4-06" calcext:value-type="date">
            <text:p>06/04/15</text:p>
          </table:table-cell>
          <table:table-cell table:style-name="ce71" office:value-type="string" calcext:value-type="string">
            <text:p>Accompagnement auto-construction (Mathieu seul)</text:p>
          </table:table-cell>
          <table:table-cell table:style-name="ce71"/>
          <table:table-cell table:style-name="ce83"/>
          <table:table-cell table:style-name="ce71"/>
          <table:table-cell table:style-name="ce90"/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4-17" calcext:value-type="date">
            <text:p>17/04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266" calcext:value-type="currency">
            <text:p>266,00 €</text:p>
          </table:table-cell>
          <table:table-cell table:style-name="ce71"/>
          <table:table-cell table:style-name="ce90" office:value-type="currency" office:currency="EUR" office:value="266" calcext:value-type="currency">
            <text:p>266,0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70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Achat terrain</text:p>
          </table:table-cell>
          <table:table-cell table:style-name="ce71" office:value-type="string" calcext:value-type="string">
            <text:p>M.Mulot-Vergne</text:p>
          </table:table-cell>
          <table:table-cell table:style-name="ce83" office:value-type="currency" office:currency="EUR" office:value="49500" calcext:value-type="currency">
            <text:p>49 500,00 €</text:p>
          </table:table-cell>
          <table:table-cell table:style-name="ce96"/>
          <table:table-cell table:style-name="ce83" table:formula="of:=49500-36000" office:value-type="currency" office:currency="EUR" office:value="13500" calcext:value-type="currency">
            <text:p>13 500,00 €</text:p>
          </table:table-cell>
          <table:table-cell table:style-name="ce93" office:value-type="currency" office:currency="EUR" office:value="36000" calcext:value-type="currency">
            <text:p>36 000,00 €</text:p>
          </table:table-cell>
          <table:table-cell table:style-name="ce121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Frais d'agence</text:p>
          </table:table-cell>
          <table:table-cell table:style-name="ce71" office:value-type="string" calcext:value-type="string">
            <text:p>MC.Joubert</text:p>
          </table:table-cell>
          <table:table-cell table:style-name="ce83" office:value-type="currency" office:currency="EUR" office:value="4500" calcext:value-type="currency">
            <text:p>4 500,00 €</text:p>
          </table:table-cell>
          <table:table-cell table:style-name="ce83"/>
          <table:table-cell table:style-name="ce83" office:value-type="currency" office:currency="EUR" office:value="4500" calcext:value-type="currency">
            <text:p>4 500,00 €</text:p>
          </table:table-cell>
          <table:table-cell table:style-name="ce105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Frais notaire (reste)</text:p>
          </table:table-cell>
          <table:table-cell table:style-name="ce71" office:value-type="string" calcext:value-type="string">
            <text:p>M.Mulot-Vergne</text:p>
          </table:table-cell>
          <table:table-cell table:style-name="ce83" table:formula="of:=5000-[.D5]" office:value-type="currency" office:currency="EUR" office:value="2475" calcext:value-type="currency">
            <text:p>2 475,00 €</text:p>
          </table:table-cell>
          <table:table-cell table:style-name="ce83"/>
          <table:table-cell table:style-name="ce83" office:value-type="currency" office:currency="EUR" office:value="2475" calcext:value-type="currency">
            <text:p>2 475,00 €</text:p>
          </table:table-cell>
          <table:table-cell table:style-name="ce105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7" calcext:value-type="date">
            <text:p>07/05/15</text:p>
          </table:table-cell>
          <table:table-cell table:style-name="ce71" office:value-type="string" calcext:value-type="string">
            <text:p>Commission Prêt Modulimmo</text:p>
          </table:table-cell>
          <table:table-cell table:style-name="ce83"/>
          <table:table-cell table:style-name="ce83" table:formula="of:=600" office:value-type="currency" office:currency="EUR" office:value="600" calcext:value-type="currency">
            <text:p>600,00 €</text:p>
          </table:table-cell>
          <table:table-cell table:style-name="ce83"/>
          <table:table-cell table:style-name="ce83" table:formula="of:=[.D18]" office:value-type="currency" office:currency="EUR" office:value="600" calcext:value-type="currency">
            <text:p>600,00 €</text:p>
          </table:table-cell>
          <table:table-cell table:style-name="ce105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5" calcext:value-type="date">
            <text:p>15/05/15</text:p>
          </table:table-cell>
          <table:table-cell table:style-name="ce71" office:value-type="string" calcext:value-type="string">
            <text:p>Clôture étang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110+137.5+25.9" office:value-type="currency" office:currency="EUR" office:value="273.4" calcext:value-type="currency">
            <text:p>273,40 €</text:p>
          </table:table-cell>
          <table:table-cell table:style-name="ce83" table:formula="of:=[.D19]" office:value-type="currency" office:currency="EUR" office:value="273.4" calcext:value-type="currency">
            <text:p>273,4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9" calcext:value-type="date">
            <text:p>19/05/15</text:p>
          </table:table-cell>
          <table:table-cell table:style-name="ce71" office:value-type="string" calcext:value-type="string">
            <text:p>Souscription part sociale prêts</text:p>
          </table:table-cell>
          <table:table-cell table:style-name="ce71"/>
          <table:table-cell table:style-name="ce83" table:formula="of:=249+51" office:value-type="currency" office:currency="EUR" office:value="300" calcext:value-type="currency">
            <text:p>300,00 €</text:p>
          </table:table-cell>
          <table:table-cell table:style-name="ce83"/>
          <table:table-cell table:style-name="ce83" table:formula="of:=[.D20]" office:value-type="currency" office:currency="EUR" office:value="300" calcext:value-type="currency">
            <text:p>300,00 €</text:p>
          </table:table-cell>
          <table:table-cell table:style-name="ce105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9" calcext:value-type="date">
            <text:p>19/05/15</text:p>
          </table:table-cell>
          <table:table-cell table:style-name="ce71" office:value-type="string" calcext:value-type="string">
            <text:p>Crédit Logement prêts</text:p>
          </table:table-cell>
          <table:table-cell table:style-name="ce71"/>
          <table:table-cell table:style-name="ce83" table:formula="of:=1726.64+523.2" office:value-type="currency" office:currency="EUR" office:value="2249.84" calcext:value-type="currency">
            <text:p>2 249,84 €</text:p>
          </table:table-cell>
          <table:table-cell table:style-name="ce83"/>
          <table:table-cell table:style-name="ce83" table:formula="of:=[.D21]" office:value-type="currency" office:currency="EUR" office:value="2249.84" calcext:value-type="currency">
            <text:p>2 249,84 €</text:p>
          </table:table-cell>
          <table:table-cell table:style-name="ce105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06" calcext:value-type="date">
            <text:p>06/06/15</text:p>
          </table:table-cell>
          <table:table-cell table:style-name="ce71" office:value-type="string" calcext:value-type="string">
            <text:p>Plancher abri provisoire (OSB)</text:p>
          </table:table-cell>
          <table:table-cell table:style-name="ce71" office:value-type="string" calcext:value-type="string">
            <text:p>Le bon coin</text:p>
          </table:table-cell>
          <table:table-cell table:number-columns-repeated="2" table:style-name="ce83" office:value-type="currency" office:currency="EUR" office:value="130" calcext:value-type="currency">
            <text:p>13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08" calcext:value-type="date">
            <text:p>08/06/15</text:p>
          </table:table-cell>
          <table:table-cell table:style-name="ce71" office:value-type="string" calcext:value-type="string">
            <text:p>Outillage (télémètre)</text:p>
          </table:table-cell>
          <table:table-cell table:style-name="ce71" office:value-type="string" calcext:value-type="string">
            <text:p>Leroy Merlin</text:p>
          </table:table-cell>
          <table:table-cell table:number-columns-repeated="2" table:style-name="ce83" office:value-type="currency" office:currency="EUR" office:value="149.99" calcext:value-type="currency">
            <text:p>149,99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2" calcext:value-type="date">
            <text:p>12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665" calcext:value-type="currency">
            <text:p>665,00 €</text:p>
          </table:table-cell>
          <table:table-cell table:style-name="ce83"/>
          <table:table-cell table:style-name="ce90" table:formula="of:=[.D24]" office:value-type="currency" office:currency="EUR" office:value="665" calcext:value-type="currency">
            <text:p>665,0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3" calcext:value-type="date">
            <text:p>13/06/15</text:p>
          </table:table-cell>
          <table:table-cell table:style-name="ce71" office:value-type="string" calcext:value-type="string">
            <text:p>Repas (3 personnes)</text:p>
          </table:table-cell>
          <table:table-cell table:style-name="ce71"/>
          <table:table-cell table:number-columns-repeated="2" table:style-name="ce83" office:value-type="currency" office:currency="EUR" office:value="65.8" calcext:value-type="currency">
            <text:p>65,8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5" calcext:value-type="date">
            <text:p>15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570" calcext:value-type="currency">
            <text:p>570,00 €</text:p>
          </table:table-cell>
          <table:table-cell table:style-name="ce83"/>
          <table:table-cell table:style-name="ce90" table:formula="of:=[.D26]" office:value-type="currency" office:currency="EUR" office:value="570" calcext:value-type="currency">
            <text:p>570,0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9" calcext:value-type="date">
            <text:p>19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85.8" calcext:value-type="currency">
            <text:p>85,80 €</text:p>
          </table:table-cell>
          <table:table-cell table:style-name="ce83" table:formula="of:=[.D27]-[.F27]" office:value-type="currency" office:currency="EUR" office:value="0.299999999999997" calcext:value-type="currency">
            <text:p>0,30 €</text:p>
          </table:table-cell>
          <table:table-cell table:style-name="ce103" office:value-type="currency" office:currency="EUR" office:value="85.5" calcext:value-type="currency">
            <text:p>85,5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6-20" calcext:value-type="date">
            <text:p>20/06/15</text:p>
          </table:table-cell>
          <table:table-cell table:style-name="ce71" office:value-type="string" calcext:value-type="string">
            <text:p>Gaines viabilisati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0.6" calcext:value-type="currency">
            <text:p>180,60 €</text:p>
          </table:table-cell>
          <table:table-cell table:style-name="ce83"/>
          <table:table-cell table:style-name="ce90" office:value-type="currency" office:currency="EUR" office:value="180.6" calcext:value-type="currency">
            <text:p>180,60 €</text:p>
          </table:table-cell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0" calcext:value-type="date">
            <text:p>20/06/15</text:p>
          </table:table-cell>
          <table:table-cell table:style-name="ce71" office:value-type="string" calcext:value-type="string">
            <text:p>Cordeau, pince à décoffrer, traceur de chantier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7.1" calcext:value-type="currency">
            <text:p>47,10 €</text:p>
          </table:table-cell>
          <table:table-cell table:style-name="ce83" table:formula="of:=[.D29]" office:value-type="currency" office:currency="EUR" office:value="47.1" calcext:value-type="currency">
            <text:p>47,1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Acompte terrassement</text:p>
          </table:table-cell>
          <table:table-cell table:style-name="ce71" office:value-type="string" calcext:value-type="string">
            <text:p>D.Fouquet</text:p>
          </table:table-cell>
          <table:table-cell table:style-name="ce83" office:value-type="currency" office:currency="EUR" office:value="1100" calcext:value-type="currency">
            <text:p>1 100,00 €</text:p>
          </table:table-cell>
          <table:table-cell table:style-name="ce83"/>
          <table:table-cell table:style-name="ce90" office:value-type="currency" office:currency="EUR" office:value="1100" calcext:value-type="currency">
            <text:p>1 100,00 €</text:p>
          </table:table-cell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Ciment, treillis dalle, rond béton</text:p>
          </table:table-cell>
          <table:table-cell table:style-name="ce71" office:value-type="string" calcext:value-type="string">
            <text:p>Bricoman</text:p>
          </table:table-cell>
          <table:table-cell table:number-columns-repeated="2" table:style-name="ce83" office:value-type="currency" office:currency="EUR" office:value="77.52" calcext:value-type="currency">
            <text:p>77,52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Seau, pelle, coupe-boulon</text:p>
          </table:table-cell>
          <table:table-cell table:style-name="ce71" office:value-type="string" calcext:value-type="string">
            <text:p>Bricoman</text:p>
          </table:table-cell>
          <table:table-cell table:number-columns-repeated="2" table:style-name="ce83" office:value-type="currency" office:currency="EUR" office:value="32.85" calcext:value-type="currency">
            <text:p>32,85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3" calcext:value-type="date">
            <text:p>23/06/15</text:p>
          </table:table-cell>
          <table:table-cell table:style-name="ce71" office:value-type="string" calcext:value-type="string">
            <text:p>Acompte bois</text:p>
          </table:table-cell>
          <table:table-cell table:style-name="ce71" office:value-type="string" calcext:value-type="string">
            <text:p>Scierie de la Couarde</text:p>
          </table:table-cell>
          <table:table-cell table:style-name="ce83" office:value-type="currency" office:currency="EUR" office:value="1880" calcext:value-type="currency">
            <text:p>1 880,00 €</text:p>
          </table:table-cell>
          <table:table-cell table:style-name="ce97"/>
          <table:table-cell table:style-name="ce90" table:formula="of:=[.D33]" office:value-type="currency" office:currency="EUR" office:value="1880" calcext:value-type="currency">
            <text:p>1 880,00 €</text:p>
          </table:table-cell>
          <table:table-cell table:style-name="ce105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4" calcext:value-type="date">
            <text:p>24/06/15</text:p>
          </table:table-cell>
          <table:table-cell table:style-name="ce71" office:value-type="string" calcext:value-type="string">
            <text:p>Pouzzolane (fondations)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4323.6" calcext:value-type="currency">
            <text:p>4 323,60 €</text:p>
          </table:table-cell>
          <table:table-cell table:style-name="ce83"/>
          <table:table-cell table:style-name="ce83" office:value-type="currency" office:currency="EUR" office:value="4323.6" calcext:value-type="currency">
            <text:p>4 323,60 €</text:p>
          </table:table-cell>
          <table:table-cell table:style-name="ce105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Remboursement ciment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-46.8" office:value-type="currency" office:currency="EUR" office:value="-46.8" calcext:value-type="currency">
            <text:p>-46,80 €</text:p>
          </table:table-cell>
          <table:table-cell table:style-name="ce83" table:formula="of:=[.D35]" office:value-type="currency" office:currency="EUR" office:value="-46.8" calcext:value-type="currency">
            <text:p>-46,8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Drainag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33.2" calcext:value-type="currency">
            <text:p>433,20 €</text:p>
          </table:table-cell>
          <table:table-cell table:style-name="ce90"/>
          <table:table-cell table:style-name="ce90" table:formula="of:=[.D36]" office:value-type="currency" office:currency="EUR" office:value="433.2" calcext:value-type="currency">
            <text:p>433,20 €</text:p>
          </table:table-cell>
          <table:table-cell table:style-name="ce105"/>
          <table:table-cell table:style-name="ce44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Géotextile (drainage), brouette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168.75+99" office:value-type="currency" office:currency="EUR" office:value="267.75" calcext:value-type="currency">
            <text:p>267,75 €</text:p>
          </table:table-cell>
          <table:table-cell table:style-name="ce90" office:value-type="currency" office:currency="EUR" office:value="99" calcext:value-type="currency">
            <text:p>99,00 €</text:p>
          </table:table-cell>
          <table:table-cell table:style-name="ce90" office:value-type="currency" office:currency="EUR" office:value="168.75" calcext:value-type="currency">
            <text:p>168,75 €</text:p>
          </table:table-cell>
          <table:table-cell table:style-name="ce105"/>
          <table:table-cell table:style-name="ce44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Remboursement gaines bleues</text:p>
          </table:table-cell>
          <table:table-cell table:style-name="ce71" office:value-type="string" calcext:value-type="string">
            <text:p>Bricoman</text:p>
          </table:table-cell>
          <table:table-cell table:style-name="ce89" table:formula="of:=-2*14.55" office:value-type="currency" office:currency="EUR" office:value="-29.1" calcext:value-type="currency">
            <text:p>-29,10 €</text:p>
          </table:table-cell>
          <table:table-cell table:style-name="ce83" table:formula="of:=[.D38]" office:value-type="currency" office:currency="EUR" office:value="-29.1" calcext:value-type="currency">
            <text:p>-29,1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Géotextile (fondations), réhausses regards drainag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69.77" calcext:value-type="currency">
            <text:p>669,77 €</text:p>
          </table:table-cell>
          <table:table-cell table:style-name="ce83"/>
          <table:table-cell table:style-name="ce90" table:formula="of:=[.D39]" office:value-type="currency" office:currency="EUR" office:value="669.77" calcext:value-type="currency">
            <text:p>669,77 €</text:p>
          </table:table-cell>
          <table:table-cell table:style-name="ce105"/>
          <table:table-cell table:style-name="ce44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Masse, râteaux, pioche, bêche, balayet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2" calcext:value-type="currency">
            <text:p>72,00 €</text:p>
          </table:table-cell>
          <table:table-cell table:style-name="ce83" table:formula="of:=[.D40]" office:value-type="currency" office:currency="EUR" office:value="72" calcext:value-type="currency">
            <text:p>72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1" calcext:value-type="date">
            <text:p>01/07/15</text:p>
          </table:table-cell>
          <table:table-cell table:style-name="ce71" office:value-type="string" calcext:value-type="string">
            <text:p>Règle de maç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.45" calcext:value-type="currency">
            <text:p>18,45 €</text:p>
          </table:table-cell>
          <table:table-cell table:style-name="ce83" table:formula="of:=[.D41]" office:value-type="currency" office:currency="EUR" office:value="18.45" calcext:value-type="currency">
            <text:p>18,45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Pouzzolane (fondations)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1494.84" calcext:value-type="currency">
            <text:p>1 494,84 €</text:p>
          </table:table-cell>
          <table:table-cell table:style-name="ce83"/>
          <table:table-cell table:style-name="ce90" table:formula="of:=[.D42]" office:value-type="currency" office:currency="EUR" office:value="1494.84" calcext:value-type="currency">
            <text:p>1 494,84 €</text:p>
          </table:table-cell>
          <table:table-cell table:style-name="ce105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98" table:formula="of:=[.D43]" office:value-type="currency" office:currency="EUR" office:value="30" calcext:value-type="currency">
            <text:p>30,00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masse, pioch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4" calcext:value-type="currency">
            <text:p>54,40 €</text:p>
          </table:table-cell>
          <table:table-cell table:style-name="ce83" table:formula="of:=[.D44]" office:value-type="currency" office:currency="EUR" office:value="54.4" calcext:value-type="currency">
            <text:p>54,40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3" calcext:value-type="date">
            <text:p>03/07/15</text:p>
          </table:table-cell>
          <table:table-cell table:style-name="ce71" office:value-type="string" calcext:value-type="string">
            <text:p>Rbst masse, pioch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37.25" calcext:value-type="currency">
            <text:p>-37,25 €</text:p>
          </table:table-cell>
          <table:table-cell table:style-name="ce83" table:formula="of:=[.D45]" office:value-type="currency" office:currency="EUR" office:value="-37.25" calcext:value-type="currency">
            <text:p>-37,25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3" calcext:value-type="date">
            <text:p>03/07/15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48.32" calcext:value-type="currency">
            <text:p>348,32 €</text:p>
          </table:table-cell>
          <table:table-cell table:style-name="ce83"/>
          <table:table-cell table:style-name="ce90" table:formula="of:=[.D46]" office:value-type="currency" office:currency="EUR" office:value="348.32" calcext:value-type="currency">
            <text:p>348,32 €</text:p>
          </table:table-cell>
          <table:table-cell table:style-name="ce105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4" calcext:value-type="date">
            <text:p>04/07/15</text:p>
          </table:table-cell>
          <table:table-cell table:style-name="ce71" office:value-type="string" calcext:value-type="string">
            <text:p>Accompagnement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499.72" calcext:value-type="currency">
            <text:p>1 499,72 €</text:p>
          </table:table-cell>
          <table:table-cell table:style-name="ce83"/>
          <table:table-cell table:style-name="ce90" office:value-type="currency" office:currency="EUR" office:value="1499.72" calcext:value-type="currency">
            <text:p>1 499,72 €</text:p>
          </table:table-cell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4" calcext:value-type="date">
            <text:p>04/07/15</text:p>
          </table:table-cell>
          <table:table-cell table:style-name="ce71" office:value-type="string" calcext:value-type="string">
            <text:p>Gaines, coudes, manchon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1.85" calcext:value-type="currency">
            <text:p>161,85 €</text:p>
          </table:table-cell>
          <table:table-cell table:style-name="ce83"/>
          <table:table-cell table:style-name="ce90" table:formula="of:=[.D48]" office:value-type="currency" office:currency="EUR" office:value="161.85" calcext:value-type="currency">
            <text:p>161,85 €</text:p>
          </table:table-cell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6" calcext:value-type="date">
            <text:p>06/07/15</text:p>
          </table:table-cell>
          <table:table-cell table:style-name="ce71" office:value-type="string" calcext:value-type="string">
            <text:p>Bois</text:p>
          </table:table-cell>
          <table:table-cell table:style-name="ce71" office:value-type="string" calcext:value-type="string">
            <text:p>Scierie de la Couarde</text:p>
          </table:table-cell>
          <table:table-cell table:style-name="ce83" office:value-type="currency" office:currency="EUR" office:value="4427.44" calcext:value-type="currency">
            <text:p>4 427,44 €</text:p>
          </table:table-cell>
          <table:table-cell table:style-name="ce83"/>
          <table:table-cell table:style-name="ce90" table:formula="of:=[.D49]" office:value-type="currency" office:currency="EUR" office:value="4427.44" calcext:value-type="currency">
            <text:p>4 427,44 €</text:p>
          </table:table-cell>
          <table:table-cell table:style-name="ce105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6" calcext:value-type="date">
            <text:p>06/07/15</text:p>
          </table:table-cell>
          <table:table-cell table:style-name="ce71" office:value-type="string" calcext:value-type="string">
            <text:p>Outillage bois (d'occasion) – Rbst JY</text:p>
          </table:table-cell>
          <table:table-cell table:style-name="ce71" office:value-type="string" calcext:value-type="string">
            <text:p>Roux Jean-Yves</text:p>
          </table:table-cell>
          <table:table-cell table:style-name="ce83" office:value-type="currency" office:currency="EUR" office:value="620" calcext:value-type="currency">
            <text:p>620,00 €</text:p>
          </table:table-cell>
          <table:table-cell table:style-name="ce83" table:formula="of:=[.D50]" office:value-type="currency" office:currency="EUR" office:value="620" calcext:value-type="currency">
            <text:p>620,00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7" calcext:value-type="date">
            <text:p>07/07/15</text:p>
          </table:table-cell>
          <table:table-cell table:style-name="ce71" office:value-type="string" calcext:value-type="string">
            <text:p>Tréteaux, équerres, forets, gants…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6.96" calcext:value-type="currency">
            <text:p>66,96 €</text:p>
          </table:table-cell>
          <table:table-cell table:style-name="ce83" table:formula="of:=[.D51]" office:value-type="currency" office:currency="EUR" office:value="66.96" calcext:value-type="currency">
            <text:p>66,96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8" calcext:value-type="date">
            <text:p>08/07/15</text:p>
          </table:table-cell>
          <table:table-cell table:style-name="ce71" office:value-type="string" calcext:value-type="string">
            <text:p>Panneaux OSB 4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434.59" calcext:value-type="currency">
            <text:p>434,59 €</text:p>
          </table:table-cell>
          <table:table-cell table:style-name="ce83"/>
          <table:table-cell table:style-name="ce90" table:formula="of:=[.D52]" office:value-type="currency" office:currency="EUR" office:value="434.59" calcext:value-type="currency">
            <text:p>434,59 €</text:p>
          </table:table-cell>
          <table:table-cell table:style-name="ce105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8" calcext:value-type="date">
            <text:p>08/07/15</text:p>
          </table:table-cell>
          <table:table-cell table:style-name="ce71" office:value-type="string" calcext:value-type="string">
            <text:p>Seaux, gants…</text:p>
          </table:table-cell>
          <table:table-cell table:style-name="ce71" office:value-type="string" calcext:value-type="string">
            <text:p>Maison Point Vert</text:p>
          </table:table-cell>
          <table:table-cell table:style-name="ce83" office:value-type="currency" office:currency="EUR" office:value="73.51" calcext:value-type="currency">
            <text:p>73,51 €</text:p>
          </table:table-cell>
          <table:table-cell table:style-name="ce83" table:formula="of:=[.D53]" office:value-type="currency" office:currency="EUR" office:value="73.51" calcext:value-type="currency">
            <text:p>73,51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9" calcext:value-type="date">
            <text:p>09/07/15</text:p>
          </table:table-cell>
          <table:table-cell table:style-name="ce71" office:value-type="string" calcext:value-type="string">
            <text:p>Décamètre, mèche, lame, traceur de chantier, adhésif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9.3" calcext:value-type="currency">
            <text:p>59,30 €</text:p>
          </table:table-cell>
          <table:table-cell table:style-name="ce83" table:formula="of:=[.D54]" office:value-type="currency" office:currency="EUR" office:value="59.3" calcext:value-type="currency">
            <text:p>59,30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Tuyau, câble de t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02.65" calcext:value-type="currency">
            <text:p>202,65 €</text:p>
          </table:table-cell>
          <table:table-cell table:style-name="ce83"/>
          <table:table-cell table:style-name="ce90" table:formula="of:=[.D55]" office:value-type="currency" office:currency="EUR" office:value="202.65" calcext:value-type="currency">
            <text:p>202,6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Tés évac eaux usée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.6" calcext:value-type="currency">
            <text:p>8,60 €</text:p>
          </table:table-cell>
          <table:table-cell table:style-name="ce83"/>
          <table:table-cell table:style-name="ce90" table:formula="of:=[.D56]" office:value-type="currency" office:currency="EUR" office:value="8.6" calcext:value-type="currency">
            <text:p>8,6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Rbst lame sci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4.95" calcext:value-type="currency">
            <text:p>-4,95 €</text:p>
          </table:table-cell>
          <table:table-cell table:style-name="ce83" table:formula="of:=[.D57]" office:value-type="currency" office:currency="EUR" office:value="-4.95" calcext:value-type="currency">
            <text:p>-4,9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3" calcext:value-type="date">
            <text:p>13/07/15</text:p>
          </table:table-cell>
          <table:table-cell table:style-name="ce71" office:value-type="string" calcext:value-type="string">
            <text:p>Rbst coude, manchon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8.7" calcext:value-type="currency">
            <text:p>-8,70 €</text:p>
          </table:table-cell>
          <table:table-cell table:style-name="ce83" table:formula="of:=[.D58]" office:value-type="currency" office:currency="EUR" office:value="-8.7" calcext:value-type="currency">
            <text:p>-8,70 €</text:p>
          </table:table-cell>
          <table:table-cell table:style-name="ce90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5-07-11" calcext:value-type="date">
            <text:p>11/07/15</text:p>
          </table:table-cell>
          <table:table-cell table:style-name="ce71" office:value-type="string" calcext:value-type="string">
            <text:p>Accompagnement auto-construction (1297 €)</text:p>
          </table:table-cell>
          <table:table-cell table:style-name="ce71" office:value-type="string" calcext:value-type="string">
            <text:p>C.Hamani</text:p>
          </table:table-cell>
          <table:table-cell table:style-name="ce90"/>
          <table:table-cell table:style-name="ce83"/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4" calcext:value-type="date">
            <text:p>14/07/15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40.5" calcext:value-type="currency">
            <text:p>40,50 €</text:p>
          </table:table-cell>
          <table:table-cell table:style-name="ce83"/>
          <table:table-cell table:style-name="ce90" office:value-type="currency" office:currency="EUR" office:value="40.5" calcext:value-type="currency">
            <text:p>40,5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4" calcext:value-type="date">
            <text:p>14/07/15</text:p>
          </table:table-cell>
          <table:table-cell table:style-name="ce71" office:value-type="string" calcext:value-type="string">
            <text:p>Tréteaux, coffret 4 modules, va-et-vient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74.99" calcext:value-type="currency">
            <text:p>74,99 €</text:p>
          </table:table-cell>
          <table:table-cell table:style-name="ce83" table:formula="of:=[.D61]" office:value-type="currency" office:currency="EUR" office:value="74.99" calcext:value-type="currency">
            <text:p>74,99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5" calcext:value-type="date">
            <text:p>15/07/15</text:p>
          </table:table-cell>
          <table:table-cell table:style-name="ce71" office:value-type="string" calcext:value-type="string">
            <text:p>Tube évacuation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9.9" calcext:value-type="currency">
            <text:p>9,90 €</text:p>
          </table:table-cell>
          <table:table-cell table:style-name="ce83" table:formula="of:=[.D62]" office:value-type="currency" office:currency="EUR" office:value="9.9" calcext:value-type="currency">
            <text:p>9,9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6" calcext:value-type="date">
            <text:p>16/07/15</text:p>
          </table:table-cell>
          <table:table-cell table:style-name="ce71" office:value-type="string" calcext:value-type="string">
            <text:p>Sangles et boucles</text:p>
          </table:table-cell>
          <table:table-cell table:style-name="ce71" office:value-type="string" calcext:value-type="string">
            <text:p>Cordstrap</text:p>
          </table:table-cell>
          <table:table-cell table:style-name="ce83" office:value-type="currency" office:currency="EUR" office:value="249.6" calcext:value-type="currency">
            <text:p>249,60 €</text:p>
          </table:table-cell>
          <table:table-cell table:style-name="ce83"/>
          <table:table-cell table:style-name="ce90" office:value-type="currency" office:currency="EUR" office:value="249.6" calcext:value-type="currency">
            <text:p>249,6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6" calcext:value-type="date">
            <text:p>16/07/15</text:p>
          </table:table-cell>
          <table:table-cell table:style-name="ce71" office:value-type="string" calcext:value-type="string">
            <text:p>Frais de notaire (remboursement)</text:p>
          </table:table-cell>
          <table:table-cell table:style-name="ce71" office:value-type="string" calcext:value-type="string">
            <text:p>A.Mulot-Vergne</text:p>
          </table:table-cell>
          <table:table-cell table:style-name="ce83" office:value-type="currency" office:currency="EUR" office:value="-247.04" calcext:value-type="currency">
            <text:p>-247,04 €</text:p>
          </table:table-cell>
          <table:table-cell table:style-name="ce83" table:formula="of:=[.D64]" office:value-type="currency" office:currency="EUR" office:value="-247.04" calcext:value-type="currency">
            <text:p>-247,04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Règle maçon, moulure, lunettes, boulon, gant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8.7" calcext:value-type="currency">
            <text:p>68,70 €</text:p>
          </table:table-cell>
          <table:table-cell table:style-name="ce83" table:formula="of:=[.D65]" office:value-type="currency" office:currency="EUR" office:value="68.7" calcext:value-type="currency">
            <text:p>68,7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2.3" calcext:value-type="currency">
            <text:p>12,30 €</text:p>
          </table:table-cell>
          <table:table-cell table:style-name="ce83" table:formula="of:=[.D66]" office:value-type="currency" office:currency="EUR" office:value="12.3" calcext:value-type="currency">
            <text:p>12,3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7" calcext:value-type="currency">
            <text:p>27,00 €</text:p>
          </table:table-cell>
          <table:table-cell table:style-name="ce83" table:formula="of:=[.D67]" office:value-type="currency" office:currency="EUR" office:value="27" calcext:value-type="currency">
            <text:p>27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Panneaux OSB 3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582.07" calcext:value-type="currency">
            <text:p>582,07 €</text:p>
          </table:table-cell>
          <table:table-cell table:style-name="ce83"/>
          <table:table-cell table:style-name="ce90" office:value-type="currency" office:currency="EUR" office:value="582.07" calcext:value-type="currency">
            <text:p>582,0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" calcext:value-type="currency">
            <text:p>17,00 €</text:p>
          </table:table-cell>
          <table:table-cell table:style-name="ce83" table:formula="of:=[.D69]" office:value-type="currency" office:currency="EUR" office:value="17" calcext:value-type="currency">
            <text:p>17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5.5" calcext:value-type="currency">
            <text:p>25,50 €</text:p>
          </table:table-cell>
          <table:table-cell table:style-name="ce83" table:formula="of:=[.D70]" office:value-type="currency" office:currency="EUR" office:value="25.5" calcext:value-type="currency">
            <text:p>25,5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Rbst moulure, boul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3.3" calcext:value-type="currency">
            <text:p>-13,30 €</text:p>
          </table:table-cell>
          <table:table-cell table:style-name="ce83" table:formula="of:=[.D71]" office:value-type="currency" office:currency="EUR" office:value="-13.3" calcext:value-type="currency">
            <text:p>-13,3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 office:value-type="string" calcext:value-type="string">
            <text:p>Bande d'arase (3 rouleaux)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3.86" calcext:value-type="currency">
            <text:p>63,86 €</text:p>
          </table:table-cell>
          <table:table-cell table:style-name="ce83"/>
          <table:table-cell table:style-name="ce90" office:value-type="currency" office:currency="EUR" office:value="63.86" calcext:value-type="currency">
            <text:p>63,8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Piquet de terre, câble de t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3.35" calcext:value-type="currency">
            <text:p>63,35 €</text:p>
          </table:table-cell>
          <table:table-cell table:style-name="ce83"/>
          <table:table-cell table:style-name="ce90" office:value-type="currency" office:currency="EUR" office:value="63.35" calcext:value-type="currency">
            <text:p>63,3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Manitou pouzzolane</text:p>
          </table:table-cell>
          <table:table-cell table:style-name="ce71" office:value-type="string" calcext:value-type="string">
            <text:p>A.Pioger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74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.45" calcext:value-type="currency">
            <text:p>13,45 €</text:p>
          </table:table-cell>
          <table:table-cell table:style-name="ce83" table:formula="of:=[.D75]" office:value-type="currency" office:currency="EUR" office:value="13.45" calcext:value-type="currency">
            <text:p>13,4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3" calcext:value-type="date">
            <text:p>23/07/15</text:p>
          </table:table-cell>
          <table:table-cell table:style-name="ce71" office:value-type="string" calcext:value-type="string">
            <text:p>Colle à boi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.25" calcext:value-type="currency">
            <text:p>26,25 €</text:p>
          </table:table-cell>
          <table:table-cell table:style-name="ce83" table:formula="of:=[.D76]" office:value-type="currency" office:currency="EUR" office:value="26.25" calcext:value-type="currency">
            <text:p>26,2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Liège en vrac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1224" calcext:value-type="currency">
            <text:p>1 224,00 €</text:p>
          </table:table-cell>
          <table:table-cell table:style-name="ce83"/>
          <table:table-cell table:style-name="ce90" office:value-type="currency" office:currency="EUR" office:value="1224" calcext:value-type="currency">
            <text:p>1 224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Terrassement</text:p>
          </table:table-cell>
          <table:table-cell table:style-name="ce71" office:value-type="string" calcext:value-type="string">
            <text:p>D.Fouquet</text:p>
          </table:table-cell>
          <table:table-cell table:style-name="ce83" office:value-type="currency" office:currency="EUR" office:value="2196.4" calcext:value-type="currency">
            <text:p>2 196,40 €</text:p>
          </table:table-cell>
          <table:table-cell table:style-name="ce83"/>
          <table:table-cell table:style-name="ce90" office:value-type="currency" office:currency="EUR" office:value="2196.4" calcext:value-type="currency">
            <text:p>2 196,4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Charpente</text:p>
          </table:table-cell>
          <table:table-cell table:style-name="ce71" office:value-type="string" calcext:value-type="string">
            <text:p>Le Mans Charpentes</text:p>
          </table:table-cell>
          <table:table-cell table:style-name="ce83" office:value-type="currency" office:currency="EUR" office:value="4782.36" calcext:value-type="currency">
            <text:p>4 782,36 €</text:p>
          </table:table-cell>
          <table:table-cell table:style-name="ce83"/>
          <table:table-cell table:style-name="ce90" table:formula="of:=[.D79]" office:value-type="currency" office:currency="EUR" office:value="4782.36" calcext:value-type="currency">
            <text:p>4 782,3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Changement courroie scie à onglets</text:p>
          </table:table-cell>
          <table:table-cell table:style-name="ce71" office:value-type="string" calcext:value-type="string">
            <text:p>Letessier</text:p>
          </table:table-cell>
          <table:table-cell table:style-name="ce83" office:value-type="currency" office:currency="EUR" office:value="50.5" calcext:value-type="currency">
            <text:p>50,50 €</text:p>
          </table:table-cell>
          <table:table-cell table:style-name="ce83" table:formula="of:=[.D80]" office:value-type="currency" office:currency="EUR" office:value="50.5" calcext:value-type="currency">
            <text:p>50,5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7" calcext:value-type="date">
            <text:p>27/07/15</text:p>
          </table:table-cell>
          <table:table-cell table:style-name="ce71" office:value-type="string" calcext:value-type="string">
            <text:p>Bâche serre</text:p>
          </table:table-cell>
          <table:table-cell table:style-name="ce71" office:value-type="string" calcext:value-type="string">
            <text:p>D.Fihey</text:p>
          </table:table-cell>
          <table:table-cell table:style-name="ce90" office:value-type="currency" office:currency="EUR" office:value="290" calcext:value-type="currency">
            <text:p>290,00 €</text:p>
          </table:table-cell>
          <table:table-cell table:style-name="ce83" table:formula="of:=[.D81]" office:value-type="currency" office:currency="EUR" office:value="290" calcext:value-type="currency">
            <text:p>29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9" calcext:value-type="date">
            <text:p>29/07/15</text:p>
          </table:table-cell>
          <table:table-cell table:style-name="ce71" office:value-type="string" calcext:value-type="string">
            <text:p>Panneaux OSB ossature</text:p>
          </table:table-cell>
          <table:table-cell table:style-name="ce71" office:value-type="string" calcext:value-type="string">
            <text:p>Panofrance</text:p>
          </table:table-cell>
          <table:table-cell table:style-name="ce90" office:value-type="currency" office:currency="EUR" office:value="272.06" calcext:value-type="currency">
            <text:p>272,06 €</text:p>
          </table:table-cell>
          <table:table-cell table:style-name="ce83"/>
          <table:table-cell table:style-name="ce90" table:formula="of:=[.D82]" office:value-type="currency" office:currency="EUR" office:value="272.06" calcext:value-type="currency">
            <text:p>272,0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Défraiement Olivier </text:p>
          </table:table-cell>
          <table:table-cell table:style-name="ce71" office:value-type="string" calcext:value-type="string">
            <text:p>O.Dagonet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83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9.94" calcext:value-type="currency">
            <text:p>109,94 €</text:p>
          </table:table-cell>
          <table:table-cell table:style-name="ce83"/>
          <table:table-cell table:style-name="ce90" table:formula="of:=[.D84]" office:value-type="currency" office:currency="EUR" office:value="109.94" calcext:value-type="currency">
            <text:p>109,94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Point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86" calcext:value-type="currency">
            <text:p>65,86 €</text:p>
          </table:table-cell>
          <table:table-cell table:style-name="ce83"/>
          <table:table-cell table:style-name="ce90" table:formula="of:=[.D85]" office:value-type="currency" office:currency="EUR" office:value="65.86" calcext:value-type="currency">
            <text:p>65,86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Lame scie radiale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36.85" calcext:value-type="currency">
            <text:p>36,85 €</text:p>
          </table:table-cell>
          <table:table-cell table:style-name="ce83" table:formula="of:=[.D86]" office:value-type="currency" office:currency="EUR" office:value="36.85" calcext:value-type="currency">
            <text:p>36,8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.2" calcext:value-type="currency">
            <text:p>17,20 €</text:p>
          </table:table-cell>
          <table:table-cell table:style-name="ce83" table:formula="of:=[.D87]" office:value-type="currency" office:currency="EUR" office:value="17.2" calcext:value-type="currency">
            <text:p>17,2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Menuiseries (acompte 50%)</text:p>
          </table:table-cell>
          <table:table-cell table:style-name="ce71" office:value-type="string" calcext:value-type="string">
            <text:p>JL.Thiebaud</text:p>
          </table:table-cell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/>
          <table:table-cell table:style-name="ce90" table:formula="of:=[.D88]" office:value-type="currency" office:currency="EUR" office:value="8607.92" calcext:value-type="currency">
            <text:p>8 607,92 €</text:p>
          </table:table-cell>
          <table:table-cell table:style-name="ce107"/>
          <table:table-cell table:style-name="ce44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Paille</text:p>
          </table:table-cell>
          <table:table-cell table:style-name="ce71" office:value-type="string" calcext:value-type="string">
            <text:p>T.Roger</text:p>
          </table:table-cell>
          <table:table-cell table:style-name="ce83" office:value-type="currency" office:currency="EUR" office:value="2464" calcext:value-type="currency">
            <text:p>2 464,00 €</text:p>
          </table:table-cell>
          <table:table-cell table:style-name="ce83"/>
          <table:table-cell table:style-name="ce90" table:formula="of:=[.D89]" office:value-type="currency" office:currency="EUR" office:value="2464" calcext:value-type="currency">
            <text:p>2 464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4" calcext:value-type="date">
            <text:p>04/08/15</text:p>
          </table:table-cell>
          <table:table-cell table:style-name="ce71" office:value-type="string" calcext:value-type="string">
            <text:p>Visseuse, 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22.91" calcext:value-type="currency">
            <text:p>622,91 €</text:p>
          </table:table-cell>
          <table:table-cell table:style-name="ce83" table:formula="of:=[.D90]" office:value-type="currency" office:currency="EUR" office:value="622.91" calcext:value-type="currency">
            <text:p>622,91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5" calcext:value-type="date">
            <text:p>05/08/15</text:p>
          </table:table-cell>
          <table:table-cell table:style-name="ce71" office:value-type="string" calcext:value-type="string">
            <text:p>Bois supplémentaire (5 * 4 m en 220*45 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" calcext:value-type="currency">
            <text:p>80,00 €</text:p>
          </table:table-cell>
          <table:table-cell table:style-name="ce83" table:formula="of:=[.D91]" office:value-type="currency" office:currency="EUR" office:value="80" calcext:value-type="currency">
            <text:p>8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6" calcext:value-type="date">
            <text:p>06/08/15</text:p>
          </table:table-cell>
          <table:table-cell table:style-name="ce71" office:value-type="string" calcext:value-type="string">
            <text:p>Bande d'arase (1 rouleau)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27.29" calcext:value-type="currency">
            <text:p>27,29 €</text:p>
          </table:table-cell>
          <table:table-cell table:style-name="ce83" table:formula="of:=[.D92]" office:value-type="currency" office:currency="EUR" office:value="27.29" calcext:value-type="currency">
            <text:p>27,29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72.47" calcext:value-type="currency">
            <text:p>72,47 €</text:p>
          </table:table-cell>
          <table:table-cell table:style-name="ce83"/>
          <table:table-cell table:style-name="ce90" table:formula="of:=[.D93]" office:value-type="currency" office:currency="EUR" office:value="72.47" calcext:value-type="currency">
            <text:p>72,47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Bâches murs</text:p>
          </table:table-cell>
          <table:table-cell table:style-name="ce71" office:value-type="string" calcext:value-type="string">
            <text:p>D.Fihey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94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Transport bois</text:p>
          </table:table-cell>
          <table:table-cell table:style-name="ce71" office:value-type="string" calcext:value-type="string">
            <text:p>J.Brulon</text:p>
          </table:table-cell>
          <table:table-cell table:style-name="ce83" office:value-type="currency" office:currency="EUR" office:value="252" calcext:value-type="currency">
            <text:p>252,00 €</text:p>
          </table:table-cell>
          <table:table-cell table:style-name="ce83"/>
          <table:table-cell table:style-name="ce90" table:formula="of:=[.D95]" office:value-type="currency" office:currency="EUR" office:value="252" calcext:value-type="currency">
            <text:p>252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0" calcext:value-type="date">
            <text:p>10/08/15</text:p>
          </table:table-cell>
          <table:table-cell table:style-name="ce71" office:value-type="string" calcext:value-type="string">
            <text:p>Déchargement paille avec tracteur</text:p>
          </table:table-cell>
          <table:table-cell table:style-name="ce71" office:value-type="string" calcext:value-type="string">
            <text:p>P.Cabaret</text:p>
          </table:table-cell>
          <table:table-cell table:style-name="ce83" office:value-type="currency" office:currency="EUR" office:value="100" calcext:value-type="currency">
            <text:p>100,00 €</text:p>
          </table:table-cell>
          <table:table-cell table:style-name="ce83" table:formula="of:=[.D96]" office:value-type="currency" office:currency="EUR" office:value="100" calcext:value-type="currency">
            <text:p>10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2" calcext:value-type="date">
            <text:p>12/08/15</text:p>
          </table:table-cell>
          <table:table-cell table:style-name="ce71" office:value-type="string" calcext:value-type="string">
            <text:p>Portes (acompte 50%)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3630" calcext:value-type="currency">
            <text:p>3 630,00 €</text:p>
          </table:table-cell>
          <table:table-cell table:style-name="ce83"/>
          <table:table-cell table:style-name="ce90" table:formula="of:=[.D97]" office:value-type="currency" office:currency="EUR" office:value="3630" calcext:value-type="currency">
            <text:p>3 630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Remboursement pouzzolane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-195.99" calcext:value-type="currency">
            <text:p>-195,99 €</text:p>
          </table:table-cell>
          <table:table-cell table:style-name="ce83" table:formula="of:=[.D98]" office:value-type="currency" office:currency="EUR" office:value="-195.99" calcext:value-type="currency">
            <text:p>-195,99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Accompagnement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299.75" calcext:value-type="currency">
            <text:p>1 299,75 €</text:p>
          </table:table-cell>
          <table:table-cell table:style-name="ce83"/>
          <table:table-cell table:style-name="ce90" table:formula="of:=[.D99]" office:value-type="currency" office:currency="EUR" office:value="1299.75" calcext:value-type="currency">
            <text:p>1 299,7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Tendeur feuillard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9.42" calcext:value-type="currency">
            <text:p>149,42 €</text:p>
          </table:table-cell>
          <table:table-cell table:style-name="ce83"/>
          <table:table-cell table:style-name="ce90" table:formula="of:=[.D100]" office:value-type="currency" office:currency="EUR" office:value="149.42" calcext:value-type="currency">
            <text:p>149,42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18" calcext:value-type="date">
            <text:p>18/08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91" office:value-type="currency" office:currency="EUR" office:value="50.57" calcext:value-type="currency">
            <text:p>50,57 €</text:p>
          </table:table-cell>
          <table:table-cell table:style-name="ce83" table:formula="of:=[.D101]" office:value-type="currency" office:currency="EUR" office:value="50.57" calcext:value-type="currency">
            <text:p>50,57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8" calcext:value-type="date">
            <text:p>18/08/15</text:p>
          </table:table-cell>
          <table:table-cell table:style-name="ce71" office:value-type="string" calcext:value-type="string">
            <text:p>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3.5" calcext:value-type="currency">
            <text:p>23,50 €</text:p>
          </table:table-cell>
          <table:table-cell table:style-name="ce83" table:formula="of:=[.D102]" office:value-type="currency" office:currency="EUR" office:value="23.5" calcext:value-type="currency">
            <text:p>23,5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28" calcext:value-type="date">
            <text:p>28/08/15</text:p>
          </table:table-cell>
          <table:table-cell table:style-name="ce71" office:value-type="string" calcext:value-type="string">
            <text:p>Aide sur chantier (3 semaines)</text:p>
          </table:table-cell>
          <table:table-cell table:style-name="ce71" office:value-type="string" calcext:value-type="string">
            <text:p>S.Ruel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103]" office:value-type="currency" office:currency="EUR" office:value="800" calcext:value-type="currency">
            <text:p>80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96.84" calcext:value-type="currency">
            <text:p>96,84 €</text:p>
          </table:table-cell>
          <table:table-cell table:style-name="ce83"/>
          <table:table-cell table:style-name="ce90" table:formula="of:=[.D104]" office:value-type="currency" office:currency="EUR" office:value="96.84" calcext:value-type="currency">
            <text:p>96,84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86" calcext:value-type="currency">
            <text:p>65,86 €</text:p>
          </table:table-cell>
          <table:table-cell table:style-name="ce83"/>
          <table:table-cell table:style-name="ce90" table:formula="of:=[.D105]" office:value-type="currency" office:currency="EUR" office:value="65.86" calcext:value-type="currency">
            <text:p>65,86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Dalles et panneaux OSB (toiture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2804.94" calcext:value-type="currency">
            <text:p>2 804,94 €</text:p>
          </table:table-cell>
          <table:table-cell table:style-name="ce83"/>
          <table:table-cell table:style-name="ce90" table:formula="of:=[.D106]" office:value-type="currency" office:currency="EUR" office:value="2804.94" calcext:value-type="currency">
            <text:p>2 804,9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28" calcext:value-type="date">
            <text:p>28/08/15</text:p>
          </table:table-cell>
          <table:table-cell table:style-name="ce71" office:value-type="string" calcext:value-type="string">
            <text:p>Aide sur chantier (5 semaines)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799.85" calcext:value-type="currency">
            <text:p>799,85 €</text:p>
          </table:table-cell>
          <table:table-cell table:style-name="ce83"/>
          <table:table-cell table:style-name="ce90" table:formula="of:=[.D107]" office:value-type="currency" office:currency="EUR" office:value="799.85" calcext:value-type="currency">
            <text:p>799,8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08" calcext:value-type="date">
            <text:p>08/09/15</text:p>
          </table:table-cell>
          <table:table-cell table:style-name="ce71" office:value-type="string" calcext:value-type="string">
            <text:p>Laine de bois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510.54" calcext:value-type="currency">
            <text:p>1 510,54 €</text:p>
          </table:table-cell>
          <table:table-cell table:style-name="ce83"/>
          <table:table-cell table:style-name="ce90" table:formula="of:=[.D108]" office:value-type="currency" office:currency="EUR" office:value="1510.54" calcext:value-type="currency">
            <text:p>1 510,5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08" calcext:value-type="date">
            <text:p>08/09/15</text:p>
          </table:table-cell>
          <table:table-cell table:style-name="ce71" office:value-type="string" calcext:value-type="string">
            <text:p>Ficelle pour bottes de paille</text:p>
          </table:table-cell>
          <table:table-cell table:style-name="ce71" office:value-type="string" calcext:value-type="string">
            <text:p>Espace Emeraude</text:p>
          </table:table-cell>
          <table:table-cell table:style-name="ce83" office:value-type="currency" office:currency="EUR" office:value="29.9" calcext:value-type="currency">
            <text:p>29,90 €</text:p>
          </table:table-cell>
          <table:table-cell table:style-name="ce83" table:formula="of:=[.D109]" office:value-type="currency" office:currency="EUR" office:value="29.9" calcext:value-type="currency">
            <text:p>29,9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09" calcext:value-type="date">
            <text:p>09/09/15</text:p>
          </table:table-cell>
          <table:table-cell table:style-name="ce71" office:value-type="string" calcext:value-type="string">
            <text:p>Location plaque vibrante (remboursement)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83" table:formula="of:=[.D110]" office:value-type="currency" office:currency="EUR" office:value="30" calcext:value-type="currency">
            <text:p>3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09" calcext:value-type="date">
            <text:p>09/09/15</text:p>
          </table:table-cell>
          <table:table-cell table:style-name="ce71" office:value-type="string" calcext:value-type="string">
            <text:p>Bombe chantier, manche râteau Christian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4.2" calcext:value-type="currency">
            <text:p>14,20 €</text:p>
          </table:table-cell>
          <table:table-cell table:style-name="ce83" table:formula="of:=[.D111]" office:value-type="currency" office:currency="EUR" office:value="14.2" calcext:value-type="currency">
            <text:p>14,2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10" calcext:value-type="date">
            <text:p>10/09/15</text:p>
          </table:table-cell>
          <table:table-cell table:number-columns-repeated="2" table:style-name="ce71" office:value-type="string" calcext:value-type="string">
            <text:p>Véolia</text:p>
          </table:table-cell>
          <table:table-cell table:style-name="ce90" office:value-type="currency" office:currency="EUR" office:value="2218.5" calcext:value-type="currency">
            <text:p>2 218,50 €</text:p>
          </table:table-cell>
          <table:table-cell table:style-name="ce83"/>
          <table:table-cell table:style-name="ce90" office:value-type="currency" office:currency="EUR" office:value="2218.5" calcext:value-type="currency">
            <text:p>2 218,50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0" calcext:value-type="date">
            <text:p>10/09/15</text:p>
          </table:table-cell>
          <table:table-cell table:number-columns-repeated="2" table:style-name="ce71" office:value-type="string" calcext:value-type="string">
            <text:p>Véolia</text:p>
          </table:table-cell>
          <table:table-cell table:style-name="ce90" office:value-type="currency" office:currency="EUR" office:value="623.84" calcext:value-type="currency">
            <text:p>623,84 €</text:p>
          </table:table-cell>
          <table:table-cell table:style-name="ce83"/>
          <table:table-cell table:style-name="ce90" office:value-type="currency" office:currency="EUR" office:value="623.84" calcext:value-type="currency">
            <text:p>623,84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5" calcext:value-type="date">
            <text:p>15/09/15</text:p>
          </table:table-cell>
          <table:table-cell table:style-name="ce71" office:value-type="string" calcext:value-type="string">
            <text:p>Accompagnement paille</text:p>
          </table:table-cell>
          <table:table-cell table:style-name="ce71" office:value-type="string" calcext:value-type="string">
            <text:p>B.Duffau</text:p>
          </table:table-cell>
          <table:table-cell table:style-name="ce83" table:formula="of:=1008+462" office:value-type="currency" office:currency="EUR" office:value="1470" calcext:value-type="currency">
            <text:p>1 470,00 €</text:p>
          </table:table-cell>
          <table:table-cell table:style-name="ce83"/>
          <table:table-cell table:style-name="ce90" table:formula="of:=[.D114]" office:value-type="currency" office:currency="EUR" office:value="1470" calcext:value-type="currency">
            <text:p>1 470,00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5" calcext:value-type="date">
            <text:p>15/09/15</text:p>
          </table:table-cell>
          <table:table-cell table:style-name="ce71" office:value-type="string" calcext:value-type="string">
            <text:p>Transport paille (10 août)</text:p>
          </table:table-cell>
          <table:table-cell table:style-name="ce71" office:value-type="string" calcext:value-type="string">
            <text:p>T.Riaud</text:p>
          </table:table-cell>
          <table:table-cell table:style-name="ce83" office:value-type="currency" office:currency="EUR" office:value="420" calcext:value-type="currency">
            <text:p>420,00 €</text:p>
          </table:table-cell>
          <table:table-cell table:style-name="ce83"/>
          <table:table-cell table:style-name="ce90" table:formula="of:=[.D115]" office:value-type="currency" office:currency="EUR" office:value="420" calcext:value-type="currency">
            <text:p>420,00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2" calcext:value-type="date">
            <text:p>22/09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37.2" calcext:value-type="currency">
            <text:p>237,20 €</text:p>
          </table:table-cell>
          <table:table-cell table:style-name="ce83"/>
          <table:table-cell table:style-name="ce90" table:formula="of:=[.D116]" office:value-type="currency" office:currency="EUR" office:value="237.2" calcext:value-type="currency">
            <text:p>237,20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2" calcext:value-type="date">
            <text:p>22/09/15</text:p>
          </table:table-cell>
          <table:table-cell table:style-name="ce71" office:value-type="string" calcext:value-type="string">
            <text:p>Panneaux OSB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19.12" calcext:value-type="currency">
            <text:p>619,12 €</text:p>
          </table:table-cell>
          <table:table-cell table:style-name="ce83"/>
          <table:table-cell table:style-name="ce90" table:formula="of:=[.D117]" office:value-type="currency" office:currency="EUR" office:value="619.12" calcext:value-type="currency">
            <text:p>619,12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9" calcext:value-type="date">
            <text:p>29/09/15</text:p>
          </table:table-cell>
          <table:table-cell table:style-name="ce71" office:value-type="string" calcext:value-type="string">
            <text:p>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4.9" calcext:value-type="currency">
            <text:p>24,90 €</text:p>
          </table:table-cell>
          <table:table-cell table:style-name="ce83" table:formula="of:=[.D118]" office:value-type="currency" office:currency="EUR" office:value="24.9" calcext:value-type="currency">
            <text:p>24,90 €</text:p>
          </table:table-cell>
          <table:table-cell table:style-name="ce90"/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1" calcext:value-type="date">
            <text:p>21/10/15</text:p>
          </table:table-cell>
          <table:table-cell table:style-name="ce71" office:value-type="string" calcext:value-type="string">
            <text:p>Etriers échelles de toiture, pointes</text:p>
          </table:table-cell>
          <table:table-cell table:style-name="ce71" office:value-type="string" calcext:value-type="string">
            <text:p>Foussier</text:p>
          </table:table-cell>
          <table:table-cell table:style-name="ce83" table:formula="of:=1.28+126.72" office:value-type="currency" office:currency="EUR" office:value="128" calcext:value-type="currency">
            <text:p>128,00 €</text:p>
          </table:table-cell>
          <table:table-cell table:style-name="ce83" table:formula="of:=[.D119]" office:value-type="currency" office:currency="EUR" office:value="128" calcext:value-type="currency">
            <text:p>128,00 €</text:p>
          </table:table-cell>
          <table:table-cell table:style-name="ce90"/>
          <table:table-cell table:style-name="ce105"/>
          <table:table-cell table:style-name="ce122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4" calcext:value-type="date">
            <text:p>24/10/15</text:p>
          </table:table-cell>
          <table:table-cell table:style-name="ce71" office:value-type="string" calcext:value-type="string">
            <text:p>Tasseaux (sur pare-pluie) : 34x3,5m et 65x3m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261.2" calcext:value-type="currency">
            <text:p>261,20 €</text:p>
          </table:table-cell>
          <table:table-cell table:style-name="ce83" table:formula="of:=[.D120]" office:value-type="currency" office:currency="EUR" office:value="261.2" calcext:value-type="currency">
            <text:p>261,20 €</text:p>
          </table:table-cell>
          <table:table-cell table:style-name="ce90"/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7" calcext:value-type="date">
            <text:p>27/10/15</text:p>
          </table:table-cell>
          <table:table-cell table:style-name="ce71" office:value-type="string" calcext:value-type="string">
            <text:p>Panneaux OSB 3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586.97" calcext:value-type="currency">
            <text:p>586,97 €</text:p>
          </table:table-cell>
          <table:table-cell table:style-name="ce83"/>
          <table:table-cell table:style-name="ce90" table:formula="of:=[.D121]" office:value-type="currency" office:currency="EUR" office:value="586.97" calcext:value-type="currency">
            <text:p>586,97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30" calcext:value-type="date">
            <text:p>30/10/15</text:p>
          </table:table-cell>
          <table:table-cell table:style-name="ce71" office:value-type="string" calcext:value-type="string">
            <text:p>Panneaux OSB 3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193.14" calcext:value-type="currency">
            <text:p>193,14 €</text:p>
          </table:table-cell>
          <table:table-cell table:style-name="ce83"/>
          <table:table-cell table:style-name="ce90" table:formula="of:=[.D122]" office:value-type="currency" office:currency="EUR" office:value="193.14" calcext:value-type="currency">
            <text:p>193,14 €</text:p>
          </table:table-cell>
          <table:table-cell table:style-name="ce105"/>
          <table:table-cell table:style-name="ce44"/>
          <table:table-cell office:value-type="string" calcext:value-type="string">
            <text:p>débloqué le 08/09/16</text:p>
          </table:table-cell>
          <table:table-cell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31" calcext:value-type="date">
            <text:p>31/10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Leroy Merlin</text:p>
          </table:table-cell>
          <table:table-cell table:style-name="ce90" office:value-type="currency" office:currency="EUR" office:value="171.2" calcext:value-type="currency">
            <text:p>171,20 €</text:p>
          </table:table-cell>
          <table:table-cell table:style-name="ce83" table:formula="of:=[.D123]" office:value-type="currency" office:currency="EUR" office:value="171.2" calcext:value-type="currency">
            <text:p>171,2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1-02" calcext:value-type="date">
            <text:p>02/11/15</text:p>
          </table:table-cell>
          <table:table-cell table:style-name="ce73"/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25.2" calcext:value-type="currency">
            <text:p>25,20 €</text:p>
          </table:table-cell>
          <table:table-cell table:style-name="ce83" table:formula="of:=[.D124]" office:value-type="currency" office:currency="EUR" office:value="25.2" calcext:value-type="currency">
            <text:p>25,2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11-03" calcext:value-type="date">
            <text:p>03/11/15</text:p>
          </table:table-cell>
          <table:table-cell table:style-name="ce73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5.7" calcext:value-type="currency">
            <text:p>85,70 €</text:p>
          </table:table-cell>
          <table:table-cell table:style-name="ce83" table:formula="of:=[.D125]" office:value-type="currency" office:currency="EUR" office:value="85.7" calcext:value-type="currency">
            <text:p>85,7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11-09" calcext:value-type="date">
            <text:p>09/11/15</text:p>
          </table:table-cell>
          <table:table-cell table:style-name="ce73" office:value-type="string" calcext:value-type="string">
            <text:p>Remboursement chaussures de sécu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9.95" calcext:value-type="currency">
            <text:p>-19,95 €</text:p>
          </table:table-cell>
          <table:table-cell table:style-name="ce83" table:formula="of:=[.D126]" office:value-type="currency" office:currency="EUR" office:value="-19.95" calcext:value-type="currency">
            <text:p>-19,95 €</text:p>
          </table:table-cell>
          <table:table-cell table:style-name="ce90"/>
          <table:table-cell table:style-name="ce105"/>
          <table:table-cell table:style-name="ce122"/>
          <table:table-cell table:number-columns-repeated="7"/>
        </table:table-row>
        <table:table-row table:style-name="ro1">
          <table:table-cell table:style-name="ce69" office:value-type="date" office:date-value="2015-11-16" calcext:value-type="date">
            <text:p>16/11/15</text:p>
          </table:table-cell>
          <table:table-cell table:style-name="ce71" office:value-type="string" calcext:value-type="string">
            <text:p>Menuiseries (solde)</text:p>
          </table:table-cell>
          <table:table-cell table:style-name="ce71" office:value-type="string" calcext:value-type="string">
            <text:p>JL.Thiebaud</text:p>
          </table:table-cell>
          <table:table-cell table:style-name="ce83" office:value-type="currency" office:currency="EUR" office:value="9100.02" calcext:value-type="currency">
            <text:p>9 100,02 €</text:p>
          </table:table-cell>
          <table:table-cell table:style-name="ce83" table:formula="of:=[.D127]-[.F127]" office:value-type="currency" office:currency="EUR" office:value="492.1" calcext:value-type="currency">
            <text:p>492,10 €</text:p>
          </table:table-cell>
          <table:table-cell table:style-name="ce90" office:value-type="currency" office:currency="EUR" office:value="8607.92" calcext:value-type="currency">
            <text:p>8 607,92 €</text:p>
          </table:table-cell>
          <table:table-cell table:style-name="ce105"/>
          <table:table-cell table:style-name="ce44"/>
          <table:table-cell table:style-name="ce132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1-17" calcext:value-type="date">
            <text:p>17/11/15</text:p>
          </table:table-cell>
          <table:table-cell table:style-name="ce71" office:value-type="string" calcext:value-type="string">
            <text:p>Lève plaqu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9" calcext:value-type="currency">
            <text:p>169,00 €</text:p>
          </table:table-cell>
          <table:table-cell table:style-name="ce83" table:formula="of:=[.D128]" office:value-type="currency" office:currency="EUR" office:value="169" calcext:value-type="currency">
            <text:p>169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1-17" calcext:value-type="date">
            <text:p>17/11/15</text:p>
          </table:table-cell>
          <table:table-cell table:style-name="ce71" office:value-type="string" calcext:value-type="string">
            <text:p>Manchon à buté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.1" calcext:value-type="currency">
            <text:p>2,10 €</text:p>
          </table:table-cell>
          <table:table-cell table:style-name="ce83" table:formula="of:=[.D129]" office:value-type="currency" office:currency="EUR" office:value="2.1" calcext:value-type="currency">
            <text:p>2,1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1-23" calcext:value-type="date">
            <text:p>23/11/15</text:p>
          </table:table-cell>
          <table:table-cell table:style-name="ce73" office:value-type="string" calcext:value-type="string">
            <text:p>Laine de bois et pare-pluie semi-rigide (solde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02.16" calcext:value-type="currency">
            <text:p>102,16 €</text:p>
          </table:table-cell>
          <table:table-cell table:style-name="ce83" table:formula="of:=[.D130]" office:value-type="currency" office:currency="EUR" office:value="102.16" calcext:value-type="currency">
            <text:p>102,16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3" office:value-type="string" calcext:value-type="string">
            <text:p>Remboursement transport paille non livrée</text:p>
          </table:table-cell>
          <table:table-cell table:style-name="ce71" office:value-type="string" calcext:value-type="string">
            <text:p>T.Riaud</text:p>
          </table:table-cell>
          <table:table-cell table:style-name="ce83" office:value-type="currency" office:currency="EUR" office:value="-39.36" calcext:value-type="currency">
            <text:p>-39,36 €</text:p>
          </table:table-cell>
          <table:table-cell table:style-name="ce83" table:formula="of:=[.D131]" office:value-type="currency" office:currency="EUR" office:value="-39.36" calcext:value-type="currency">
            <text:p>-39,36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ompribande</text:p>
          </table:table-cell>
          <table:table-cell table:style-name="ce71" office:value-type="string" calcext:value-type="string">
            <text:p>F.Ripouteau </text:p>
          </table:table-cell>
          <table:table-cell table:style-name="ce83" office:value-type="currency" office:currency="EUR" office:value="250" calcext:value-type="currency">
            <text:p>250,00 €</text:p>
          </table:table-cell>
          <table:table-cell table:style-name="ce83" table:formula="of:=[.D132]" office:value-type="currency" office:currency="EUR" office:value="250" calcext:value-type="currency">
            <text:p>25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haussures de sécu, ves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1.4" calcext:value-type="currency">
            <text:p>101,40 €</text:p>
          </table:table-cell>
          <table:table-cell table:style-name="ce83" table:formula="of:=[.D133]" office:value-type="currency" office:currency="EUR" office:value="101.4" calcext:value-type="currency">
            <text:p>101,4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ompribande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9" calcext:value-type="currency">
            <text:p>139,00 €</text:p>
          </table:table-cell>
          <table:table-cell table:style-name="ce83" table:formula="of:=[.D134]" office:value-type="currency" office:currency="EUR" office:value="139" calcext:value-type="currency">
            <text:p>139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6" calcext:value-type="date">
            <text:p>16/12/15</text:p>
          </table:table-cell>
          <table:table-cell table:style-name="ce71" office:value-type="string" calcext:value-type="string">
            <text:p>Remboursement compribande ; achat silicone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5.35" calcext:value-type="currency">
            <text:p>5,35 €</text:p>
          </table:table-cell>
          <table:table-cell table:style-name="ce83" table:formula="of:=[.D135]" office:value-type="currency" office:currency="EUR" office:value="5.35" calcext:value-type="currency">
            <text:p>5,3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6" calcext:value-type="date">
            <text:p>16/12/15</text:p>
          </table:table-cell>
          <table:table-cell table:style-name="ce71" office:value-type="string" calcext:value-type="string">
            <text:p>Compriband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0.59" calcext:value-type="currency">
            <text:p>140,59 €</text:p>
          </table:table-cell>
          <table:table-cell table:style-name="ce83"/>
          <table:table-cell table:style-name="ce90" table:formula="of:=[.D136]" office:value-type="currency" office:currency="EUR" office:value="140.59" calcext:value-type="currency">
            <text:p>140,59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2-17" calcext:value-type="date">
            <text:p>17/12/15</text:p>
          </table:table-cell>
          <table:table-cell table:style-name="ce71" office:value-type="string" calcext:value-type="string">
            <text:p>Remboursement silicone ; achat Fix All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6.94" calcext:value-type="currency">
            <text:p>26,94 €</text:p>
          </table:table-cell>
          <table:table-cell table:style-name="ce83" table:formula="of:=[.D137]" office:value-type="currency" office:currency="EUR" office:value="26.94" calcext:value-type="currency">
            <text:p>26,94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Rbst vis ; achat vis, mèche à bois, serre-joint…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1.46" calcext:value-type="currency">
            <text:p>141,46 €</text:p>
          </table:table-cell>
          <table:table-cell table:style-name="ce83"/>
          <table:table-cell table:style-name="ce90" table:formula="of:=[.D138]" office:value-type="currency" office:currency="EUR" office:value="141.46" calcext:value-type="currency">
            <text:p>141,46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Foret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.85" calcext:value-type="currency">
            <text:p>10,85 €</text:p>
          </table:table-cell>
          <table:table-cell table:style-name="ce83" table:formula="of:=[.D139]" office:value-type="currency" office:currency="EUR" office:value="10.85" calcext:value-type="currency">
            <text:p>10,8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Mêche à bois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9.3" calcext:value-type="currency">
            <text:p>9,30 €</text:p>
          </table:table-cell>
          <table:table-cell table:style-name="ce83" table:formula="of:=[.D140]" office:value-type="currency" office:currency="EUR" office:value="9.3" calcext:value-type="currency">
            <text:p>9,3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Remboursement paille non livrée</text:p>
          </table:table-cell>
          <table:table-cell table:style-name="ce71" office:value-type="string" calcext:value-type="string">
            <text:p>T.Roger</text:p>
          </table:table-cell>
          <table:table-cell table:style-name="ce83" office:value-type="currency" office:currency="EUR" office:value="-232.32" calcext:value-type="currency">
            <text:p>-232,32 €</text:p>
          </table:table-cell>
          <table:table-cell table:style-name="ce83" table:formula="of:=[.D141]" office:value-type="currency" office:currency="EUR" office:value="-232.32" calcext:value-type="currency">
            <text:p>-232,32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Vis menuiseries, mètre, scotch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22.41" calcext:value-type="currency">
            <text:p>222,41 €</text:p>
          </table:table-cell>
          <table:table-cell table:style-name="ce83"/>
          <table:table-cell table:style-name="ce90" table:formula="of:=[.D142]" office:value-type="currency" office:currency="EUR" office:value="222.41" calcext:value-type="currency">
            <text:p>222,41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Compribande 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59.29" calcext:value-type="currency">
            <text:p>159,29 €</text:p>
          </table:table-cell>
          <table:table-cell table:style-name="ce83"/>
          <table:table-cell table:style-name="ce90" table:formula="of:=[.D143]" office:value-type="currency" office:currency="EUR" office:value="159.29" calcext:value-type="currency">
            <text:p>159,29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1-13" calcext:value-type="date">
            <text:p>13/01/16</text:p>
          </table:table-cell>
          <table:table-cell table:style-name="ce71" office:value-type="string" calcext:value-type="string">
            <text:p>Pose des menuiseries</text:p>
          </table:table-cell>
          <table:table-cell table:style-name="ce71" office:value-type="string" calcext:value-type="string">
            <text:p>Eco-logis Bois</text:p>
          </table:table-cell>
          <table:table-cell table:style-name="ce83" office:value-type="currency" office:currency="EUR" office:value="1470" calcext:value-type="currency">
            <text:p>1 470,00 €</text:p>
          </table:table-cell>
          <table:table-cell table:style-name="ce83"/>
          <table:table-cell table:style-name="ce90" table:formula="of:=[.D144]" office:value-type="currency" office:currency="EUR" office:value="1470" calcext:value-type="currency">
            <text:p>1 470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1-14" calcext:value-type="date">
            <text:p>14/01/16</text:p>
          </table:table-cell>
          <table:table-cell table:style-name="ce71" office:value-type="string" calcext:value-type="string">
            <text:p>Bétonnièr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5" calcext:value-type="currency">
            <text:p>185,00 €</text:p>
          </table:table-cell>
          <table:table-cell table:style-name="ce83" table:formula="of:=[.D145]" office:value-type="currency" office:currency="EUR" office:value="185" calcext:value-type="currency">
            <text:p>185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1-16" calcext:value-type="date">
            <text:p>16/01/16</text:p>
          </table:table-cell>
          <table:table-cell table:style-name="ce71" office:value-type="string" calcext:value-type="string">
            <text:p>Liège en plaques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5556.18" calcext:value-type="currency">
            <text:p>5 556,18 €</text:p>
          </table:table-cell>
          <table:table-cell table:style-name="ce83"/>
          <table:table-cell table:style-name="ce90" table:formula="of:=[.D146]" office:value-type="currency" office:currency="EUR" office:value="5556.18" calcext:value-type="currency">
            <text:p>5 556,1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2-13" calcext:value-type="date">
            <text:p>13/02/16</text:p>
          </table:table-cell>
          <table:table-cell table:style-name="ce71" office:value-type="string" calcext:value-type="string">
            <text:p>Aspirateur à eau, gants, scotch, seaux, sangles…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2.32" calcext:value-type="currency">
            <text:p>262,32 €</text:p>
          </table:table-cell>
          <table:table-cell table:style-name="ce83" table:formula="of:=[.D147]" office:value-type="currency" office:currency="EUR" office:value="262.32" calcext:value-type="currency">
            <text:p>262,32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2-16" calcext:value-type="date">
            <text:p>16/02/16</text:p>
          </table:table-cell>
          <table:table-cell table:style-name="ce71" office:value-type="string" calcext:value-type="string">
            <text:p>Larmiers ossature Sud</text:p>
          </table:table-cell>
          <table:table-cell table:style-name="ce71" office:value-type="string" calcext:value-type="string">
            <text:p>Sarthe Pliage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 table:formula="of:=[.D148]" office:value-type="currency" office:currency="EUR" office:value="60" calcext:value-type="currency">
            <text:p>6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2-26" calcext:value-type="date">
            <text:p>26/02/16</text:p>
          </table:table-cell>
          <table:table-cell table:style-name="ce71" office:value-type="string" calcext:value-type="string">
            <text:p>Bâche serre, bâches tissées (sol intérieur maison)</text:p>
          </table:table-cell>
          <table:table-cell table:style-name="ce71" office:value-type="string" calcext:value-type="string">
            <text:p>D.Fihey</text:p>
          </table:table-cell>
          <table:table-cell table:style-name="ce83" office:value-type="currency" office:currency="EUR" office:value="500" calcext:value-type="currency">
            <text:p>500,00 €</text:p>
          </table:table-cell>
          <table:table-cell table:style-name="ce83" table:formula="of:=[.D149]" office:value-type="currency" office:currency="EUR" office:value="500" calcext:value-type="currency">
            <text:p>50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4-06" calcext:value-type="date">
            <text:p>06/04/16</text:p>
          </table:table-cell>
          <table:table-cell table:style-name="ce71" office:value-type="string" calcext:value-type="string">
            <text:p>Acompte 40 % portes (2 sur les 3) 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1936" calcext:value-type="currency">
            <text:p>1 936,00 €</text:p>
          </table:table-cell>
          <table:table-cell table:style-name="ce83"/>
          <table:table-cell table:style-name="ce90" table:formula="of:=[.D150]" office:value-type="currency" office:currency="EUR" office:value="1936" calcext:value-type="currency">
            <text:p>1 936,00 €</text:p>
          </table:table-cell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6-04-08" calcext:value-type="date">
            <text:p>08/04/16</text:p>
          </table:table-cell>
          <table:table-cell table:style-name="ce71" office:value-type="string" calcext:value-type="string">
            <text:p>Scie circulaire, équerr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439.34" calcext:value-type="currency">
            <text:p>439,34 €</text:p>
          </table:table-cell>
          <table:table-cell table:style-name="ce83" table:formula="of:=[.D151]" office:value-type="currency" office:currency="EUR" office:value="439.34" calcext:value-type="currency">
            <text:p>439,34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4-14" calcext:value-type="date">
            <text:p>14/04/16</text:p>
          </table:table-cell>
          <table:table-cell table:style-name="ce71" office:value-type="string" calcext:value-type="string">
            <text:p>Solde 10 % portes (2 sur les 3) : en espèces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484" calcext:value-type="currency">
            <text:p>484,00 €</text:p>
          </table:table-cell>
          <table:table-cell table:style-name="ce83"/>
          <table:table-cell table:style-name="ce90" table:formula="of:=[.D152]" office:value-type="currency" office:currency="EUR" office:value="484" calcext:value-type="currency">
            <text:p>484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4-15" calcext:value-type="date">
            <text:p>15/04/16</text:p>
          </table:table-cell>
          <table:table-cell table:style-name="ce71" office:value-type="string" calcext:value-type="string">
            <text:p>Dalles et panneaux OSB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852.66" calcext:value-type="currency">
            <text:p>852,66 €</text:p>
          </table:table-cell>
          <table:table-cell table:style-name="ce83"/>
          <table:table-cell table:style-name="ce90" table:formula="of:=[.D153]" office:value-type="currency" office:currency="EUR" office:value="852.66" calcext:value-type="currency">
            <text:p>852,6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4-15" calcext:value-type="date">
            <text:p>15/04/16</text:p>
          </table:table-cell>
          <table:table-cell table:style-name="ce71" office:value-type="string" calcext:value-type="string">
            <text:p>Branchement provisoire (193,70 € prévus)</text:p>
          </table:table-cell>
          <table:table-cell table:style-name="ce71" office:value-type="string" calcext:value-type="string">
            <text:p>ERDF / Enercoop</text:p>
          </table:table-cell>
          <table:table-cell table:style-name="ce83" office:value-type="currency" office:currency="EUR" office:value="202.44" calcext:value-type="currency">
            <text:p>202,44 €</text:p>
          </table:table-cell>
          <table:table-cell table:style-name="ce83" table:formula="of:=[.D154]" office:value-type="currency" office:currency="EUR" office:value="202.44" calcext:value-type="currency">
            <text:p>202,44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4-20" calcext:value-type="date">
            <text:p>20/04/16</text:p>
          </table:table-cell>
          <table:table-cell table:style-name="ce71" office:value-type="string" calcext:value-type="string">
            <text:p>Tasseaux (sur pare-pluie) : 26x3,5m 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73" calcext:value-type="currency">
            <text:p>73,00 €</text:p>
          </table:table-cell>
          <table:table-cell table:style-name="ce83" table:formula="of:=[.D155]" office:value-type="currency" office:currency="EUR" office:value="73" calcext:value-type="currency">
            <text:p>73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5-02" calcext:value-type="date">
            <text:p>02/05/16</text:p>
          </table:table-cell>
          <table:table-cell table:style-name="ce71" office:value-type="string" calcext:value-type="string">
            <text:p>Point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1.56" calcext:value-type="currency">
            <text:p>61,56 €</text:p>
          </table:table-cell>
          <table:table-cell table:style-name="ce83"/>
          <table:table-cell table:style-name="ce90" table:formula="of:=[.D156]" office:value-type="currency" office:currency="EUR" office:value="61.56" calcext:value-type="currency">
            <text:p>61,56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03" calcext:value-type="date">
            <text:p>03/05/16</text:p>
          </table:table-cell>
          <table:table-cell table:style-name="ce71" office:value-type="string" calcext:value-type="string">
            <text:p>Charges salaire B.Duffau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297" calcext:value-type="currency">
            <text:p>1 297,00 €</text:p>
          </table:table-cell>
          <table:table-cell table:style-name="ce83"/>
          <table:table-cell table:style-name="ce90" table:formula="of:=[.D157]" office:value-type="currency" office:currency="EUR" office:value="1297" calcext:value-type="currency">
            <text:p>1 297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5-09" calcext:value-type="date">
            <text:p>09/05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3.29" calcext:value-type="currency">
            <text:p>63,29 €</text:p>
          </table:table-cell>
          <table:table-cell table:style-name="ce83"/>
          <table:table-cell table:style-name="ce90" table:formula="of:=[.D158]" office:value-type="currency" office:currency="EUR" office:value="63.29" calcext:value-type="currency">
            <text:p>63,29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24" calcext:value-type="date">
            <text:p>24/05/16</text:p>
          </table:table-cell>
          <table:table-cell table:style-name="ce71" office:value-type="string" calcext:value-type="string">
            <text:p>Taxe d’aménagement (1ère moitié)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1465" calcext:value-type="currency">
            <text:p>1 465,00 €</text:p>
          </table:table-cell>
          <table:table-cell table:style-name="ce83"/>
          <table:table-cell table:style-name="ce90" table:formula="of:=[.D159]" office:value-type="currency" office:currency="EUR" office:value="1465" calcext:value-type="currency">
            <text:p>1 465,00 €</text:p>
          </table:table-cell>
          <table:table-cell table:style-name="ce105"/>
          <table:table-cell table:style-name="ce44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24" calcext:value-type="date">
            <text:p>24/05/16</text:p>
          </table:table-cell>
          <table:table-cell table:style-name="ce71" office:value-type="string" calcext:value-type="string">
            <text:p>Redevance d’archéologie préventive (1ère moitié)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265" calcext:value-type="currency">
            <text:p>265,00 €</text:p>
          </table:table-cell>
          <table:table-cell table:style-name="ce90" table:formula="of:=[.D160]" office:value-type="currency" office:currency="EUR" office:value="265" calcext:value-type="currency">
            <text:p>265,0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6-05-26" calcext:value-type="date">
            <text:p>26/05/16</text:p>
          </table:table-cell>
          <table:table-cell table:style-name="ce71" office:value-type="string" calcext:value-type="string">
            <text:p>EPDM, toiture végétalisée</text:p>
          </table:table-cell>
          <table:table-cell table:style-name="ce71" office:value-type="string" calcext:value-type="string">
            <text:p>Matériaux naturels</text:p>
          </table:table-cell>
          <table:table-cell table:style-name="ce83" office:value-type="currency" office:currency="EUR" office:value="6592.44" calcext:value-type="currency">
            <text:p>6 592,44 €</text:p>
          </table:table-cell>
          <table:table-cell table:style-name="ce83"/>
          <table:table-cell table:style-name="ce90" table:formula="of:=[.D161]" office:value-type="currency" office:currency="EUR" office:value="6592.44" calcext:value-type="currency">
            <text:p>6 592,4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6-04" calcext:value-type="date">
            <text:p>04/06/16</text:p>
          </table:table-cell>
          <table:table-cell table:style-name="ce71" office:value-type="string" calcext:value-type="string">
            <text:p>Gouttière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4.83" calcext:value-type="currency">
            <text:p>264,83 €</text:p>
          </table:table-cell>
          <table:table-cell table:style-name="ce83"/>
          <table:table-cell table:style-name="ce90" table:formula="of:=[.D162]" office:value-type="currency" office:currency="EUR" office:value="264.83" calcext:value-type="currency">
            <text:p>264,83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6-24" calcext:value-type="date">
            <text:p>24/06/16</text:p>
          </table:table-cell>
          <table:table-cell table:style-name="ce71" office:value-type="string" calcext:value-type="string">
            <text:p>Géotextile toiture (sous EPDM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01" calcext:value-type="currency">
            <text:p>201,00 €</text:p>
          </table:table-cell>
          <table:table-cell table:style-name="ce83"/>
          <table:table-cell table:style-name="ce90" office:value-type="currency" office:currency="EUR" office:value="201" calcext:value-type="currency">
            <text:p>201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6-25" calcext:value-type="date">
            <text:p>25/06/16</text:p>
          </table:table-cell>
          <table:table-cell table:style-name="ce71" office:value-type="string" calcext:value-type="string">
            <text:p>Pinceaux (pour coller EPDM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.4" calcext:value-type="currency">
            <text:p>39,40 €</text:p>
          </table:table-cell>
          <table:table-cell table:style-name="ce83" table:formula="of:=[.D164]" office:value-type="currency" office:currency="EUR" office:value="39.4" calcext:value-type="currency">
            <text:p>39,4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6-30" calcext:value-type="date">
            <text:p>30/06/16</text:p>
          </table:table-cell>
          <table:table-cell table:style-name="ce71" office:value-type="string" calcext:value-type="string">
            <text:p>Porte (grande, salle de musique) : acompte 40 %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968" calcext:value-type="currency">
            <text:p>968,00 €</text:p>
          </table:table-cell>
          <table:table-cell table:style-name="ce83"/>
          <table:table-cell table:style-name="ce90" office:value-type="currency" office:currency="EUR" office:value="968" calcext:value-type="currency">
            <text:p>968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6-30" calcext:value-type="date">
            <text:p>30/06/16</text:p>
          </table:table-cell>
          <table:table-cell table:style-name="ce71" office:value-type="string" calcext:value-type="string">
            <text:p>Toiture : bande adhésive</text:p>
          </table:table-cell>
          <table:table-cell table:style-name="ce71" office:value-type="string" calcext:value-type="string">
            <text:p>Matériaux naturels</text:p>
          </table:table-cell>
          <table:table-cell table:style-name="ce83" office:value-type="currency" office:currency="EUR" office:value="44.48" calcext:value-type="currency">
            <text:p>44,48 €</text:p>
          </table:table-cell>
          <table:table-cell table:style-name="ce83"/>
          <table:table-cell table:style-name="ce90" office:value-type="currency" office:currency="EUR" office:value="44.48" calcext:value-type="currency">
            <text:p>44,4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01" calcext:value-type="date">
            <text:p>01/07/16</text:p>
          </table:table-cell>
          <table:table-cell table:style-name="ce71" office:value-type="string" calcext:value-type="string">
            <text:p>Chaux (enduits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96" calcext:value-type="currency">
            <text:p>96,00 €</text:p>
          </table:table-cell>
          <table:table-cell table:style-name="ce83"/>
          <table:table-cell table:style-name="ce90" table:formula="of:=[.D167]" office:value-type="currency" office:currency="EUR" office:value="96" calcext:value-type="currency">
            <text:p>96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01" calcext:value-type="date">
            <text:p>01/07/16</text:p>
          </table:table-cell>
          <table:table-cell table:style-name="ce71" office:value-type="string" calcext:value-type="string">
            <text:p>Poubelles, gants, lunettes (enduit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7.95" calcext:value-type="currency">
            <text:p>87,95 €</text:p>
          </table:table-cell>
          <table:table-cell table:style-name="ce83" table:formula="of:=[.D168]" office:value-type="currency" office:currency="EUR" office:value="87.95" calcext:value-type="currency">
            <text:p>87,9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02" calcext:value-type="date">
            <text:p>02/07/16</text:p>
          </table:table-cell>
          <table:table-cell table:style-name="ce71" office:value-type="string" calcext:value-type="string">
            <text:p>Bétonnière thermique</text:p>
          </table:table-cell>
          <table:table-cell table:style-name="ce71" office:value-type="string" calcext:value-type="string">
            <text:p>M.Beaufils</text:p>
          </table:table-cell>
          <table:table-cell table:style-name="ce83" office:value-type="currency" office:currency="EUR" office:value="100" calcext:value-type="currency">
            <text:p>100,00 €</text:p>
          </table:table-cell>
          <table:table-cell table:style-name="ce83" table:formula="of:=[.D169]" office:value-type="currency" office:currency="EUR" office:value="100" calcext:value-type="currency">
            <text:p>10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07" calcext:value-type="date">
            <text:p>07/07/16</text:p>
          </table:table-cell>
          <table:table-cell table:style-name="ce71" office:value-type="string" calcext:value-type="string">
            <text:p>Portes (solde)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242" calcext:value-type="currency">
            <text:p>242,00 €</text:p>
          </table:table-cell>
          <table:table-cell table:style-name="ce83"/>
          <table:table-cell table:style-name="ce90" table:formula="of:=[.D170]" office:value-type="currency" office:currency="EUR" office:value="242" calcext:value-type="currency">
            <text:p>242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13" calcext:value-type="date">
            <text:p>13/07/16</text:p>
          </table:table-cell>
          <table:table-cell table:style-name="ce71" office:value-type="string" calcext:value-type="string">
            <text:p>Electricité salle de musique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/>
          <table:table-cell table:style-name="ce90" table:formula="of:=[.D171]" office:value-type="currency" office:currency="EUR" office:value="144.35" calcext:value-type="currency">
            <text:p>144,3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15" calcext:value-type="date">
            <text:p>15/07/16</text:p>
          </table:table-cell>
          <table:table-cell table:style-name="ce71" office:value-type="string" calcext:value-type="string">
            <text:p>Toile de verre (support d’enduit)</text:p>
          </table:table-cell>
          <table:table-cell table:style-name="ce71" office:value-type="string" calcext:value-type="string">
            <text:p>Réseau pro</text:p>
          </table:table-cell>
          <table:table-cell table:style-name="ce83" office:value-type="currency" office:currency="EUR" office:value="118.8" calcext:value-type="currency">
            <text:p>118,80 €</text:p>
          </table:table-cell>
          <table:table-cell table:style-name="ce83"/>
          <table:table-cell table:style-name="ce90" table:formula="of:=[.D172]" office:value-type="currency" office:currency="EUR" office:value="118.8" calcext:value-type="currency">
            <text:p>118,8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15" calcext:value-type="date">
            <text:p>15/07/16</text:p>
          </table:table-cell>
          <table:table-cell table:style-name="ce71" office:value-type="string" calcext:value-type="string">
            <text:p>Lame de scie radiale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38.1" calcext:value-type="currency">
            <text:p>38,10 €</text:p>
          </table:table-cell>
          <table:table-cell table:style-name="ce83"/>
          <table:table-cell table:style-name="ce90" table:formula="of:=[.D173]" office:value-type="currency" office:currency="EUR" office:value="38.1" calcext:value-type="currency">
            <text:p>38,1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0" calcext:value-type="date">
            <text:p>20/07/16</text:p>
          </table:table-cell>
          <table:table-cell table:style-name="ce71" office:value-type="string" calcext:value-type="string">
            <text:p>Scotch tramé (enduit) Contega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355.68" calcext:value-type="currency">
            <text:p>355,68 €</text:p>
          </table:table-cell>
          <table:table-cell table:style-name="ce83"/>
          <table:table-cell table:style-name="ce90" table:formula="of:=[.D174]" office:value-type="currency" office:currency="EUR" office:value="355.68" calcext:value-type="currency">
            <text:p>355,68 €</text:p>
          </table:table-cell>
          <table:table-cell table:style-name="ce93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2" calcext:value-type="date">
            <text:p>22/07/16</text:p>
          </table:table-cell>
          <table:table-cell table:style-name="ce71" office:value-type="string" calcext:value-type="string">
            <text:p>Electricité salle de musique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0.66" calcext:value-type="currency">
            <text:p>70,66 €</text:p>
          </table:table-cell>
          <table:table-cell table:style-name="ce83" table:formula="of:=[.D175]-[.F175]" office:value-type="currency" office:currency="EUR" office:value="4.56" calcext:value-type="currency">
            <text:p>4,56 €</text:p>
          </table:table-cell>
          <table:table-cell table:style-name="ce90" office:value-type="currency" office:currency="EUR" office:value="66.1" calcext:value-type="currency">
            <text:p>66,1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5" calcext:value-type="date">
            <text:p>25/07/16</text:p>
          </table:table-cell>
          <table:table-cell table:style-name="ce71" office:value-type="string" calcext:value-type="string">
            <text:p>Electricité salle de musique, rabot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9.2" calcext:value-type="currency">
            <text:p>169,20 €</text:p>
          </table:table-cell>
          <table:table-cell table:style-name="ce83" office:value-type="currency" office:currency="EUR" office:value="80" calcext:value-type="currency">
            <text:p>80,00 €</text:p>
          </table:table-cell>
          <table:table-cell table:style-name="ce83" table:formula="of:=[.D176]-[.E176]" office:value-type="currency" office:currency="EUR" office:value="89.2" calcext:value-type="currency">
            <text:p>89,2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7" calcext:value-type="date">
            <text:p>27/07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2" calcext:value-type="currency">
            <text:p>52,00 €</text:p>
          </table:table-cell>
          <table:table-cell table:style-name="ce83"/>
          <table:table-cell table:style-name="ce83" table:formula="of:=[.D177]" office:value-type="currency" office:currency="EUR" office:value="52" calcext:value-type="currency">
            <text:p>52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9" calcext:value-type="date">
            <text:p>29/07/16</text:p>
          </table:table-cell>
          <table:table-cell table:style-name="ce71" office:value-type="string" calcext:value-type="string">
            <text:p>Scotch d’étanchéité Tescon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4.07" calcext:value-type="currency">
            <text:p>24,07 €</text:p>
          </table:table-cell>
          <table:table-cell table:style-name="ce83"/>
          <table:table-cell table:style-name="ce83" table:formula="of:=[.D178]" office:value-type="currency" office:currency="EUR" office:value="24.07" calcext:value-type="currency">
            <text:p>24,0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9" calcext:value-type="date">
            <text:p>29/07/16</text:p>
          </table:table-cell>
          <table:table-cell table:style-name="ce71" office:value-type="string" calcext:value-type="string">
            <text:p>Salaire (enduits)</text:p>
          </table:table-cell>
          <table:table-cell table:style-name="ce71" office:value-type="string" calcext:value-type="string">
            <text:p>B.Duffau</text:p>
          </table:table-cell>
          <table:table-cell table:style-name="ce83" office:value-type="currency" office:currency="EUR" office:value="2160.45" calcext:value-type="currency">
            <text:p>2 160,45 €</text:p>
          </table:table-cell>
          <table:table-cell table:style-name="ce83"/>
          <table:table-cell table:style-name="ce83" table:formula="of:=[.D179]" office:value-type="currency" office:currency="EUR" office:value="2160.45" calcext:value-type="currency">
            <text:p>2 160,4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2" calcext:value-type="date">
            <text:p>02/08/16</text:p>
          </table:table-cell>
          <table:table-cell table:style-name="ce71" office:value-type="string" calcext:value-type="string">
            <text:p>Câbles raccordement électrique</text:p>
          </table:table-cell>
          <table:table-cell table:style-name="ce71" office:value-type="string" calcext:value-type="string">
            <text:p>Socolec</text:p>
          </table:table-cell>
          <table:table-cell table:style-name="ce83" office:value-type="currency" office:currency="EUR" office:value="1208.17" calcext:value-type="currency">
            <text:p>1 208,17 €</text:p>
          </table:table-cell>
          <table:table-cell table:style-name="ce83"/>
          <table:table-cell table:style-name="ce83" table:formula="of:=[.D180]" office:value-type="currency" office:currency="EUR" office:value="1208.17" calcext:value-type="currency">
            <text:p>1 208,1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2" calcext:value-type="date">
            <text:p>02/08/16</text:p>
          </table:table-cell>
          <table:table-cell table:style-name="ce71" office:value-type="string" calcext:value-type="string">
            <text:p>Poste de relevage, matériel raccordement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1966.31" calcext:value-type="currency">
            <text:p>1 966,31 €</text:p>
          </table:table-cell>
          <table:table-cell table:style-name="ce83"/>
          <table:table-cell table:style-name="ce83" table:formula="of:=[.D181]" office:value-type="currency" office:currency="EUR" office:value="1966.31" calcext:value-type="currency">
            <text:p>1 966,3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3" calcext:value-type="date">
            <text:p>03/08/16</text:p>
          </table:table-cell>
          <table:table-cell table:style-name="ce71" office:value-type="string" calcext:value-type="string">
            <text:p>Accompagnement toiture (mise en place pouzzolane)</text:p>
          </table:table-cell>
          <table:table-cell table:style-name="ce71" office:value-type="string" calcext:value-type="string">
            <text:p>E.Sabin</text:p>
          </table:table-cell>
          <table:table-cell table:style-name="ce83" office:value-type="currency" office:currency="EUR" office:value="200" calcext:value-type="currency">
            <text:p>200,00 €</text:p>
          </table:table-cell>
          <table:table-cell table:style-name="ce83" table:formula="of:=[.D182]" office:value-type="currency" office:currency="EUR" office:value="200" calcext:value-type="currency">
            <text:p>200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Câbles raccordement électrique</text:p>
          </table:table-cell>
          <table:table-cell table:style-name="ce71" office:value-type="string" calcext:value-type="string">
            <text:p>Socolec</text:p>
          </table:table-cell>
          <table:table-cell table:style-name="ce83" office:value-type="currency" office:currency="EUR" office:value="157.04" calcext:value-type="currency">
            <text:p>157,04 €</text:p>
          </table:table-cell>
          <table:table-cell table:style-name="ce83"/>
          <table:table-cell table:style-name="ce83" table:formula="of:=[.D183]" office:value-type="currency" office:currency="EUR" office:value="157.04" calcext:value-type="currency">
            <text:p>157,04 €</text:p>
          </table:table-cell>
          <table:table-cell table:style-name="ce93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Décompression foss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5.75" calcext:value-type="currency">
            <text:p>65,75 €</text:p>
          </table:table-cell>
          <table:table-cell table:style-name="ce83"/>
          <table:table-cell table:style-name="ce83" table:formula="of:=[.D184]" office:value-type="currency" office:currency="EUR" office:value="65.75" calcext:value-type="currency">
            <text:p>65,7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Grillage avertisseur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0.7" calcext:value-type="currency">
            <text:p>20,70 €</text:p>
          </table:table-cell>
          <table:table-cell table:style-name="ce83" table:formula="of:=[.D185]" office:value-type="currency" office:currency="EUR" office:value="20.7" calcext:value-type="currency">
            <text:p>20,7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Ficelle jute (tire-fil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8.35" calcext:value-type="currency">
            <text:p>8,35 €</text:p>
          </table:table-cell>
          <table:table-cell table:style-name="ce83" table:formula="of:=[.D186]" office:value-type="currency" office:currency="EUR" office:value="8.35" calcext:value-type="currency">
            <text:p>8,3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6" calcext:value-type="date">
            <text:p>06/08/16</text:p>
          </table:table-cell>
          <table:table-cell table:style-name="ce71" office:value-type="string" calcext:value-type="string">
            <text:p>Tablettes bois (appuis de fenêtres), tasseaux (100 €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510" calcext:value-type="currency">
            <text:p>510,00 €</text:p>
          </table:table-cell>
          <table:table-cell table:style-name="ce83" table:formula="of:=[.D187]" office:value-type="currency" office:currency="EUR" office:value="510" calcext:value-type="currency">
            <text:p>510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11" calcext:value-type="date">
            <text:p>11/08/16</text:p>
          </table:table-cell>
          <table:table-cell table:style-name="ce71" office:value-type="string" calcext:value-type="string">
            <text:p>Larmiers alu</text:p>
          </table:table-cell>
          <table:table-cell table:style-name="ce71" office:value-type="string" calcext:value-type="string">
            <text:p>Sarthe Pliage</text:p>
          </table:table-cell>
          <table:table-cell table:style-name="ce83" office:value-type="currency" office:currency="EUR" office:value="611.47" calcext:value-type="currency">
            <text:p>611,47 €</text:p>
          </table:table-cell>
          <table:table-cell table:style-name="ce83"/>
          <table:table-cell table:style-name="ce83" table:formula="of:=[.D188]" office:value-type="currency" office:currency="EUR" office:value="611.47" calcext:value-type="currency">
            <text:p>611,47 €</text:p>
          </table:table-cell>
          <table:table-cell table:style-name="ce93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14" calcext:value-type="date">
            <text:p>14/08/16</text:p>
          </table:table-cell>
          <table:table-cell table:style-name="ce71" office:value-type="string" calcext:value-type="string">
            <text:p>Compost (pour toiture végétale)</text:p>
          </table:table-cell>
          <table:table-cell table:style-name="ce71" office:value-type="string" calcext:value-type="string">
            <text:p>AMG Matériaux</text:p>
          </table:table-cell>
          <table:table-cell table:style-name="ce83" office:value-type="currency" office:currency="EUR" office:value="173.28" calcext:value-type="currency">
            <text:p>173,28 €</text:p>
          </table:table-cell>
          <table:table-cell table:style-name="ce83"/>
          <table:table-cell table:style-name="ce83" table:formula="of:=[.D189]" office:value-type="currency" office:currency="EUR" office:value="173.28" calcext:value-type="currency">
            <text:p>173,2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23" calcext:value-type="date">
            <text:p>23/08/16</text:p>
          </table:table-cell>
          <table:table-cell table:style-name="ce71" office:value-type="string" calcext:value-type="string">
            <text:p>Plaques OSB4 (sas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1.87" calcext:value-type="currency">
            <text:p>61,87 €</text:p>
          </table:table-cell>
          <table:table-cell table:style-name="ce83"/>
          <table:table-cell table:style-name="ce83" table:formula="of:=[.D190]" office:value-type="currency" office:currency="EUR" office:value="61.87" calcext:value-type="currency">
            <text:p>61,8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9-02" calcext:value-type="date">
            <text:p>02/09/16</text:p>
          </table:table-cell>
          <table:table-cell table:style-name="ce71" office:value-type="string" calcext:value-type="string">
            <text:p>Tranchée technique, toiture végétale</text:p>
          </table:table-cell>
          <table:table-cell table:style-name="ce71" office:value-type="string" calcext:value-type="string">
            <text:p>Fouquet</text:p>
          </table:table-cell>
          <table:table-cell table:style-name="ce83" office:value-type="currency" office:currency="EUR" office:value="1197.9" calcext:value-type="currency">
            <text:p>1 197,90 €</text:p>
          </table:table-cell>
          <table:table-cell table:style-name="ce83"/>
          <table:table-cell table:style-name="ce83" table:formula="of:=[.D191]" office:value-type="currency" office:currency="EUR" office:value="1197.9" calcext:value-type="currency">
            <text:p>1 197,9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0-04" calcext:value-type="date">
            <text:p>04/10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4.67" calcext:value-type="currency">
            <text:p>84,67 €</text:p>
          </table:table-cell>
          <table:table-cell table:style-name="ce83"/>
          <table:table-cell table:style-name="ce83" table:formula="of:=[.D192]" office:value-type="currency" office:currency="EUR" office:value="84.67" calcext:value-type="currency">
            <text:p>84,6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0-12" calcext:value-type="date">
            <text:p>12/10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1.39" calcext:value-type="currency">
            <text:p>31,39 €</text:p>
          </table:table-cell>
          <table:table-cell table:style-name="ce83"/>
          <table:table-cell table:style-name="ce83" table:formula="of:=[.D193]" office:value-type="currency" office:currency="EUR" office:value="31.39" calcext:value-type="currency">
            <text:p>31,39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0-13" calcext:value-type="date">
            <text:p>13/10/16</text:p>
          </table:table-cell>
          <table:table-cell table:style-name="ce71" office:value-type="string" calcext:value-type="string">
            <text:p>Porte d’entrée du sas</text:p>
          </table:table-cell>
          <table:table-cell table:style-name="ce71" office:value-type="string" calcext:value-type="string">
            <text:p>Mastock</text:p>
          </table:table-cell>
          <table:table-cell table:style-name="ce83" office:value-type="currency" office:currency="EUR" office:value="1005" calcext:value-type="currency">
            <text:p>1 005,00 €</text:p>
          </table:table-cell>
          <table:table-cell table:style-name="ce83"/>
          <table:table-cell table:style-name="ce83" table:formula="of:=[.D194]" office:value-type="currency" office:currency="EUR" office:value="1005" calcext:value-type="currency">
            <text:p>1 005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1-04" calcext:value-type="date">
            <text:p>04/11/16</text:p>
          </table:table-cell>
          <table:table-cell table:style-name="ce71" office:value-type="string" calcext:value-type="string">
            <text:p>Charges salaire B.Duffau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919" calcext:value-type="currency">
            <text:p>1 919,00 €</text:p>
          </table:table-cell>
          <table:table-cell table:style-name="ce83"/>
          <table:table-cell table:style-name="ce83" table:formula="of:=[.D195]" office:value-type="currency" office:currency="EUR" office:value="1919" calcext:value-type="currency">
            <text:p>1 919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1-21" calcext:value-type="date">
            <text:p>21/11/16</text:p>
          </table:table-cell>
          <table:table-cell table:style-name="ce71" office:value-type="string" calcext:value-type="string">
            <text:p>Equerres porte salle de musique (non utilisées)</text:p>
          </table:table-cell>
          <table:table-cell table:style-name="ce71" office:value-type="string" calcext:value-type="string">
            <text:p>Quincaillerie Pignet</text:p>
          </table:table-cell>
          <table:table-cell table:style-name="ce83" office:value-type="currency" office:currency="EUR" office:value="14.72" calcext:value-type="currency">
            <text:p>14,72 €</text:p>
          </table:table-cell>
          <table:table-cell table:style-name="ce83" table:formula="of:=[.D196]" office:value-type="currency" office:currency="EUR" office:value="14.72" calcext:value-type="currency">
            <text:p>14,72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1-21" calcext:value-type="date">
            <text:p>21/11/17</text:p>
          </table:table-cell>
          <table:table-cell table:style-name="ce71" office:value-type="string" calcext:value-type="string">
            <text:p>1 paquet de plaques de liège expansé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40.68" calcext:value-type="currency">
            <text:p>40,68 €</text:p>
          </table:table-cell>
          <table:table-cell table:style-name="ce83" table:formula="of:=[.D197]" office:value-type="currency" office:currency="EUR" office:value="40.68" calcext:value-type="currency">
            <text:p>40,68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09" calcext:value-type="date">
            <text:p>0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8.78" calcext:value-type="currency">
            <text:p>48,78 €</text:p>
          </table:table-cell>
          <table:table-cell table:style-name="ce83" table:formula="of:=[.D198]" office:value-type="currency" office:currency="EUR" office:value="48.78" calcext:value-type="currency">
            <text:p>48,78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09" calcext:value-type="date">
            <text:p>0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9.9" calcext:value-type="currency">
            <text:p>9,90 €</text:p>
          </table:table-cell>
          <table:table-cell table:style-name="ce83" table:formula="of:=[.D199]" office:value-type="currency" office:currency="EUR" office:value="9.9" calcext:value-type="currency">
            <text:p>9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17" calcext:value-type="date">
            <text:p>17/12/16</text:p>
          </table:table-cell>
          <table:table-cell table:style-name="ce71" office:value-type="string" calcext:value-type="string">
            <text:p>Câble RJ45, ampoules halogènes, 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2.4" calcext:value-type="currency">
            <text:p>32,40 €</text:p>
          </table:table-cell>
          <table:table-cell table:style-name="ce83" table:formula="of:=[.D200]" office:value-type="currency" office:currency="EUR" office:value="32.4" calcext:value-type="currency">
            <text:p>32,4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19" calcext:value-type="date">
            <text:p>1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.35" calcext:value-type="currency">
            <text:p>3,35 €</text:p>
          </table:table-cell>
          <table:table-cell table:style-name="ce83" table:formula="of:=[.D201]" office:value-type="currency" office:currency="EUR" office:value="3.35" calcext:value-type="currency">
            <text:p>3,3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19" calcext:value-type="date">
            <text:p>19/12/16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83" table:formula="of:=[.D202]" office:value-type="currency" office:currency="EUR" office:value="30" calcext:value-type="currency">
            <text:p>30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20" calcext:value-type="date">
            <text:p>20/12/16</text:p>
          </table:table-cell>
          <table:table-cell table:style-name="ce71" office:value-type="string" calcext:value-type="string">
            <text:p>Dame, 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3.75" calcext:value-type="currency">
            <text:p>53,75 €</text:p>
          </table:table-cell>
          <table:table-cell table:style-name="ce83" table:formula="of:=[.D203]" office:value-type="currency" office:currency="EUR" office:value="53.75" calcext:value-type="currency">
            <text:p>53,7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21" calcext:value-type="date">
            <text:p>21/12/16</text:p>
          </table:table-cell>
          <table:table-cell table:style-name="ce71" office:value-type="string" calcext:value-type="string">
            <text:p>2 rouleaux grillage anti-rongeurs (salle de musique)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45.98" calcext:value-type="currency">
            <text:p>45,98 €</text:p>
          </table:table-cell>
          <table:table-cell table:style-name="ce83"/>
          <table:table-cell table:style-name="ce83" table:formula="of:=[.D204]" office:value-type="currency" office:currency="EUR" office:value="45.98" calcext:value-type="currency">
            <text:p>45,9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22" calcext:value-type="date">
            <text:p>22/12/16</text:p>
          </table:table-cell>
          <table:table-cell table:style-name="ce71" office:value-type="string" calcext:value-type="string">
            <text:p>Huile dure (0,75 L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0.05" calcext:value-type="currency">
            <text:p>20,05 €</text:p>
          </table:table-cell>
          <table:table-cell table:style-name="ce83"/>
          <table:table-cell table:style-name="ce83" table:formula="of:=[.D205]" office:value-type="currency" office:currency="EUR" office:value="20.05" calcext:value-type="currency">
            <text:p>20,0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26" calcext:value-type="date">
            <text:p>26/12/16</text:p>
          </table:table-cell>
          <table:table-cell table:style-name="ce71" office:value-type="string" calcext:value-type="string">
            <text:p>Règle niveau 2 mètres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16.95" calcext:value-type="currency">
            <text:p>16,95 €</text:p>
          </table:table-cell>
          <table:table-cell table:style-name="ce83" table:formula="of:=[.D206]" office:value-type="currency" office:currency="EUR" office:value="16.95" calcext:value-type="currency">
            <text:p>16,9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45.49" calcext:value-type="currency">
            <text:p>45,49 €</text:p>
          </table:table-cell>
          <table:table-cell table:style-name="ce83" table:formula="of:=[.D207]" office:value-type="currency" office:currency="EUR" office:value="45.49" calcext:value-type="currency">
            <text:p>45,49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table:style-name="ce71" office:value-type="string" calcext:value-type="string">
            <text:p>7 rouleaux grillage anti-rongeurs (maison)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160.93" calcext:value-type="currency">
            <text:p>160,93 €</text:p>
          </table:table-cell>
          <table:table-cell table:style-name="ce83"/>
          <table:table-cell table:style-name="ce83" table:formula="of:=[.D208]" office:value-type="currency" office:currency="EUR" office:value="160.93" calcext:value-type="currency">
            <text:p>160,93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table:style-name="ce71" office:value-type="string" calcext:value-type="string">
            <text:p>Crapaudine (pour grille anti-rongeur, tube évac eaux usée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.65" calcext:value-type="currency">
            <text:p>3,65 €</text:p>
          </table:table-cell>
          <table:table-cell table:style-name="ce83" table:formula="of:=[.D209]" office:value-type="currency" office:currency="EUR" office:value="3.65" calcext:value-type="currency">
            <text:p>3,6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1-31" calcext:value-type="date">
            <text:p>31/01/17</text:p>
          </table:table-cell>
          <table:table-cell table:style-name="ce71" office:value-type="string" calcext:value-type="string">
            <text:p>Kraft isolation sol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36.87" calcext:value-type="currency">
            <text:p>236,87 €</text:p>
          </table:table-cell>
          <table:table-cell table:style-name="ce83"/>
          <table:table-cell table:style-name="ce83" table:formula="of:=[.D210]" office:value-type="currency" office:currency="EUR" office:value="236.87" calcext:value-type="currency">
            <text:p>236,8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2-15" calcext:value-type="date">
            <text:p>15/02/17</text:p>
          </table:table-cell>
          <table:table-cell table:style-name="ce71" office:value-type="string" calcext:value-type="string">
            <text:p>Panneaux OSB 3 (cloison et sol salle musique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104.93" calcext:value-type="currency">
            <text:p>104,93 €</text:p>
          </table:table-cell>
          <table:table-cell table:style-name="ce99" table:formula="of:=[.D211]" office:value-type="currency" office:currency="EUR" office:value="104.93" calcext:value-type="currency">
            <text:p>104,93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2-15" calcext:value-type="date">
            <text:p>15/02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table:formula="of:=189.07-127.58" office:value-type="currency" office:currency="EUR" office:value="61.49" calcext:value-type="currency">
            <text:p>61,49 €</text:p>
          </table:table-cell>
          <table:table-cell table:style-name="ce99" table:formula="of:=[.D212]" office:value-type="currency" office:currency="EUR" office:value="61.49" calcext:value-type="currency">
            <text:p>61,49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3-22" calcext:value-type="date">
            <text:p>22/03/17</text:p>
          </table:table-cell>
          <table:table-cell table:style-name="ce71" office:value-type="string" calcext:value-type="string">
            <text:p>Acompte 70 % VMC Maison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3451.69" calcext:value-type="currency">
            <text:p>3 451,69 €</text:p>
          </table:table-cell>
          <table:table-cell table:style-name="ce83"/>
          <table:table-cell table:style-name="ce83" table:formula="of:=[.D213]" office:value-type="currency" office:currency="EUR" office:value="3451.69" calcext:value-type="currency">
            <text:p>3 451,69 €</text:p>
          </table:table-cell>
          <table:table-cell table:style-name="ce93"/>
          <table:table-cell table:style-name="ce44"/>
          <table:table-cell table:style-name="ce86" table:number-columns-repeated="3"/>
          <table:table-cell table:number-columns-repeated="4"/>
        </table:table-row>
        <table:table-row table:style-name="ro1">
          <table:table-cell table:style-name="ce69" office:value-type="date" office:date-value="2017-03-22" calcext:value-type="date">
            <text:p>22/03/17</text:p>
          </table:table-cell>
          <table:table-cell table:style-name="ce71" office:value-type="string" calcext:value-type="string">
            <text:p>Acompte 70 % VMC Salle de musique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635.74" calcext:value-type="currency">
            <text:p>635,74 €</text:p>
          </table:table-cell>
          <table:table-cell table:style-name="ce83"/>
          <table:table-cell table:style-name="ce83" table:formula="of:=[.D214]" office:value-type="currency" office:currency="EUR" office:value="635.74" calcext:value-type="currency">
            <text:p>635,74 €</text:p>
          </table:table-cell>
          <table:table-cell table:style-name="ce93"/>
          <table:table-cell table:style-name="ce44"/>
          <table:table-cell table:style-name="ce86" table:number-columns-repeated="3"/>
          <table:table-cell table:number-columns-repeated="4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 (9 de 1,5*5m)</text:p>
          </table:table-cell>
          <table:table-cell table:style-name="ce71" office:value-type="string" calcext:value-type="string">
            <text:p>Gifi</text:p>
          </table:table-cell>
          <table:table-cell table:style-name="ce83" table:formula="of:=166-4" office:value-type="currency" office:currency="EUR" office:value="162" calcext:value-type="currency">
            <text:p>162,00 €</text:p>
          </table:table-cell>
          <table:table-cell table:style-name="ce83" table:formula="of:=[.D215]" office:value-type="currency" office:currency="EUR" office:value="162" calcext:value-type="currency">
            <text:p>162,00 €</text:p>
          </table:table-cell>
          <table:table-cell table:style-name="ce83"/>
          <table:table-cell table:style-name="ce93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 (4 de 2*5m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9.6" calcext:value-type="currency">
            <text:p>59,60 €</text:p>
          </table:table-cell>
          <table:table-cell table:style-name="ce83" table:formula="of:=[.D216]" office:value-type="currency" office:currency="EUR" office:value="59.6" calcext:value-type="currency">
            <text:p>59,6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2" calcext:value-type="date">
            <text:p>12/04/17</text:p>
          </table:table-cell>
          <table:table-cell table:style-name="ce71" office:value-type="string" calcext:value-type="string">
            <text:p>Ouate de cellulose (5 de 14 kg) : isolation sol salle de musique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5*14.5" office:value-type="currency" office:currency="EUR" office:value="72.5" calcext:value-type="currency">
            <text:p>72,50 €</text:p>
          </table:table-cell>
          <table:table-cell table:style-name="ce83"/>
          <table:table-cell table:style-name="ce83" table:formula="of:=[.D217]" office:value-type="currency" office:currency="EUR" office:value="72.5" calcext:value-type="currency">
            <text:p>72,5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2" calcext:value-type="date">
            <text:p>12/04/17</text:p>
          </table:table-cell>
          <table:table-cell table:style-name="ce71" office:value-type="string" calcext:value-type="string">
            <text:p>Canisse (4 de 2*5m), masques anti-poussière, sécateur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85.05" calcext:value-type="currency">
            <text:p>85,05 €</text:p>
          </table:table-cell>
          <table:table-cell table:style-name="ce83" table:formula="of:=[.D218]" office:value-type="currency" office:currency="EUR" office:value="85.05" calcext:value-type="currency">
            <text:p>85,0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3" calcext:value-type="date">
            <text:p>13/04/17</text:p>
          </table:table-cell>
          <table:table-cell table:style-name="ce71" office:value-type="string" calcext:value-type="string">
            <text:p>Tire-lame parquet, mètre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7.8" calcext:value-type="currency">
            <text:p>27,80 €</text:p>
          </table:table-cell>
          <table:table-cell table:style-name="ce83" table:formula="of:=[.D219]" office:value-type="currency" office:currency="EUR" office:value="27.8" calcext:value-type="currency">
            <text:p>27,8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3" calcext:value-type="date">
            <text:p>13/04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Letessier</text:p>
          </table:table-cell>
          <table:table-cell table:style-name="ce83" office:value-type="currency" office:currency="EUR" office:value="28.4" calcext:value-type="currency">
            <text:p>28,40 €</text:p>
          </table:table-cell>
          <table:table-cell table:style-name="ce83" table:formula="of:=[.D220]" office:value-type="currency" office:currency="EUR" office:value="28.4" calcext:value-type="currency">
            <text:p>28,4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4" calcext:value-type="date">
            <text:p>14/04/17</text:p>
          </table:table-cell>
          <table:table-cell table:style-name="ce71" office:value-type="string" calcext:value-type="string">
            <text:p>Panneaux OSB 3, dalles OSB, suspentes, tiges filetée</text:p>
          </table:table-cell>
          <table:table-cell table:style-name="ce71" office:value-type="string" calcext:value-type="string">
            <text:p>Panofrance</text:p>
          </table:table-cell>
          <table:table-cell table:style-name="ce83" table:formula="of:=409.45+2.12" office:value-type="currency" office:currency="EUR" office:value="411.57" calcext:value-type="currency">
            <text:p>411,57 €</text:p>
          </table:table-cell>
          <table:table-cell table:style-name="ce83" table:formula="of:=[.D221]-[.F221]" office:value-type="currency" office:currency="EUR" office:value="2.12" calcext:value-type="currency">
            <text:p>2,12 €</text:p>
          </table:table-cell>
          <table:table-cell table:style-name="ce83" office:value-type="currency" office:currency="EUR" office:value="409.45" calcext:value-type="currency">
            <text:p>409,4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4" calcext:value-type="date">
            <text:p>14/04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1.58" calcext:value-type="currency">
            <text:p>81,58 €</text:p>
          </table:table-cell>
          <table:table-cell table:style-name="ce83"/>
          <table:table-cell table:style-name="ce83" table:formula="of:=[.D222]" office:value-type="currency" office:currency="EUR" office:value="81.58" calcext:value-type="currency">
            <text:p>81,5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5" calcext:value-type="date">
            <text:p>15/04/17</text:p>
          </table:table-cell>
          <table:table-cell table:style-name="ce71" office:value-type="string" calcext:value-type="string">
            <text:p>Bandes à poncer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1" calcext:value-type="currency">
            <text:p>54,10 €</text:p>
          </table:table-cell>
          <table:table-cell table:style-name="ce83" table:formula="of:=[.D223]" office:value-type="currency" office:currency="EUR" office:value="54.1" calcext:value-type="currency">
            <text:p>54,1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26" calcext:value-type="date">
            <text:p>26/04/17</text:p>
          </table:table-cell>
          <table:table-cell table:style-name="ce71" office:value-type="string" calcext:value-type="string">
            <text:p>Solde 30 % VMC Maison</text:p>
          </table:table-cell>
          <table:table-cell table:style-name="ce71" office:value-type="string" calcext:value-type="string">
            <text:p>Hapco</text:p>
          </table:table-cell>
          <table:table-cell table:style-name="ce89" office:value-type="currency" office:currency="EUR" office:value="2033.63" calcext:value-type="currency">
            <text:p>2 033,63 €</text:p>
          </table:table-cell>
          <table:table-cell table:style-name="ce83"/>
          <table:table-cell table:style-name="ce83" table:formula="of:=[.D224]" office:value-type="currency" office:currency="EUR" office:value="2033.63" calcext:value-type="currency">
            <text:p>2 033,63 €</text:p>
          </table:table-cell>
          <table:table-cell table:style-name="ce93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26" calcext:value-type="date">
            <text:p>26/04/17</text:p>
          </table:table-cell>
          <table:table-cell table:style-name="ce71" office:value-type="string" calcext:value-type="string">
            <text:p>Solde 30 % VMC Salle de musique</text:p>
          </table:table-cell>
          <table:table-cell table:style-name="ce71" office:value-type="string" calcext:value-type="string">
            <text:p>Hapco</text:p>
          </table:table-cell>
          <table:table-cell table:style-name="ce89" office:value-type="currency" office:currency="EUR" office:value="272.46" calcext:value-type="currency">
            <text:p>272,46 €</text:p>
          </table:table-cell>
          <table:table-cell table:style-name="ce83"/>
          <table:table-cell table:style-name="ce83" table:formula="of:=[.D225]" office:value-type="currency" office:currency="EUR" office:value="272.46" calcext:value-type="currency">
            <text:p>272,4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5" calcext:value-type="date">
            <text:p>05/05/17</text:p>
          </table:table-cell>
          <table:table-cell table:style-name="ce71" office:value-type="string" calcext:value-type="string">
            <text:p>Taxes communales, etc. (2ème moitié, estimée à 1199 €)</text:p>
          </table:table-cell>
          <table:table-cell table:style-name="ce71"/>
          <table:table-cell table:style-name="ce83" office:value-type="currency" office:currency="EUR" office:value="1464" calcext:value-type="currency">
            <text:p>1 464,00 €</text:p>
          </table:table-cell>
          <table:table-cell table:style-name="ce83"/>
          <table:table-cell table:style-name="ce83" table:formula="of:=[.D226]" office:value-type="currency" office:currency="EUR" office:value="1464" calcext:value-type="currency">
            <text:p>1 464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lectricité, plomberie, robinetterie (facture n°10070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47.07" calcext:value-type="currency">
            <text:p>2 547,07 €</text:p>
          </table:table-cell>
          <table:table-cell table:style-name="ce83" table:formula="of:=[.D227]-[.F227]" office:value-type="currency" office:currency="EUR" office:value="5.5300000000002" calcext:value-type="currency">
            <text:p>5,53 €</text:p>
          </table:table-cell>
          <table:table-cell table:style-name="ce83" office:value-type="currency" office:currency="EUR" office:value="2541.54" calcext:value-type="currency">
            <text:p>2 541,5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vier, mtiigeur, hotte (acompte commande n°44444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53" calcext:value-type="currency">
            <text:p>353,00 €</text:p>
          </table:table-cell>
          <table:table-cell table:style-name="ce83"/>
          <table:table-cell table:style-name="ce83" table:formula="of:=[.D228]" office:value-type="currency" office:currency="EUR" office:value="353" calcext:value-type="currency">
            <text:p>353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Receveur de douche, lavabos (acompte commande n°4444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00" calcext:value-type="currency">
            <text:p>300,00 €</text:p>
          </table:table-cell>
          <table:table-cell table:style-name="ce83"/>
          <table:table-cell table:style-name="ce83" table:formula="of:=[.D229]" office:value-type="currency" office:currency="EUR" office:value="300" calcext:value-type="currency">
            <text:p>300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lectricité (acompte commande n°4444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12" calcext:value-type="currency">
            <text:p>1 012,00 €</text:p>
          </table:table-cell>
          <table:table-cell table:style-name="ce83"/>
          <table:table-cell table:style-name="ce83" table:formula="of:=[.D230]" office:value-type="currency" office:currency="EUR" office:value="1012" calcext:value-type="currency">
            <text:p>1 012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8" calcext:value-type="date">
            <text:p>08/05/17</text:p>
          </table:table-cell>
          <table:table-cell table:style-name="ce71" office:value-type="string" calcext:value-type="string">
            <text:p>Montants ossature cloisons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430" calcext:value-type="currency">
            <text:p>430,00 €</text:p>
          </table:table-cell>
          <table:table-cell table:style-name="ce83" table:formula="of:=[.D231]" office:value-type="currency" office:currency="EUR" office:value="430" calcext:value-type="currency">
            <text:p>430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4" calcext:value-type="date">
            <text:p>04/05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/>
          <table:table-cell table:style-name="ce83" table:formula="of:=[.D232]" office:value-type="currency" office:currency="EUR" office:value="418.56" calcext:value-type="currency">
            <text:p>418,5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19" calcext:value-type="date">
            <text:p>19/05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4.61" calcext:value-type="currency">
            <text:p>64,61 €</text:p>
          </table:table-cell>
          <table:table-cell table:style-name="ce83"/>
          <table:table-cell table:style-name="ce83" table:formula="of:=[.D233]" office:value-type="currency" office:currency="EUR" office:value="64.61" calcext:value-type="currency">
            <text:p>64,6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1" office:value-type="string" calcext:value-type="string">
            <text:p>Electricité (facture n°24289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06.89" calcext:value-type="currency">
            <text:p>706,89 €</text:p>
          </table:table-cell>
          <table:table-cell table:style-name="ce83"/>
          <table:table-cell table:style-name="ce83" table:formula="of:=[.D234]" office:value-type="currency" office:currency="EUR" office:value="706.89" calcext:value-type="currency">
            <text:p>706,89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facture n°09559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0.88" calcext:value-type="currency">
            <text:p>140,88 €</text:p>
          </table:table-cell>
          <table:table-cell table:style-name="ce83" table:formula="of:=[.D235]-[.F235]" office:value-type="currency" office:currency="EUR" office:value="9.59999999999999" calcext:value-type="currency">
            <text:p>9,60 €</text:p>
          </table:table-cell>
          <table:table-cell table:style-name="ce83" office:value-type="currency" office:currency="EUR" office:value="131.28" calcext:value-type="currency">
            <text:p>131,2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acompte commande n°04736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/>
          <table:table-cell table:style-name="ce83" table:formula="of:=[.D236]" office:value-type="currency" office:currency="EUR" office:value="60" calcext:value-type="currency">
            <text:p>60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21.9" calcext:value-type="currency">
            <text:p>21,90 €</text:p>
          </table:table-cell>
          <table:table-cell table:style-name="ce83" table:formula="of:=[.D237]" office:value-type="currency" office:currency="EUR" office:value="21.9" calcext:value-type="currency">
            <text:p>21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02" calcext:value-type="date">
            <text:p>02/06/17</text:p>
          </table:table-cell>
          <table:table-cell table:style-name="ce71" office:value-type="string" calcext:value-type="string">
            <text:p>Electricité, outillage (facture n°06596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9.75" calcext:value-type="currency">
            <text:p>69,75 €</text:p>
          </table:table-cell>
          <table:table-cell table:style-name="ce83"/>
          <table:table-cell table:style-name="ce83" table:formula="of:=[.D238]" office:value-type="currency" office:currency="EUR" office:value="69.75" calcext:value-type="currency">
            <text:p>69,7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08" calcext:value-type="date">
            <text:p>08/06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42.55" calcext:value-type="currency">
            <text:p>42,55 €</text:p>
          </table:table-cell>
          <table:table-cell table:style-name="ce83" table:formula="of:=[.D239]" office:value-type="currency" office:currency="EUR" office:value="42.55" calcext:value-type="currency">
            <text:p>42,5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08" calcext:value-type="date">
            <text:p>08/06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4.1" calcext:value-type="currency">
            <text:p>14,10 €</text:p>
          </table:table-cell>
          <table:table-cell table:style-name="ce83" table:formula="of:=[.D240]" office:value-type="currency" office:currency="EUR" office:value="14.1" calcext:value-type="currency">
            <text:p>14,1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09" calcext:value-type="date">
            <text:p>09/06/17</text:p>
          </table:table-cell>
          <table:table-cell table:style-name="ce71" office:value-type="string" calcext:value-type="string">
            <text:p>Electricité, évier, mtiigeur, hotte (facture n°24491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84.61" calcext:value-type="currency">
            <text:p>284,61 €</text:p>
          </table:table-cell>
          <table:table-cell table:style-name="ce83"/>
          <table:table-cell table:style-name="ce83" table:formula="of:=[.D241]" office:value-type="currency" office:currency="EUR" office:value="284.61" calcext:value-type="currency">
            <text:p>284,6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09" calcext:value-type="date">
            <text:p>09/06/17</text:p>
          </table:table-cell>
          <table:table-cell table:style-name="ce71" office:value-type="string" calcext:value-type="string">
            <text:p>Outillage, électricité (facture n°066546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2.14" calcext:value-type="currency">
            <text:p>42,14 €</text:p>
          </table:table-cell>
          <table:table-cell table:style-name="ce83"/>
          <table:table-cell table:style-name="ce83" table:formula="of:=[.D242]" office:value-type="currency" office:currency="EUR" office:value="42.14" calcext:value-type="currency">
            <text:p>42,1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0" calcext:value-type="date">
            <text:p>20/06/17</text:p>
          </table:table-cell>
          <table:table-cell table:style-name="ce71" office:value-type="string" calcext:value-type="string">
            <text:p>Receveur de douche, lavabos (facture n°24636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1.14" calcext:value-type="currency">
            <text:p>181,14 €</text:p>
          </table:table-cell>
          <table:table-cell table:style-name="ce83"/>
          <table:table-cell table:style-name="ce83" table:formula="of:=[.D243]" office:value-type="currency" office:currency="EUR" office:value="181.14" calcext:value-type="currency">
            <text:p>181,1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0" calcext:value-type="date">
            <text:p>20/06/17</text:p>
          </table:table-cell>
          <table:table-cell table:style-name="ce71" office:value-type="string" calcext:value-type="string">
            <text:p>Electricité (facture n°098986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8.55" calcext:value-type="currency">
            <text:p>98,55 €</text:p>
          </table:table-cell>
          <table:table-cell table:style-name="ce83"/>
          <table:table-cell table:style-name="ce83" table:formula="of:=[.D244]" office:value-type="currency" office:currency="EUR" office:value="98.55" calcext:value-type="currency">
            <text:p>98,5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2" calcext:value-type="date">
            <text:p>22/06/17</text:p>
          </table:table-cell>
          <table:table-cell table:style-name="ce71" office:value-type="string" calcext:value-type="string">
            <text:p>Retour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46.53" calcext:value-type="currency">
            <text:p>-46,53 €</text:p>
          </table:table-cell>
          <table:table-cell table:style-name="ce83" table:formula="of:=[.D245]" office:value-type="currency" office:currency="EUR" office:value="-46.53" calcext:value-type="currency">
            <text:p>-46,53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3" calcext:value-type="date">
            <text:p>23/06/17</text:p>
          </table:table-cell>
          <table:table-cell table:style-name="ce71" office:value-type="string" calcext:value-type="string">
            <text:p>Bois (parquets, etc) Acompte</text:p>
          </table:table-cell>
          <table:table-cell table:style-name="ce71" office:value-type="string" calcext:value-type="string">
            <text:p>Ambiance bois en Limousin</text:p>
          </table:table-cell>
          <table:table-cell table:style-name="ce83" office:value-type="currency" office:currency="EUR" office:value="1893.52" calcext:value-type="currency">
            <text:p>1 893,52 €</text:p>
          </table:table-cell>
          <table:table-cell table:style-name="ce83"/>
          <table:table-cell table:style-name="ce83" table:formula="of:=[.D246]" office:value-type="currency" office:currency="EUR" office:value="1893.52" calcext:value-type="currency">
            <text:p>1 893,52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acompte commande n°05171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2" calcext:value-type="currency">
            <text:p>22,00 €</text:p>
          </table:table-cell>
          <table:table-cell table:style-name="ce83" table:formula="of:=[.D247]" office:value-type="currency" office:currency="EUR" office:value="22" calcext:value-type="currency">
            <text:p>22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facture n°11339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27.62" calcext:value-type="currency">
            <text:p>527,62 €</text:p>
          </table:table-cell>
          <table:table-cell table:style-name="ce83"/>
          <table:table-cell table:style-name="ce83" table:formula="of:=[.D248]" office:value-type="currency" office:currency="EUR" office:value="527.62" calcext:value-type="currency">
            <text:p>527,62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Reprise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78.56" calcext:value-type="currency">
            <text:p>-178,56 €</text:p>
          </table:table-cell>
          <table:table-cell table:style-name="ce83" table:formula="of:=[.D249]" office:value-type="currency" office:currency="EUR" office:value="-178.56" calcext:value-type="currency">
            <text:p>-178,5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facture n°08217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6.2" calcext:value-type="currency">
            <text:p>106,20 €</text:p>
          </table:table-cell>
          <table:table-cell table:style-name="ce83"/>
          <table:table-cell table:style-name="ce83" table:formula="of:=[.D250]" office:value-type="currency" office:currency="EUR" office:value="106.2" calcext:value-type="currency">
            <text:p>106,2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8" calcext:value-type="date">
            <text:p>28/06/17</text:p>
          </table:table-cell>
          <table:table-cell table:style-name="ce71" office:value-type="string" calcext:value-type="string">
            <text:p>Canisses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20.35" calcext:value-type="currency">
            <text:p>120,35 €</text:p>
          </table:table-cell>
          <table:table-cell table:style-name="ce83"/>
          <table:table-cell table:style-name="ce83" office:value-type="currency" office:currency="EUR" office:value="120.35" calcext:value-type="currency">
            <text:p>120,3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Agrafes (cloisons), etc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50.9" calcext:value-type="currency">
            <text:p>50,90 €</text:p>
          </table:table-cell>
          <table:table-cell table:style-name="ce83" table:formula="of:=[.D252]" office:value-type="currency" office:currency="EUR" office:value="50.9" calcext:value-type="currency">
            <text:p>50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5" calcext:value-type="date">
            <text:p>25/07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9.5" calcext:value-type="currency">
            <text:p>9,50 €</text:p>
          </table:table-cell>
          <table:table-cell table:style-name="ce83" table:formula="of:=[.D253]" office:value-type="currency" office:currency="EUR" office:value="9.5" calcext:value-type="currency">
            <text:p>9,5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5" calcext:value-type="date">
            <text:p>25/07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7.6" calcext:value-type="currency">
            <text:p>7,60 €</text:p>
          </table:table-cell>
          <table:table-cell table:style-name="ce83" table:formula="of:=[.D254]" office:value-type="currency" office:currency="EUR" office:value="7.6" calcext:value-type="currency">
            <text:p>7,6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02" calcext:value-type="date">
            <text:p>02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9" calcext:value-type="currency">
            <text:p>19,00 €</text:p>
          </table:table-cell>
          <table:table-cell table:style-name="ce83" table:formula="of:=[.D255]" office:value-type="currency" office:currency="EUR" office:value="19" calcext:value-type="currency">
            <text:p>19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14" calcext:value-type="date">
            <text:p>14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9.5" calcext:value-type="currency">
            <text:p>9,50 €</text:p>
          </table:table-cell>
          <table:table-cell table:style-name="ce83" table:formula="of:=[.D256]" office:value-type="currency" office:currency="EUR" office:value="9.5" calcext:value-type="currency">
            <text:p>9,5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17" calcext:value-type="date">
            <text:p>17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7" calcext:value-type="currency">
            <text:p>29,70 €</text:p>
          </table:table-cell>
          <table:table-cell table:style-name="ce83" table:formula="of:=[.D257]" office:value-type="currency" office:currency="EUR" office:value="29.7" calcext:value-type="currency">
            <text:p>29,7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25" calcext:value-type="date">
            <text:p>25/08/17</text:p>
          </table:table-cell>
          <table:table-cell table:style-name="ce71" office:value-type="string" calcext:value-type="string">
            <text:p>Agrafes (cloisons) ?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4.3" calcext:value-type="currency">
            <text:p>4,30 €</text:p>
          </table:table-cell>
          <table:table-cell table:style-name="ce83" table:formula="of:=[.D258]" office:value-type="currency" office:currency="EUR" office:value="4.3" calcext:value-type="currency">
            <text:p>4,3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01" calcext:value-type="date">
            <text:p>01/08/17</text:p>
          </table:table-cell>
          <table:table-cell table:style-name="ce71" office:value-type="string" calcext:value-type="string">
            <text:p>Bois (parquets, etc) Solde</text:p>
          </table:table-cell>
          <table:table-cell table:style-name="ce71" office:value-type="string" calcext:value-type="string">
            <text:p>Ambiance bois en Limousin</text:p>
          </table:table-cell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83"/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9.6" calcext:value-type="currency">
            <text:p>59,60 €</text:p>
          </table:table-cell>
          <table:table-cell table:style-name="ce83"/>
          <table:table-cell table:style-name="ce83" table:formula="of:=[.D260]" office:value-type="currency" office:currency="EUR" office:value="59.6" calcext:value-type="currency">
            <text:p>59,60 €</text:p>
          </table:table-cell>
          <table:table-cell table:style-name="ce108"/>
          <table:table-cell table:style-name="ce124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69" office:value-type="date" office:date-value="2017-04-15" calcext:value-type="date">
            <text:p>15/04/17</text:p>
          </table:table-cell>
          <table:table-cell table:style-name="ce71" office:value-type="string" calcext:value-type="string">
            <text:p>Papier de v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1" calcext:value-type="currency">
            <text:p>54,10 €</text:p>
          </table:table-cell>
          <table:table-cell table:style-name="ce83"/>
          <table:table-cell table:style-name="ce83" table:formula="of:=[.D261]" office:value-type="currency" office:currency="EUR" office:value="54.1" calcext:value-type="currency">
            <text:p>54,1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Huile dure (parquets)</text:p>
          </table:table-cell>
          <table:table-cell table:style-name="ce71" office:value-type="string" calcext:value-type="string">
            <text:p>La maison naturelle</text:p>
          </table:table-cell>
          <table:table-cell table:style-name="ce83" office:value-type="currency" office:currency="EUR" office:value="457.55" calcext:value-type="currency">
            <text:p>457,55 €</text:p>
          </table:table-cell>
          <table:table-cell table:style-name="ce83"/>
          <table:table-cell table:style-name="ce83" table:formula="of:=[.D262]" office:value-type="currency" office:currency="EUR" office:value="457.55" calcext:value-type="currency">
            <text:p>457,55 €</text:p>
          </table:table-cell>
          <table:table-cell table:style-name="ce105" office:value-type="string" calcext:value-type="string">
            <text:p>Le 21/07/18</text:p>
          </table:table-cell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Electricité, bross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2.5" calcext:value-type="currency">
            <text:p>72,50 €</text:p>
          </table:table-cell>
          <table:table-cell table:style-name="ce83"/>
          <table:table-cell table:style-name="ce83" table:formula="of:=[.D263]" office:value-type="currency" office:currency="EUR" office:value="72.5" calcext:value-type="currency">
            <text:p>72,5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Canisse, matériel peinture (SdB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8.6" calcext:value-type="currency">
            <text:p>58,60 €</text:p>
          </table:table-cell>
          <table:table-cell table:style-name="ce83"/>
          <table:table-cell table:style-name="ce83" table:formula="of:=[.D264]" office:value-type="currency" office:currency="EUR" office:value="58.6" calcext:value-type="currency">
            <text:p>58,6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28" calcext:value-type="date">
            <text:p>28/04/17</text:p>
          </table:table-cell>
          <table:table-cell table:style-name="ce71" office:value-type="string" calcext:value-type="string">
            <text:p>Manchons, raccord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138.1" calcext:value-type="currency">
            <text:p>138,10 €</text:p>
          </table:table-cell>
          <table:table-cell table:style-name="ce83"/>
          <table:table-cell table:style-name="ce83" table:formula="of:=[.D265]" office:value-type="currency" office:currency="EUR" office:value="138.1" calcext:value-type="currency">
            <text:p>138,1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4" calcext:value-type="date">
            <text:p>04/05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/>
          <table:table-cell table:style-name="ce83" table:formula="of:=[.D266]" office:value-type="currency" office:currency="EUR" office:value="418.56" calcext:value-type="currency">
            <text:p>418,56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10" calcext:value-type="date">
            <text:p>10/07/17</text:p>
          </table:table-cell>
          <table:table-cell table:style-name="ce71" office:value-type="string" calcext:value-type="string">
            <text:p>Fermacell, truelle, platoir (facture n°03102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8.89" calcext:value-type="currency">
            <text:p>68,89 €</text:p>
          </table:table-cell>
          <table:table-cell table:style-name="ce83"/>
          <table:table-cell table:style-name="ce83" table:formula="of:=[.D267]" office:value-type="currency" office:currency="EUR" office:value="68.89" calcext:value-type="currency">
            <text:p>68,89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10" calcext:value-type="date">
            <text:p>10/07/17</text:p>
          </table:table-cell>
          <table:table-cell table:style-name="ce71" office:value-type="string" calcext:value-type="string">
            <text:p>Sable lavé 0/2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4.27" calcext:value-type="currency">
            <text:p>24,27 €</text:p>
          </table:table-cell>
          <table:table-cell table:style-name="ce83"/>
          <table:table-cell table:style-name="ce83" table:formula="of:=[.D268]" office:value-type="currency" office:currency="EUR" office:value="24.27" calcext:value-type="currency">
            <text:p>24,27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19" calcext:value-type="date">
            <text:p>19/07/17</text:p>
          </table:table-cell>
          <table:table-cell table:style-name="ce71" office:value-type="string" calcext:value-type="string">
            <text:p>Papier cache, vis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9.5" calcext:value-type="currency">
            <text:p>19,50 €</text:p>
          </table:table-cell>
          <table:table-cell table:style-name="ce83"/>
          <table:table-cell table:style-name="ce83" table:formula="of:=[.D269]" office:value-type="currency" office:currency="EUR" office:value="19.5" calcext:value-type="currency">
            <text:p>19,5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1" calcext:value-type="date">
            <text:p>21/07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.45" calcext:value-type="currency">
            <text:p>13,45 €</text:p>
          </table:table-cell>
          <table:table-cell table:style-name="ce83"/>
          <table:table-cell table:style-name="ce83" table:formula="of:=[.D270]" office:value-type="currency" office:currency="EUR" office:value="13.45" calcext:value-type="currency">
            <text:p>13,45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Vis, pointes, agraf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24.9" calcext:value-type="currency">
            <text:p>124,90 €</text:p>
          </table:table-cell>
          <table:table-cell table:style-name="ce83"/>
          <table:table-cell table:style-name="ce83" table:formula="of:=[.D271]" office:value-type="currency" office:currency="EUR" office:value="124.9" calcext:value-type="currency">
            <text:p>124,9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Electricité, évier (facture n°24157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32" calcext:value-type="currency">
            <text:p>20,32 €</text:p>
          </table:table-cell>
          <table:table-cell table:style-name="ce83" table:formula="of:=[.D272]-[.F272]" office:value-type="currency" office:currency="EUR" office:value="-268.42" calcext:value-type="currency">
            <text:p>-268,42 €</text:p>
          </table:table-cell>
          <table:table-cell table:style-name="ce83" office:value-type="currency" office:currency="EUR" office:value="288.74" calcext:value-type="currency">
            <text:p>288,74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31.84" calcext:value-type="currency">
            <text:p>31,84 €</text:p>
          </table:table-cell>
          <table:table-cell table:style-name="ce83"/>
          <table:table-cell table:style-name="ce83" table:formula="of:=[.D273]" office:value-type="currency" office:currency="EUR" office:value="31.84" calcext:value-type="currency">
            <text:p>31,84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6" calcext:value-type="date">
            <text:p>26/07/17</text:p>
          </table:table-cell>
          <table:table-cell table:style-name="ce71" office:value-type="string" calcext:value-type="string">
            <text:p>Sable lavé 0/2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1.69" calcext:value-type="currency">
            <text:p>21,69 €</text:p>
          </table:table-cell>
          <table:table-cell table:style-name="ce83" table:formula="of:=[.D274]-[.F274]" office:value-type="currency" office:currency="EUR" office:value="-6" calcext:value-type="currency">
            <text:p>-6,00 €</text:p>
          </table:table-cell>
          <table:table-cell table:style-name="ce83" office:value-type="currency" office:currency="EUR" office:value="27.69" calcext:value-type="currency">
            <text:p>27,69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01" calcext:value-type="date">
            <text:p>01/08/17</text:p>
          </table:table-cell>
          <table:table-cell table:style-name="ce71" office:value-type="string" calcext:value-type="string">
            <text:p>OSB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79.39" calcext:value-type="currency">
            <text:p>679,39 €</text:p>
          </table:table-cell>
          <table:table-cell table:style-name="ce83"/>
          <table:table-cell table:style-name="ce83" table:formula="of:=[.D275]" office:value-type="currency" office:currency="EUR" office:value="679.39" calcext:value-type="currency">
            <text:p>679,39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07" calcext:value-type="date">
            <text:p>07/08/17</text:p>
          </table:table-cell>
          <table:table-cell table:style-name="ce71" office:value-type="string" calcext:value-type="string">
            <text:p>Electricité, plomberie (facture n°05003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10.54" calcext:value-type="currency">
            <text:p>110,54 €</text:p>
          </table:table-cell>
          <table:table-cell table:style-name="ce83"/>
          <table:table-cell table:style-name="ce83" table:formula="of:=[.D276]" office:value-type="currency" office:currency="EUR" office:value="110.54" calcext:value-type="currency">
            <text:p>110,54 €</text:p>
          </table:table-cell>
          <table:table-cell table:style-name="ce109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08" calcext:value-type="date">
            <text:p>08/08/17</text:p>
          </table:table-cell>
          <table:table-cell table:style-name="ce71" office:value-type="string" calcext:value-type="string">
            <text:p>Salaire (enduits intérieurs)</text:p>
          </table:table-cell>
          <table:table-cell table:style-name="ce71" office:value-type="string" calcext:value-type="string">
            <text:p>B.Duffau</text:p>
          </table:table-cell>
          <table:table-cell table:style-name="ce83" office:value-type="currency" office:currency="EUR" office:value="2000" calcext:value-type="currency">
            <text:p>2 000,00 €</text:p>
          </table:table-cell>
          <table:table-cell table:style-name="ce83" table:formula="of:=[.D277]" office:value-type="currency" office:currency="EUR" office:value="2000" calcext:value-type="currency">
            <text:p>2 000,00 €</text:p>
          </table:table-cell>
          <table:table-cell table:style-name="ce83"/>
          <table:table-cell table:style-name="ce110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16" calcext:value-type="date">
            <text:p>16/08/17</text:p>
          </table:table-cell>
          <table:table-cell table:style-name="ce71" office:value-type="string" calcext:value-type="string">
            <text:p>Agrafes <text:s/>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7" calcext:value-type="currency">
            <text:p>29,70 €</text:p>
          </table:table-cell>
          <table:table-cell table:style-name="ce83" table:formula="of:=[.D278]" office:value-type="currency" office:currency="EUR" office:value="29.7" calcext:value-type="currency">
            <text:p>29,70 €</text:p>
          </table:table-cell>
          <table:table-cell table:style-name="ce83"/>
          <table:table-cell table:style-name="ce110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9-29" calcext:value-type="date">
            <text:p>29/09/17</text:p>
          </table:table-cell>
          <table:table-cell table:style-name="ce71" office:value-type="string" calcext:value-type="string">
            <text:p>Charges salaire B.Duffau (enduits intérieurs)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536.65" calcext:value-type="currency">
            <text:p>1 536,65 €</text:p>
          </table:table-cell>
          <table:table-cell table:style-name="ce83" table:formula="of:=[.D279]" office:value-type="currency" office:currency="EUR" office:value="1536.65" calcext:value-type="currency">
            <text:p>1 536,65 €</text:p>
          </table:table-cell>
          <table:table-cell table:style-name="ce83"/>
          <table:table-cell table:style-name="ce111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25" calcext:value-type="date">
            <text:p>25/08/17</text:p>
          </table:table-cell>
          <table:table-cell table:style-name="ce71" office:value-type="string" calcext:value-type="string">
            <text:p>Joint enduits (facture n°14464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/>
          <table:table-cell table:style-name="ce83" office:value-type="currency" office:currency="EUR" office:value="12.15" calcext:value-type="currency">
            <text:p>12,1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26" calcext:value-type="date">
            <text:p>26/08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36.9" calcext:value-type="currency">
            <text:p>36,90 €</text:p>
          </table:table-cell>
          <table:table-cell table:style-name="ce83" table:formula="of:=[.D281]" office:value-type="currency" office:currency="EUR" office:value="36.9" calcext:value-type="currency">
            <text:p>36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31" calcext:value-type="date">
            <text:p>31/08/17</text:p>
          </table:table-cell>
          <table:table-cell table:style-name="ce71" office:value-type="string" calcext:value-type="string">
            <text:p>Colle joint fermacelle (facture n°14579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.95" calcext:value-type="currency">
            <text:p>14,95 €</text:p>
          </table:table-cell>
          <table:table-cell table:style-name="ce83"/>
          <table:table-cell table:style-name="ce83" office:value-type="currency" office:currency="EUR" office:value="14.95" calcext:value-type="currency">
            <text:p>14,9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9-09" calcext:value-type="date">
            <text:p>09/09/17</text:p>
          </table:table-cell>
          <table:table-cell table:style-name="ce71" office:value-type="string" calcext:value-type="string">
            <text:p>Pigment Terre de Sienne (tadelakt SdB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6.26" calcext:value-type="currency">
            <text:p>16,26 €</text:p>
          </table:table-cell>
          <table:table-cell table:style-name="ce83"/>
          <table:table-cell table:style-name="ce83" office:value-type="currency" office:currency="EUR" office:value="16.26" calcext:value-type="currency">
            <text:p>16,2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9-08" calcext:value-type="date">
            <text:p>08/09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8.2" calcext:value-type="currency">
            <text:p>18,20 €</text:p>
          </table:table-cell>
          <table:table-cell table:style-name="ce83" table:formula="of:=[.D284]" office:value-type="currency" office:currency="EUR" office:value="18.2" calcext:value-type="currency">
            <text:p>18,2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9-19" calcext:value-type="date">
            <text:p>19/09/17</text:p>
          </table:table-cell>
          <table:table-cell table:style-name="ce71" office:value-type="string" calcext:value-type="string">
            <text:p>Bois (parquet : 60 m²)</text:p>
          </table:table-cell>
          <table:table-cell table:style-name="ce71" office:value-type="string" calcext:value-type="string">
            <text:p>N.Fournier</text:p>
          </table:table-cell>
          <table:table-cell table:style-name="ce83" office:value-type="currency" office:currency="EUR" office:value="-1679.76" calcext:value-type="currency">
            <text:p>-1 679,76 €</text:p>
          </table:table-cell>
          <table:table-cell table:style-name="ce83" table:formula="of:=[.D285]" office:value-type="currency" office:currency="EUR" office:value="-1679.76" calcext:value-type="currency">
            <text:p>-1 679,7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14" calcext:value-type="date">
            <text:p>14/10/17</text:p>
          </table:table-cell>
          <table:table-cell table:style-name="ce71" office:value-type="string" calcext:value-type="string">
            <text:p>Mastic, white spirit (facture n°035854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2.38" calcext:value-type="currency">
            <text:p>22,38 €</text:p>
          </table:table-cell>
          <table:table-cell table:style-name="ce83" table:formula="of:=[.D286]" office:value-type="currency" office:currency="EUR" office:value="22.38" calcext:value-type="currency">
            <text:p>22,38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21" calcext:value-type="date">
            <text:p>21/10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3" calcext:value-type="currency">
            <text:p>13,00 €</text:p>
          </table:table-cell>
          <table:table-cell table:style-name="ce83" table:formula="of:=[.D287]" office:value-type="currency" office:currency="EUR" office:value="13" calcext:value-type="currency">
            <text:p>13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23" calcext:value-type="date">
            <text:p>23/10/17</text:p>
          </table:table-cell>
          <table:table-cell table:style-name="ce71" office:value-type="string" calcext:value-type="string">
            <text:p>Peinture (support tadelakt) - erreur 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43.8" calcext:value-type="currency">
            <text:p>43,80 €</text:p>
          </table:table-cell>
          <table:table-cell table:style-name="ce83" table:formula="of:=[.D288]" office:value-type="currency" office:currency="EUR" office:value="43.8" calcext:value-type="currency">
            <text:p>43,8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23" calcext:value-type="date">
            <text:p>23/10/17</text:p>
          </table:table-cell>
          <table:table-cell table:style-name="ce76" office:value-type="string" calcext:value-type="string">
            <text:p>Peinture (support tadelakt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2.9" calcext:value-type="currency">
            <text:p>52,90 €</text:p>
          </table:table-cell>
          <table:table-cell table:style-name="ce83" table:formula="of:=[.D289]" office:value-type="currency" office:currency="EUR" office:value="52.9" calcext:value-type="currency">
            <text:p>52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24" calcext:value-type="date">
            <text:p>24/10/17</text:p>
          </table:table-cell>
          <table:table-cell table:style-name="ce71" office:value-type="string" calcext:value-type="string">
            <text:p>Peinture (support tadelakt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2.9" calcext:value-type="currency">
            <text:p>52,90 €</text:p>
          </table:table-cell>
          <table:table-cell table:style-name="ce83" table:formula="of:=[.D290]" office:value-type="currency" office:currency="EUR" office:value="52.9" calcext:value-type="currency">
            <text:p>52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28" calcext:value-type="date">
            <text:p>28/10/17</text:p>
          </table:table-cell>
          <table:table-cell table:style-name="ce71" office:value-type="string" calcext:value-type="string">
            <text:p>Tube PVC (VMC salle de musique)</text:p>
          </table:table-cell>
          <table:table-cell table:style-name="ce71" office:value-type="string" calcext:value-type="string">
            <text:p>Fouquet</text:p>
          </table:table-cell>
          <table:table-cell table:style-name="ce83" office:value-type="currency" office:currency="EUR" office:value="10" calcext:value-type="currency">
            <text:p>10,00 €</text:p>
          </table:table-cell>
          <table:table-cell table:style-name="ce83" table:formula="of:=[.D291]" office:value-type="currency" office:currency="EUR" office:value="10" calcext:value-type="currency">
            <text:p>10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31" calcext:value-type="date">
            <text:p>31/10/17</text:p>
          </table:table-cell>
          <table:table-cell table:style-name="ce71" office:value-type="string" calcext:value-type="string">
            <text:p>Savon noir,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.56" calcext:value-type="currency">
            <text:p>18,56 €</text:p>
          </table:table-cell>
          <table:table-cell table:style-name="ce83" table:formula="of:=[.D292]" office:value-type="currency" office:currency="EUR" office:value="18.56" calcext:value-type="currency">
            <text:p>18,5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1-01" calcext:value-type="date">
            <text:p>01/11/17</text:p>
          </table:table-cell>
          <table:table-cell table:style-name="ce71" office:value-type="string" calcext:value-type="string">
            <text:p>Scotch d’étanchéité Tescon</text:p>
          </table:table-cell>
          <table:table-cell table:style-name="ce71" office:value-type="string" calcext:value-type="string">
            <text:p>Kenzai</text:p>
          </table:table-cell>
          <table:table-cell table:style-name="ce83" office:value-type="currency" office:currency="EUR" office:value="113.05" calcext:value-type="currency">
            <text:p>113,05 €</text:p>
          </table:table-cell>
          <table:table-cell table:style-name="ce83"/>
          <table:table-cell table:style-name="ce83" table:formula="of:=[.D293]" office:value-type="currency" office:currency="EUR" office:value="113.05" calcext:value-type="currency">
            <text:p>113,0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1-18" calcext:value-type="date">
            <text:p>18/11/17</text:p>
          </table:table-cell>
          <table:table-cell table:style-name="ce71" office:value-type="string" calcext:value-type="string">
            <text:p>Lambourdes (faux plafond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363" calcext:value-type="currency">
            <text:p>363,00 €</text:p>
          </table:table-cell>
          <table:table-cell table:style-name="ce83" table:formula="of:=[.D294]" office:value-type="currency" office:currency="EUR" office:value="363" calcext:value-type="currency">
            <text:p>363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1-22" calcext:value-type="date">
            <text:p>22/11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27.31" calcext:value-type="currency">
            <text:p>27,31 €</text:p>
          </table:table-cell>
          <table:table-cell table:style-name="ce83"/>
          <table:table-cell table:style-name="ce83" table:formula="of:=[.D295]" office:value-type="currency" office:currency="EUR" office:value="27.31" calcext:value-type="currency">
            <text:p>27,3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1-29" calcext:value-type="date">
            <text:p>29/11/17</text:p>
          </table:table-cell>
          <table:table-cell table:style-name="ce71" office:value-type="string" calcext:value-type="string">
            <text:p>Chauffe-eau, panneaux solaires</text:p>
          </table:table-cell>
          <table:table-cell table:style-name="ce71" office:value-type="string" calcext:value-type="string">
            <text:p>Héliofrance</text:p>
          </table:table-cell>
          <table:table-cell table:style-name="ce83" office:value-type="currency" office:currency="EUR" office:value="3737" calcext:value-type="currency">
            <text:p>3 737,00 €</text:p>
          </table:table-cell>
          <table:table-cell table:style-name="ce83"/>
          <table:table-cell table:style-name="ce83" table:formula="of:=[.D296]" office:value-type="currency" office:currency="EUR" office:value="3737" calcext:value-type="currency">
            <text:p>3 737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2-22" calcext:value-type="date">
            <text:p>22/12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4.24" calcext:value-type="currency">
            <text:p>64,24 €</text:p>
          </table:table-cell>
          <table:table-cell table:style-name="ce83"/>
          <table:table-cell table:style-name="ce83" table:formula="of:=[.D297]" office:value-type="currency" office:currency="EUR" office:value="64.24" calcext:value-type="currency">
            <text:p>64,2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2-22" calcext:value-type="date">
            <text:p>22/12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6.86" calcext:value-type="currency">
            <text:p>46,86 €</text:p>
          </table:table-cell>
          <table:table-cell table:style-name="ce83"/>
          <table:table-cell table:style-name="ce83" table:formula="of:=[.D298]" office:value-type="currency" office:currency="EUR" office:value="46.86" calcext:value-type="currency">
            <text:p>46,8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2-28" calcext:value-type="date">
            <text:p>28/12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0.97" calcext:value-type="currency">
            <text:p>100,97 €</text:p>
          </table:table-cell>
          <table:table-cell table:style-name="ce83"/>
          <table:table-cell table:style-name="ce83" table:formula="of:=[.D299]" office:value-type="currency" office:currency="EUR" office:value="100.97" calcext:value-type="currency">
            <text:p>100,9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2-28" calcext:value-type="date">
            <text:p>28/12/17</text:p>
          </table:table-cell>
          <table:table-cell table:style-name="ce71" office:value-type="string" calcext:value-type="string">
            <text:p>Rbt vis (erreur prix)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-40.5" calcext:value-type="currency">
            <text:p>-40,50 €</text:p>
          </table:table-cell>
          <table:table-cell table:style-name="ce83" table:formula="of:=[.D300]" office:value-type="currency" office:currency="EUR" office:value="-40.5" calcext:value-type="currency">
            <text:p>-40,5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1-25" calcext:value-type="date">
            <text:p>25/01/18</text:p>
          </table:table-cell>
          <table:table-cell table:style-name="ce71" office:value-type="string" calcext:value-type="string">
            <text:p>Participation à l’assainissement collectif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2700" calcext:value-type="currency">
            <text:p>2 700,00 €</text:p>
          </table:table-cell>
          <table:table-cell table:style-name="ce83"/>
          <table:table-cell table:style-name="ce83" table:formula="of:=[.D301]" office:value-type="currency" office:currency="EUR" office:value="2700" calcext:value-type="currency">
            <text:p>2 700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2-24" calcext:value-type="date">
            <text:p>24/02/18</text:p>
          </table:table-cell>
          <table:table-cell table:style-name="ce71" office:value-type="string" calcext:value-type="string">
            <text:p>Scie cloche, thermomètre, scotch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9.1" calcext:value-type="currency">
            <text:p>79,10 €</text:p>
          </table:table-cell>
          <table:table-cell table:style-name="ce83" table:formula="of:=[.D302]" office:value-type="currency" office:currency="EUR" office:value="79.1" calcext:value-type="currency">
            <text:p>79,1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 table:formula="of:=[.D303]" office:value-type="currency" office:currency="EUR" office:value="12.15" calcext:value-type="currency">
            <text:p>12,1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Scotch Tescon 3 rouleaux</text:p>
          </table:table-cell>
          <table:table-cell table:style-name="ce71" office:value-type="string" calcext:value-type="string">
            <text:p>Kenzai</text:p>
          </table:table-cell>
          <table:table-cell table:style-name="ce83" office:value-type="currency" office:currency="EUR" office:value="81.59" calcext:value-type="currency">
            <text:p>81,59 €</text:p>
          </table:table-cell>
          <table:table-cell table:style-name="ce83"/>
          <table:table-cell table:style-name="ce83" table:formula="of:=[.D304]" office:value-type="currency" office:currency="EUR" office:value="81.59" calcext:value-type="currency">
            <text:p>81,59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3-05" calcext:value-type="date">
            <text:p>05/03/18</text:p>
          </table:table-cell>
          <table:table-cell table:style-name="ce71" office:value-type="string" calcext:value-type="string">
            <text:p>PER multicouche, bonde, coud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4.5" calcext:value-type="currency">
            <text:p>94,50 €</text:p>
          </table:table-cell>
          <table:table-cell table:style-name="ce83"/>
          <table:table-cell table:style-name="ce83" table:formula="of:=[.D305]" office:value-type="currency" office:currency="EUR" office:value="94.5" calcext:value-type="currency">
            <text:p>94,5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3-05" calcext:value-type="date">
            <text:p>05/03/18</text:p>
          </table:table-cell>
          <table:table-cell table:style-name="ce71" office:value-type="string" calcext:value-type="string">
            <text:p>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7.11" calcext:value-type="currency">
            <text:p>47,11 €</text:p>
          </table:table-cell>
          <table:table-cell table:style-name="ce83"/>
          <table:table-cell table:style-name="ce83" table:formula="of:=[.D306]" office:value-type="currency" office:currency="EUR" office:value="47.11" calcext:value-type="currency">
            <text:p>47,1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3-09" calcext:value-type="date">
            <text:p>09/03/18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7.98" calcext:value-type="currency">
            <text:p>77,98 €</text:p>
          </table:table-cell>
          <table:table-cell table:style-name="ce83"/>
          <table:table-cell table:style-name="ce83" table:formula="of:=[.D307]" office:value-type="currency" office:currency="EUR" office:value="77.98" calcext:value-type="currency">
            <text:p>77,9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3-10" calcext:value-type="date">
            <text:p>10/03/18</text:p>
          </table:table-cell>
          <table:table-cell table:style-name="ce71" office:value-type="string" calcext:value-type="string">
            <text:p>Prise, rallonge chauffe-eau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3.6" calcext:value-type="currency">
            <text:p>13,60 €</text:p>
          </table:table-cell>
          <table:table-cell table:style-name="ce83"/>
          <table:table-cell table:style-name="ce83" table:formula="of:=[.D308]" office:value-type="currency" office:currency="EUR" office:value="13.6" calcext:value-type="currency">
            <text:p>13,6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Fin VMC (acompte)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209" calcext:value-type="currency">
            <text:p>209,00 €</text:p>
          </table:table-cell>
          <table:table-cell table:style-name="ce83"/>
          <table:table-cell table:style-name="ce83" table:formula="of:=[.D309]" office:value-type="currency" office:currency="EUR" office:value="209" calcext:value-type="currency">
            <text:p>209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3-16" calcext:value-type="date">
            <text:p>16/03/18</text:p>
          </table:table-cell>
          <table:table-cell table:style-name="ce71" office:value-type="string" calcext:value-type="string">
            <text:p>Fin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89.96" calcext:value-type="currency">
            <text:p>89,96 €</text:p>
          </table:table-cell>
          <table:table-cell table:style-name="ce83"/>
          <table:table-cell table:style-name="ce83" table:formula="of:=[.D310]" office:value-type="currency" office:currency="EUR" office:value="89.96" calcext:value-type="currency">
            <text:p>89,9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Matériel enduits extérieurs (gants, truelles…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9.96" calcext:value-type="currency">
            <text:p>49,96 €</text:p>
          </table:table-cell>
          <table:table-cell table:style-name="ce83" table:formula="of:=[.D311]" office:value-type="currency" office:currency="EUR" office:value="49.96" calcext:value-type="currency">
            <text:p>49,9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Enduits extérieurs (main d’oeuvre) acompte 80 %</text:p>
          </table:table-cell>
          <table:table-cell table:style-name="ce71" office:value-type="string" calcext:value-type="string">
            <text:p>S.Ruel</text:p>
          </table:table-cell>
          <table:table-cell table:style-name="ce89" office:value-type="currency" office:currency="EUR" office:value="1248" calcext:value-type="currency">
            <text:p>1 248,00 €</text:p>
          </table:table-cell>
          <table:table-cell table:style-name="ce83"/>
          <table:table-cell table:style-name="ce83" table:formula="of:=[.D312]" office:value-type="currency" office:currency="EUR" office:value="1248" calcext:value-type="currency">
            <text:p>1 248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Poêle (Contura 810)</text:p>
          </table:table-cell>
          <table:table-cell table:style-name="ce71" office:value-type="string" calcext:value-type="string">
            <text:p>Aasgard</text:p>
          </table:table-cell>
          <table:table-cell table:style-name="ce83" office:value-type="currency" office:currency="EUR" office:value="2092.91" calcext:value-type="currency">
            <text:p>2 092,91 €</text:p>
          </table:table-cell>
          <table:table-cell table:style-name="ce83"/>
          <table:table-cell table:style-name="ce83" table:formula="of:=[.D313]" office:value-type="currency" office:currency="EUR" office:value="2092.91" calcext:value-type="currency">
            <text:p>2 092,9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Tubage poêle (facture n°20779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65.2" calcext:value-type="currency">
            <text:p>1 465,20 €</text:p>
          </table:table-cell>
          <table:table-cell table:style-name="ce83"/>
          <table:table-cell table:style-name="ce83" table:formula="of:=[.D314]" office:value-type="currency" office:currency="EUR" office:value="1465.2" calcext:value-type="currency">
            <text:p>1 465,2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Platoir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1.32" calcext:value-type="currency">
            <text:p>31,32 €</text:p>
          </table:table-cell>
          <table:table-cell table:style-name="ce83" table:formula="of:=[.D315]" office:value-type="currency" office:currency="EUR" office:value="31.32" calcext:value-type="currency">
            <text:p>31,32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Chaux CL90 (11 sacs de 20 kg) : 132,66 €, taloche : 11,69 €</text:p>
          </table:table-cell>
          <table:table-cell table:style-name="ce71" office:value-type="string" calcext:value-type="string">
            <text:p>Point.P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/>
          <table:table-cell table:style-name="ce83" table:formula="of:=[.D316]" office:value-type="currency" office:currency="EUR" office:value="144.35" calcext:value-type="currency">
            <text:p>144,3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Matériel toiture végétale carport</text:p>
          </table:table-cell>
          <table:table-cell table:style-name="ce71" office:value-type="string" calcext:value-type="string">
            <text:p>Matériaux naturels</text:p>
          </table:table-cell>
          <table:table-cell table:style-name="ce89" office:value-type="currency" office:currency="EUR" office:value="1229.52" calcext:value-type="currency">
            <text:p>1 229,52 €</text:p>
          </table:table-cell>
          <table:table-cell table:style-name="ce83"/>
          <table:table-cell table:style-name="ce83" table:formula="of:=[.D317]" office:value-type="currency" office:currency="EUR" office:value="1229.52" calcext:value-type="currency">
            <text:p>1 229,52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Sable lavé 0/4 (enduits extérieurs)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19.01" calcext:value-type="currency">
            <text:p>19,01 €</text:p>
          </table:table-cell>
          <table:table-cell table:style-name="ce83" table:formula="of:=[.D318]" office:value-type="currency" office:currency="EUR" office:value="19.01" calcext:value-type="currency">
            <text:p>19,01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5-03" calcext:value-type="date">
            <text:p>03/05/18</text:p>
          </table:table-cell>
          <table:table-cell table:style-name="ce71" office:value-type="string" calcext:value-type="string">
            <text:p>Bouche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328.86" calcext:value-type="currency">
            <text:p>328,86 €</text:p>
          </table:table-cell>
          <table:table-cell table:style-name="ce83"/>
          <table:table-cell table:style-name="ce83" table:formula="of:=[.D319]" office:value-type="currency" office:currency="EUR" office:value="328.86" calcext:value-type="currency">
            <text:p>328,86 €</text:p>
          </table:table-cell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8-05-03" calcext:value-type="date">
            <text:p>03/05/18</text:p>
          </table:table-cell>
          <table:table-cell table:style-name="ce71" office:value-type="string" calcext:value-type="string">
            <text:p>Reprise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-264.34" calcext:value-type="currency">
            <text:p>-264,34 €</text:p>
          </table:table-cell>
          <table:table-cell table:style-name="ce83" table:formula="of:=[.D320]" office:value-type="currency" office:currency="EUR" office:value="-264.34" calcext:value-type="currency">
            <text:p>-264,34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5-05" calcext:value-type="date">
            <text:p>05/05/18</text:p>
          </table:table-cell>
          <table:table-cell table:style-name="ce71" office:value-type="string" calcext:value-type="string">
            <text:p>Ouate de cellulose (7 de 14 kg) : isolation maison (faux-plafond, sol)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7*14.5" office:value-type="currency" office:currency="EUR" office:value="101.5" calcext:value-type="currency">
            <text:p>101,50 €</text:p>
          </table:table-cell>
          <table:table-cell table:style-name="ce83"/>
          <table:table-cell table:style-name="ce83" table:formula="of:=[.D321]" office:value-type="currency" office:currency="EUR" office:value="101.5" calcext:value-type="currency">
            <text:p>101,5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5-05" calcext:value-type="date">
            <text:p>05/05/18</text:p>
          </table:table-cell>
          <table:table-cell table:style-name="ce71" office:value-type="string" calcext:value-type="string">
            <text:p>Huile de lin 1L (plafond), pinceau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45" calcext:value-type="currency">
            <text:p>20,45 €</text:p>
          </table:table-cell>
          <table:table-cell table:style-name="ce83" table:formula="of:=[.D322]" office:value-type="currency" office:currency="EUR" office:value="20.45" calcext:value-type="currency">
            <text:p>20,4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5-14" calcext:value-type="date">
            <text:p>14/05/18</text:p>
          </table:table-cell>
          <table:table-cell table:style-name="ce71" office:value-type="string" calcext:value-type="string">
            <text:p>Huile de lin 5L (plafond), pinceau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.95" calcext:value-type="currency">
            <text:p>25,95 €</text:p>
          </table:table-cell>
          <table:table-cell table:style-name="ce83"/>
          <table:table-cell table:style-name="ce83" table:formula="of:=[.D323]" office:value-type="currency" office:currency="EUR" office:value="25.95" calcext:value-type="currency">
            <text:p>25,9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7-13" calcext:value-type="date">
            <text:p>13/07/18</text:p>
          </table:table-cell>
          <table:table-cell table:style-name="ce71" office:value-type="string" calcext:value-type="string">
            <text:p>Filtre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210.42" calcext:value-type="currency">
            <text:p>210,42 €</text:p>
          </table:table-cell>
          <table:table-cell table:style-name="ce83"/>
          <table:table-cell table:style-name="ce83" table:formula="of:=[.D325]" office:value-type="currency" office:currency="EUR" office:value="210.42" calcext:value-type="currency">
            <text:p>210,42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7-13" calcext:value-type="date">
            <text:p>13/07/18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9.45" calcext:value-type="currency">
            <text:p>89,45 €</text:p>
          </table:table-cell>
          <table:table-cell table:style-name="ce83"/>
          <table:table-cell table:style-name="ce83" table:formula="of:=[.D326]" office:value-type="currency" office:currency="EUR" office:value="89.45" calcext:value-type="currency">
            <text:p>89,45 €</text:p>
          </table:table-cell>
          <table:table-cell table:style-name="ce112" office:value-type="string" calcext:value-type="string">
            <text:p>16/08/2018 (2)</text:p>
          </table:table-cell>
          <table:table-cell table:style-name="ce121"/>
          <table:table-cell table:number-columns-repeated="7"/>
        </table:table-row>
        <table:table-row table:style-name="ro1">
          <table:table-cell table:style-name="ce69" office:value-type="date" office:date-value="2018-07-16" calcext:value-type="date">
            <text:p>16/07/18</text:p>
          </table:table-cell>
          <table:table-cell table:style-name="ce71"/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68.72" calcext:value-type="currency">
            <text:p>168,72 €</text:p>
          </table:table-cell>
          <table:table-cell table:style-name="ce83" table:formula="of:=[.D327]" office:value-type="currency" office:currency="EUR" office:value="168.72" calcext:value-type="currency">
            <text:p>168,72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7-21" calcext:value-type="date">
            <text:p>21/07/18</text:p>
          </table:table-cell>
          <table:table-cell table:style-name="ce71" office:value-type="string" calcext:value-type="string">
            <text:p>Ouate de cellulose (… de )</text:p>
          </table:table-cell>
          <table:table-cell table:style-name="ce71" office:value-type="string" calcext:value-type="string">
            <text:p>Bricoman (rbst JY)</text:p>
          </table:table-cell>
          <table:table-cell table:style-name="ce83" office:value-type="currency" office:currency="EUR" office:value="180" calcext:value-type="currency">
            <text:p>180,00 €</text:p>
          </table:table-cell>
          <table:table-cell table:style-name="ce83" table:formula="of:=[.D328]" office:value-type="currency" office:currency="EUR" office:value="180" calcext:value-type="currency">
            <text:p>180,00 €</text:p>
          </table:table-cell>
          <table:table-cell table:style-name="ce83"/>
          <table:table-cell table:style-name="ce105"/>
          <table:table-cell table:style-name="ce127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7-23" calcext:value-type="date">
            <text:p>23/07/18</text:p>
          </table:table-cell>
          <table:table-cell table:style-name="ce71" office:value-type="string" calcext:value-type="string">
            <text:p>Remboursement charges Benjamin Duffau</text:p>
          </table:table-cell>
          <table:table-cell table:style-name="ce71" office:value-type="string" calcext:value-type="string">
            <text:p>CESU</text:p>
          </table:table-cell>
          <table:table-cell table:style-name="ce83" office:value-type="currency" office:currency="EUR" office:value="-1769" calcext:value-type="currency">
            <text:p>-1 769,00 €</text:p>
          </table:table-cell>
          <table:table-cell table:style-name="ce83" table:formula="of:=[.D329]" office:value-type="currency" office:currency="EUR" office:value="-1769" calcext:value-type="currency">
            <text:p>-1 769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7-26" calcext:value-type="date">
            <text:p>26/07/18</text:p>
          </table:table-cell>
          <table:table-cell table:style-name="ce71" office:value-type="string" calcext:value-type="string">
            <text:p>Outil multifonction, etc (facture n°07993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33.66" calcext:value-type="currency">
            <text:p>133,66 €</text:p>
          </table:table-cell>
          <table:table-cell table:style-name="ce83"/>
          <table:table-cell table:style-name="ce83" table:formula="of:=[.D330]" office:value-type="currency" office:currency="EUR" office:value="133.66" calcext:value-type="currency">
            <text:p>133,66 €</text:p>
          </table:table-cell>
          <table:table-cell table:style-name="ce112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98.1" calcext:value-type="currency">
            <text:p>-98,10 €</text:p>
          </table:table-cell>
          <table:table-cell table:style-name="ce83" table:formula="of:=[.D331]" office:value-type="currency" office:currency="EUR" office:value="-98.1" calcext:value-type="currency">
            <text:p>-98,1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47.6" calcext:value-type="currency">
            <text:p>-147,60 €</text:p>
          </table:table-cell>
          <table:table-cell table:style-name="ce83" table:formula="of:=[.D332]" office:value-type="currency" office:currency="EUR" office:value="-147.6" calcext:value-type="currency">
            <text:p>-147,6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 (erreur de caiss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7" calcext:value-type="currency">
            <text:p>27,00 €</text:p>
          </table:table-cell>
          <table:table-cell table:style-name="ce83" table:formula="of:=[.D333]" office:value-type="currency" office:currency="EUR" office:value="27" calcext:value-type="currency">
            <text:p>27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Tubage poêle (facture n°15390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13.2" calcext:value-type="currency">
            <text:p>313,20 €</text:p>
          </table:table-cell>
          <table:table-cell table:style-name="ce83"/>
          <table:table-cell table:style-name="ce83" table:formula="of:=[.D334]" office:value-type="currency" office:currency="EUR" office:value="313.2" calcext:value-type="currency">
            <text:p>313,20 €</text:p>
          </table:table-cell>
          <table:table-cell table:style-name="ce112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7-30" calcext:value-type="date">
            <text:p>30/07/18</text:p>
          </table:table-cell>
          <table:table-cell table:style-name="ce71" office:value-type="string" calcext:value-type="string">
            <text:p>Enduits extérieurs (main d’oeuvre) solde 20 %</text:p>
          </table:table-cell>
          <table:table-cell table:style-name="ce71" office:value-type="string" calcext:value-type="string">
            <text:p>S.Ruel</text:p>
          </table:table-cell>
          <table:table-cell table:style-name="ce83" table:formula="of:=1248/0.8*0.2" office:value-type="currency" office:currency="EUR" office:value="312" calcext:value-type="currency">
            <text:p>312,00 €</text:p>
          </table:table-cell>
          <table:table-cell table:style-name="ce83"/>
          <table:table-cell table:style-name="ce83" table:formula="of:=[.D335]" office:value-type="currency" office:currency="EUR" office:value="312" calcext:value-type="currency">
            <text:p>312,00 €</text:p>
          </table:table-cell>
          <table:table-cell table:style-name="ce112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01" calcext:value-type="date">
            <text:p>01/08/18</text:p>
          </table:table-cell>
          <table:table-cell table:style-name="ce71" office:value-type="string" calcext:value-type="string">
            <text:p>Ouate de cellulose (13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8.5" calcext:value-type="currency">
            <text:p>188,50 €</text:p>
          </table:table-cell>
          <table:table-cell table:style-name="ce83"/>
          <table:table-cell table:style-name="ce83" table:formula="of:=[.D336]" office:value-type="currency" office:currency="EUR" office:value="188.5" calcext:value-type="currency">
            <text:p>188,50 €</text:p>
          </table:table-cell>
          <table:table-cell table:style-name="ce112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01" calcext:value-type="date">
            <text:p>01/08/18</text:p>
          </table:table-cell>
          <table:table-cell table:style-name="ce71" office:value-type="string" calcext:value-type="string">
            <text:p>Ouate de cellulose (12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4" calcext:value-type="currency">
            <text:p>174,00 €</text:p>
          </table:table-cell>
          <table:table-cell table:style-name="ce83"/>
          <table:table-cell table:style-name="ce83" table:formula="of:=[.D337]" office:value-type="currency" office:currency="EUR" office:value="174" calcext:value-type="currency">
            <text:p>174,00 €</text:p>
          </table:table-cell>
          <table:table-cell table:style-name="ce112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02" calcext:value-type="date">
            <text:p>02/08/18</text:p>
          </table:table-cell>
          <table:table-cell table:style-name="ce71" office:value-type="string" calcext:value-type="string">
            <text:p>Blanc de Meudon (pour Blandine), mastic poêle (facture n°046021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3.6" calcext:value-type="currency">
            <text:p>33,60 €</text:p>
          </table:table-cell>
          <table:table-cell table:style-name="ce83"/>
          <table:table-cell table:style-name="ce83" table:formula="of:=[.D338]" office:value-type="currency" office:currency="EUR" office:value="33.6" calcext:value-type="currency">
            <text:p>33,60 €</text:p>
          </table:table-cell>
          <table:table-cell table:style-name="ce112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4" calcext:value-type="date">
            <text:p>14/08/18</text:p>
          </table:table-cell>
          <table:table-cell table:style-name="ce71" office:value-type="string" calcext:value-type="string">
            <text:p>Reprise ouate de cellulose (9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30.5" calcext:value-type="currency">
            <text:p>-130,50 €</text:p>
          </table:table-cell>
          <table:table-cell table:style-name="ce83" table:formula="of:=[.D339]" office:value-type="currency" office:currency="EUR" office:value="-130.5" calcext:value-type="currency">
            <text:p>-130,50 €</text:p>
          </table:table-cell>
          <table:table-cell table:style-name="ce83"/>
          <table:table-cell table:style-name="ce112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 office:value-type="string" calcext:value-type="string">
            <text:p>Cuivre, plomberi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44.85" calcext:value-type="currency">
            <text:p>144,85 €</text:p>
          </table:table-cell>
          <table:table-cell table:style-name="ce83" table:formula="of:=[.D340]" office:value-type="currency" office:currency="EUR" office:value="144.85" calcext:value-type="currency">
            <text:p>144,8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55.25" calcext:value-type="currency">
            <text:p>-55,25 €</text:p>
          </table:table-cell>
          <table:table-cell table:style-name="ce83" table:formula="of:=[.D341]" office:value-type="currency" office:currency="EUR" office:value="-55.25" calcext:value-type="currency">
            <text:p>-55,2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 office:value-type="string" calcext:value-type="string">
            <text:p>Forêt, plomberie, robinet extérie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9.09" calcext:value-type="currency">
            <text:p>39,09 €</text:p>
          </table:table-cell>
          <table:table-cell table:style-name="ce83" table:formula="of:=[.D342]" office:value-type="currency" office:currency="EUR" office:value="39.09" calcext:value-type="currency">
            <text:p>39,09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16" calcext:value-type="date">
            <text:p>16/08/16</text:p>
          </table:table-cell>
          <table:table-cell table:style-name="ce71" office:value-type="string" calcext:value-type="string">
            <text:p>Rideaux (facture n°06713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1.14" calcext:value-type="currency">
            <text:p>251,14 €</text:p>
          </table:table-cell>
          <table:table-cell table:style-name="ce83" table:formula="of:=[.D343]" office:value-type="currency" office:currency="EUR" office:value="251.14" calcext:value-type="currency">
            <text:p>251,14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6" calcext:value-type="date">
            <text:p>16/08/18</text:p>
          </table:table-cell>
          <table:table-cell table:style-name="ce71" office:value-type="string" calcext:value-type="string">
            <text:p>Radiateurs (commande n°22318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976.3" calcext:value-type="currency">
            <text:p>2 976,30 €</text:p>
          </table:table-cell>
          <table:table-cell table:style-name="ce83"/>
          <table:table-cell table:style-name="ce83" table:formula="of:=[.D344]" office:value-type="currency" office:currency="EUR" office:value="2976.3" calcext:value-type="currency">
            <text:p>2 976,3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8" calcext:value-type="date">
            <text:p>18/08/18</text:p>
          </table:table-cell>
          <table:table-cell table:style-name="ce71" office:value-type="string" calcext:value-type="string">
            <text:p>Gaine rouge (eau extérieur) facture n°830377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1.96" calcext:value-type="currency">
            <text:p>21,96 €</text:p>
          </table:table-cell>
          <table:table-cell table:style-name="ce83" table:formula="of:=[.D345]" office:value-type="currency" office:currency="EUR" office:value="21.96" calcext:value-type="currency">
            <text:p>21,9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8" calcext:value-type="date">
            <text:p>18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56.6" calcext:value-type="currency">
            <text:p>-156,60 €</text:p>
          </table:table-cell>
          <table:table-cell table:style-name="ce83" table:formula="of:=[.D346]" office:value-type="currency" office:currency="EUR" office:value="-156.6" calcext:value-type="currency">
            <text:p>-156,6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/>
          <table:table-cell table:style-name="ce71" office:value-type="string" calcext:value-type="string">
            <text:p>5 manchons caoutchouc (protection lit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1.5" calcext:value-type="currency">
            <text:p>11,50 €</text:p>
          </table:table-cell>
          <table:table-cell table:style-name="ce83" table:formula="of:=[.D347]" office:value-type="currency" office:currency="EUR" office:value="11.5" calcext:value-type="currency">
            <text:p>11,5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9" calcext:value-type="date">
            <text:p>29/08/18</text:p>
          </table:table-cell>
          <table:table-cell table:style-name="ce71" office:value-type="string" calcext:value-type="string">
            <text:p>Electricité (facture n°082040, commandes 225294 et 225311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83.96" calcext:value-type="currency">
            <text:p>583,96 €</text:p>
          </table:table-cell>
          <table:table-cell table:style-name="ce83" table:formula="of:=[.D348]-[.F348]" office:value-type="currency" office:currency="EUR" office:value="332.95" calcext:value-type="currency">
            <text:p>332,95 €</text:p>
          </table:table-cell>
          <table:table-cell table:style-name="ce83" table:formula="of:=251.01" office:value-type="currency" office:currency="EUR" office:value="251.01" calcext:value-type="currency">
            <text:p>251,0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9" calcext:value-type="date">
            <text:p>29/08/18</text:p>
          </table:table-cell>
          <table:table-cell table:style-name="ce71" office:value-type="string" calcext:value-type="string">
            <text:p>Consuel</text:p>
          </table:table-cell>
          <table:table-cell table:style-name="ce71"/>
          <table:table-cell table:style-name="ce83" office:value-type="currency" office:currency="EUR" office:value="119.68" calcext:value-type="currency">
            <text:p>119,68 €</text:p>
          </table:table-cell>
          <table:table-cell table:style-name="ce83" table:formula="of:=[.D349]" office:value-type="currency" office:currency="EUR" office:value="119.68" calcext:value-type="currency">
            <text:p>119,68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05" calcext:value-type="date">
            <text:p>05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7.04" calcext:value-type="currency">
            <text:p>97,04 €</text:p>
          </table:table-cell>
          <table:table-cell table:style-name="ce83" table:formula="of:=[.D350]" office:value-type="currency" office:currency="EUR" office:value="97.04" calcext:value-type="currency">
            <text:p>97,04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05" calcext:value-type="date">
            <text:p>05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1.72" calcext:value-type="currency">
            <text:p>21,72 €</text:p>
          </table:table-cell>
          <table:table-cell table:style-name="ce83" table:formula="of:=[.D351]" office:value-type="currency" office:currency="EUR" office:value="21.72" calcext:value-type="currency">
            <text:p>21,72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06" calcext:value-type="date">
            <text:p>06/09/18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1600" calcext:value-type="currency">
            <text:p>1 600,00 €</text:p>
          </table:table-cell>
          <table:table-cell table:style-name="ce83" table:formula="of:=[.D352]-[.F352]" office:value-type="currency" office:currency="EUR" office:value="19.3199999999999" calcext:value-type="currency">
            <text:p>19,32 €</text:p>
          </table:table-cell>
          <table:table-cell table:style-name="ce83" table:formula="of:=1580.68" office:value-type="currency" office:currency="EUR" office:value="1580.68" calcext:value-type="currency">
            <text:p>1 580,68 €</text:p>
          </table:table-cell>
          <table:table-cell table:style-name="ce105"/>
          <table:table-cell table:style-name="ce127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9-07" calcext:value-type="date">
            <text:p>07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7.8" calcext:value-type="currency">
            <text:p>17,80 €</text:p>
          </table:table-cell>
          <table:table-cell table:style-name="ce83" table:formula="of:=[.D353]" office:value-type="currency" office:currency="EUR" office:value="17.8" calcext:value-type="currency">
            <text:p>17,8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11" calcext:value-type="date">
            <text:p>11/09/18</text:p>
          </table:table-cell>
          <table:table-cell table:style-name="ce71" office:value-type="string" calcext:value-type="string">
            <text:p>Electricité (platine 4 prises RJ45, boitier de dériv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7.48" calcext:value-type="currency">
            <text:p>47,48 €</text:p>
          </table:table-cell>
          <table:table-cell table:style-name="ce83" table:formula="of:=[.D354]" office:value-type="currency" office:currency="EUR" office:value="47.48" calcext:value-type="currency">
            <text:p>47,48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3 interrupteurs va et vient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4" calcext:value-type="currency">
            <text:p>24,00 €</text:p>
          </table:table-cell>
          <table:table-cell table:style-name="ce83" table:formula="of:=[.D355]" office:value-type="currency" office:currency="EUR" office:value="24" calcext:value-type="currency">
            <text:p>24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Ampoul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6.7" calcext:value-type="currency">
            <text:p>56,70 €</text:p>
          </table:table-cell>
          <table:table-cell table:style-name="ce83" table:formula="of:=[.D356]" office:value-type="currency" office:currency="EUR" office:value="56.7" calcext:value-type="currency">
            <text:p>56,7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68.16" calcext:value-type="currency">
            <text:p>-68,16 €</text:p>
          </table:table-cell>
          <table:table-cell table:style-name="ce83" table:formula="of:=[.D357]" office:value-type="currency" office:currency="EUR" office:value="-68.16" calcext:value-type="currency">
            <text:p>-68,1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Radiateurs (annulation commande n°22318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2976.3" calcext:value-type="currency">
            <text:p>-2 976,30 €</text:p>
          </table:table-cell>
          <table:table-cell table:style-name="ce83" table:formula="of:=-2976.3" office:value-type="currency" office:currency="EUR" office:value="-2976.3" calcext:value-type="currency">
            <text:p>-2 976,30 €</text:p>
          </table:table-cell>
          <table:table-cell table:style-name="ce83"/>
          <table:table-cell table:style-name="ce105"/>
          <table:table-cell table:style-name="ce127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Rbst platine (élec)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-23.15" office:value-type="currency" office:currency="EUR" office:value="-23.15" calcext:value-type="currency">
            <text:p>-23,15 €</text:p>
          </table:table-cell>
          <table:table-cell table:style-name="ce83" office:value-type="currency" office:currency="EUR" office:value="-23.15" calcext:value-type="currency">
            <text:p>-23,15 €</text:p>
          </table:table-cell>
          <table:table-cell table:style-name="ce83"/>
          <table:table-cell table:style-name="ce105"/>
          <table:table-cell table:style-name="ce44"/>
          <table:table-cell table:style-name="ce104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69" office:value-type="date" office:date-value="2018-09-27" calcext:value-type="date">
            <text:p>27/09/18</text:p>
          </table:table-cell>
          <table:table-cell table:style-name="ce71" office:value-type="string" calcext:value-type="string">
            <text:p>Revente laine de bois (3 x 6 d’ép. 10 cm et 1 x 5 d’ép. 12 cm)</text:p>
          </table:table-cell>
          <table:table-cell table:style-name="ce71" office:value-type="string" calcext:value-type="string">
            <text:p>N.Fournier</text:p>
          </table:table-cell>
          <table:table-cell table:style-name="ce83" office:value-type="currency" office:currency="EUR" office:value="-164" calcext:value-type="currency">
            <text:p>-164,00 €</text:p>
          </table:table-cell>
          <table:table-cell table:style-name="ce83" table:formula="of:=[.D360]" office:value-type="currency" office:currency="EUR" office:value="-164" calcext:value-type="currency">
            <text:p>-164,00 €</text:p>
          </table:table-cell>
          <table:table-cell table:style-name="ce83"/>
          <table:table-cell table:style-name="ce105"/>
          <table:table-cell table:style-name="ce44"/>
          <table:table-cell table:style-name="ce86" office:value-type="currency" office:currency="EUR" office:value="5700" calcext:value-type="currency">
            <text:p>5 700,00 €</text:p>
          </table:table-cell>
          <table:table-cell table:style-name="ce133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86" table:formula="of:=SUM([.L361:.L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69" office:value-type="date" office:date-value="2018-10-23" calcext:value-type="date">
            <text:p>23/10/18</text:p>
          </table:table-cell>
          <table:table-cell table:style-name="ce71" office:value-type="string" calcext:value-type="string">
            <text:p>Bois (structure carport, pergola…)</text:p>
          </table:table-cell>
          <table:table-cell table:style-name="ce71" office:value-type="string" calcext:value-type="string">
            <text:p>Scierie de Nuillé</text:p>
          </table:table-cell>
          <table:table-cell table:number-columns-repeated="2" table:style-name="ce83" office:value-type="currency" office:currency="EUR" office:value="1000" calcext:value-type="currency">
            <text:p>1 000,00 €</text:p>
          </table:table-cell>
          <table:table-cell table:style-name="ce83"/>
          <table:table-cell table:style-name="ce105"/>
          <table:table-cell table:style-name="ce44"/>
          <table:table-cell table:style-name="ce86" office:value-type="currency" office:currency="EUR" office:value="4700" calcext:value-type="currency">
            <text:p>4 700,00 €</text:p>
          </table:table-cell>
          <table:table-cell table:style-name="ce133" office:value-type="date" office:date-value="2018-10-23" calcext:value-type="date">
            <text:p>23/10/18</text:p>
          </table:table-cell>
          <table:table-cell/>
          <table:table-cell table:style-name="ce86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0-29" calcext:value-type="date">
            <text:p>29/10/18</text:p>
          </table:table-cell>
          <table:table-cell table:style-name="ce71" office:value-type="string" calcext:value-type="string">
            <text:p>Rideaux salon, etc.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94.74" calcext:value-type="currency">
            <text:p>194,74 €</text:p>
          </table:table-cell>
          <table:table-cell table:style-name="ce83" table:formula="of:=[.D362]" office:value-type="currency" office:currency="EUR" office:value="194.74" calcext:value-type="currency">
            <text:p>194,74 €</text:p>
          </table:table-cell>
          <table:table-cell table:style-name="ce83"/>
          <table:table-cell table:style-name="ce105"/>
          <table:table-cell table:style-name="ce44"/>
          <table:table-cell table:number-columns-repeated="3"/>
          <table:table-cell table:style-name="ce86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0-29" calcext:value-type="date">
            <text:p>29/10/18</text:p>
          </table:table-cell>
          <table:table-cell table:style-name="ce71" office:value-type="string" calcext:value-type="string">
            <text:p>Rbst ampoul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2" calcext:value-type="currency">
            <text:p>-12,00 €</text:p>
          </table:table-cell>
          <table:table-cell table:style-name="ce83" table:formula="of:=[.D363]" office:value-type="currency" office:currency="EUR" office:value="-12" calcext:value-type="currency">
            <text:p>-12,00 €</text:p>
          </table:table-cell>
          <table:table-cell table:style-name="ce83"/>
          <table:table-cell table:style-name="ce105"/>
          <table:table-cell table:style-name="ce44"/>
          <table:table-cell table:number-columns-repeated="3"/>
          <table:table-cell table:style-name="ce86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1-09" calcext:value-type="date">
            <text:p>09/11/18</text:p>
          </table:table-cell>
          <table:table-cell table:style-name="ce71" office:value-type="string" calcext:value-type="string">
            <text:p>Bois, lattes de faux-plafond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375" calcext:value-type="currency">
            <text:p>375,00 €</text:p>
          </table:table-cell>
          <table:table-cell table:style-name="ce83" table:formula="of:=[.D364]" office:value-type="currency" office:currency="EUR" office:value="375" calcext:value-type="currency">
            <text:p>375,00 €</text:p>
          </table:table-cell>
          <table:table-cell table:style-name="ce83"/>
          <table:table-cell table:style-name="ce105"/>
          <table:table-cell table:style-name="ce44"/>
          <table:table-cell table:style-name="ce86" table:formula="of:=[.I361]-[.E364]" office:value-type="currency" office:currency="EUR" office:value="4325" calcext:value-type="currency">
            <text:p>4 325,00 €</text:p>
          </table:table-cell>
          <table:table-cell table:style-name="ce133" office:value-type="date" office:date-value="2018-11-10" calcext:value-type="date">
            <text:p>10/11/18</text:p>
          </table:table-cell>
          <table:table-cell/>
          <table:table-cell table:style-name="ce86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2-08" calcext:value-type="date">
            <text:p>08/12/18</text:p>
          </table:table-cell>
          <table:table-cell table:style-name="ce71" office:value-type="string" calcext:value-type="string">
            <text:p>Copieur de conto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1.99" calcext:value-type="currency">
            <text:p>11,99 €</text:p>
          </table:table-cell>
          <table:table-cell table:style-name="ce83" table:formula="of:=[.D365]" office:value-type="currency" office:currency="EUR" office:value="11.99" calcext:value-type="currency">
            <text:p>11,99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style-name="ce133"/>
          <table:table-cell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8-12-18" calcext:value-type="date">
            <text:p>18/12/18</text:p>
          </table:table-cell>
          <table:table-cell table:style-name="ce71" office:value-type="string" calcext:value-type="string">
            <text:p>Scotch <text:s/>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3.2" calcext:value-type="currency">
            <text:p>13,20 €</text:p>
          </table:table-cell>
          <table:table-cell table:style-name="ce83" table:formula="of:=[.D366]" office:value-type="currency" office:currency="EUR" office:value="13.2" calcext:value-type="currency">
            <text:p>13,2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style-name="ce133"/>
          <table:table-cell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8-12-29" calcext:value-type="date">
            <text:p>29/12/18</text:p>
          </table:table-cell>
          <table:table-cell table:style-name="ce71" office:value-type="string" calcext:value-type="string">
            <text:p>2 lames de scie, 3 fiches DCL, thermomètr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37" calcext:value-type="currency">
            <text:p>137,00 €</text:p>
          </table:table-cell>
          <table:table-cell table:style-name="ce83" table:formula="of:=[.D367]" office:value-type="currency" office:currency="EUR" office:value="137" calcext:value-type="currency">
            <text:p>137,0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bst 2 lames de scie</text:p>
          </table:table-cell>
          <table:table-cell table:style-name="ce71" office:value-type="string" calcext:value-type="string">
            <text:p>Leroy Merlin</text:p>
          </table:table-cell>
          <table:table-cell table:style-name="ce83" table:formula="of:=-56-61.6" office:value-type="currency" office:currency="EUR" office:value="-117.6" calcext:value-type="currency">
            <text:p>-117,60 €</text:p>
          </table:table-cell>
          <table:table-cell table:style-name="ce83" table:formula="of:=[.D368]" office:value-type="currency" office:currency="EUR" office:value="-117.6" calcext:value-type="currency">
            <text:p>-117,6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eprise éléments du tubage du poêle </text:p>
          </table:table-cell>
          <table:table-cell table:style-name="ce71" office:value-type="string" calcext:value-type="string">
            <text:p>Leroy Merlin</text:p>
          </table:table-cell>
          <table:table-cell table:style-name="ce83" table:formula="of:=(-23-19-19-29)*0.9" office:value-type="currency" office:currency="EUR" office:value="-81" calcext:value-type="currency">
            <text:p>-81,00 €</text:p>
          </table:table-cell>
          <table:table-cell table:style-name="ce83" table:formula="of:=[.D369]" office:value-type="currency" office:currency="EUR" office:value="-81" calcext:value-type="currency">
            <text:p>-81,0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aclette, pulvérisate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.4" calcext:value-type="currency">
            <text:p>4,40 €</text:p>
          </table:table-cell>
          <table:table-cell table:style-name="ce83" table:formula="of:=[.D370]" office:value-type="currency" office:currency="EUR" office:value="4.4" calcext:value-type="currency">
            <text:p>4,40 €</text:p>
          </table:table-cell>
          <table:table-cell table:style-name="ce83"/>
          <table:table-cell table:style-name="ce105"/>
          <table:table-cell table:style-name="ce44"/>
          <table:table-cell table:style-name="ce86" table:formula="of:=[.I364]-SUM([.E367:.E370])" office:value-type="currency" office:currency="EUR" office:value="4382.2" calcext:value-type="currency">
            <text:p>4 382,20 €</text:p>
          </table:table-cell>
          <table:table-cell table:style-name="ce133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69" office:value-type="date" office:date-value="2019-01-05" calcext:value-type="date">
            <text:p>05/01/19</text:p>
          </table:table-cell>
          <table:table-cell table:style-name="ce71" office:value-type="string" calcext:value-type="string">
            <text:p>Géotextile toiture SAS (sous EPDM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6.9" calcext:value-type="currency">
            <text:p>36,90 €</text:p>
          </table:table-cell>
          <table:table-cell table:style-name="ce83" table:formula="of:=[.D371]" office:value-type="currency" office:currency="EUR" office:value="36.9" calcext:value-type="currency">
            <text:p>36,90 €</text:p>
          </table:table-cell>
          <table:table-cell table:style-name="ce83"/>
          <table:table-cell table:style-name="ce105"/>
          <table:table-cell table:style-name="ce44"/>
          <table:table-cell table:style-name="ce86" table:formula="of:=[.I370]+1061" office:value-type="currency" office:currency="EUR" office:value="5443.2" calcext:value-type="currency">
            <text:p>5 443,20 €</text:p>
          </table:table-cell>
          <table:table-cell table:style-name="ce133" office:value-type="date" office:date-value="2019-01-15" calcext:value-type="date">
            <text:p>15/01/19</text:p>
          </table:table-cell>
          <table:table-cell table:style-name="ce13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9" calcext:value-type="date">
            <text:p>09/01/19</text:p>
          </table:table-cell>
          <table:table-cell table:style-name="ce71" office:value-type="string" calcext:value-type="string">
            <text:p>Détecteur fumée, de monoxyde, pince poêle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8.3" calcext:value-type="currency">
            <text:p>68,30 €</text:p>
          </table:table-cell>
          <table:table-cell table:style-name="ce83" table:formula="of:=[.D372]" office:value-type="currency" office:currency="EUR" office:value="68.3" calcext:value-type="currency">
            <text:p>68,30 €</text:p>
          </table:table-cell>
          <table:table-cell table:style-name="ce83"/>
          <table:table-cell table:style-name="ce105"/>
          <table:table-cell table:style-name="ce44"/>
          <table:table-cell table:style-name="ce86" table:formula="of:=[.I371]+410" office:value-type="currency" office:currency="EUR" office:value="5853.2" calcext:value-type="currency">
            <text:p>5 853,20 €</text:p>
          </table:table-cell>
          <table:table-cell table:style-name="ce133" office:value-type="date" office:date-value="2019-01-21" calcext:value-type="date">
            <text:p>21/01/19</text:p>
          </table:table-cell>
          <table:table-cell table:style-name="ce136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9" calcext:value-type="date">
            <text:p>09/01/19</text:p>
          </table:table-cell>
          <table:table-cell table:style-name="ce71" office:value-type="string" calcext:value-type="string">
            <text:p>Talon et naissance gouttière (sas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5.1" calcext:value-type="currency">
            <text:p>15,10 €</text:p>
          </table:table-cell>
          <table:table-cell table:style-name="ce83" table:formula="of:=[.D373]" office:value-type="currency" office:currency="EUR" office:value="15.1" calcext:value-type="currency">
            <text:p>15,1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02" calcext:value-type="date">
            <text:p>02/02/19</text:p>
          </table:table-cell>
          <table:table-cell table:style-name="ce71" office:value-type="string" calcext:value-type="string">
            <text:p>Merlin, scie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2.85" calcext:value-type="currency">
            <text:p>62,85 €</text:p>
          </table:table-cell>
          <table:table-cell table:style-name="ce83" table:formula="of:=[.D374]" office:value-type="currency" office:currency="EUR" office:value="62.85" calcext:value-type="currency">
            <text:p>62,85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02" calcext:value-type="date">
            <text:p>02/02/19</text:p>
          </table:table-cell>
          <table:table-cell table:style-name="ce71" office:value-type="string" calcext:value-type="string">
            <text:p>Adaptateur de buse (SAV gratuit, 42 €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0" calcext:value-type="currency">
            <text:p>0,00 €</text:p>
          </table:table-cell>
          <table:table-cell table:style-name="ce83" table:formula="of:=[.D375]" office:value-type="currency" office:currency="EUR" office:value="0" calcext:value-type="currency">
            <text:p>0,0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16" calcext:value-type="date">
            <text:p>16/02/19</text:p>
          </table:table-cell>
          <table:table-cell table:style-name="ce71" office:value-type="string" calcext:value-type="string">
            <text:p>Plaque de sol (poêle), contreplaqu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7.89" calcext:value-type="currency">
            <text:p>107,89 €</text:p>
          </table:table-cell>
          <table:table-cell table:style-name="ce83" table:formula="of:=[.D376]" office:value-type="currency" office:currency="EUR" office:value="107.89" calcext:value-type="currency">
            <text:p>107,89 €</text:p>
          </table:table-cell>
          <table:table-cell table:style-name="ce83"/>
          <table:table-cell table:style-name="ce105"/>
          <table:table-cell table:style-name="ce129" office:value-type="string" calcext:value-type="string" table:number-columns-spanned="1" table:number-rows-spanned="3">
            <text:p>Virement depuis Livret ORL (200 €)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19" calcext:value-type="date">
            <text:p>19/02/19</text:p>
          </table:table-cell>
          <table:table-cell table:style-name="ce71" office:value-type="string" calcext:value-type="string">
            <text:p>Pinceaux, tampons feutres, abrasifs (ponceus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1.59" calcext:value-type="currency">
            <text:p>61,59 €</text:p>
          </table:table-cell>
          <table:table-cell table:style-name="ce83" table:formula="of:=[.D377]" office:value-type="currency" office:currency="EUR" office:value="61.59" calcext:value-type="currency">
            <text:p>61,59 €</text:p>
          </table:table-cell>
          <table:table-cell table:style-name="ce83"/>
          <table:table-cell table:style-name="ce105"/>
          <table:covered-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20" calcext:value-type="date">
            <text:p>20/02/19</text:p>
          </table:table-cell>
          <table:table-cell table:style-name="ce71" office:value-type="string" calcext:value-type="string">
            <text:p>Location ponceuse, bordureuse</text:p>
          </table:table-cell>
          <table:table-cell table:style-name="ce71" office:value-type="string" calcext:value-type="string">
            <text:p>Loxam</text:p>
          </table:table-cell>
          <table:table-cell table:style-name="ce83" office:value-type="currency" office:currency="EUR" office:value="85.59" calcext:value-type="currency">
            <text:p>85,59 €</text:p>
          </table:table-cell>
          <table:table-cell table:style-name="ce83" table:formula="of:=[.D378]" office:value-type="currency" office:currency="EUR" office:value="85.59" calcext:value-type="currency">
            <text:p>85,59 €</text:p>
          </table:table-cell>
          <table:table-cell table:style-name="ce83"/>
          <table:table-cell table:style-name="ce105"/>
          <table:covered-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27" calcext:value-type="date">
            <text:p>27/02/19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55" calcext:value-type="currency">
            <text:p>20,55 €</text:p>
          </table:table-cell>
          <table:table-cell table:style-name="ce83" table:formula="of:=[.D379]" office:value-type="currency" office:currency="EUR" office:value="20.55" calcext:value-type="currency">
            <text:p>20,55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3-02" calcext:value-type="date">
            <text:p>02/03/19</text:p>
          </table:table-cell>
          <table:table-cell table:style-name="ce71" office:value-type="string" calcext:value-type="string">
            <text:p>Huile dure (30L)</text:p>
          </table:table-cell>
          <table:table-cell table:style-name="ce71"/>
          <table:table-cell table:style-name="ce83" office:value-type="currency" office:currency="EUR" office:value="507.41" calcext:value-type="currency">
            <text:p>507,41 €</text:p>
          </table:table-cell>
          <table:table-cell table:style-name="ce83" table:formula="of:=[.D380]" office:value-type="currency" office:currency="EUR" office:value="507.41" calcext:value-type="currency">
            <text:p>507,41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 (500 €)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Super U de Montfort</text:p>
          </table:table-cell>
          <table:table-cell table:style-name="ce83" office:value-type="currency" office:currency="EUR" office:value="34.15" calcext:value-type="currency">
            <text:p>34,15 €</text:p>
          </table:table-cell>
          <table:table-cell table:style-name="ce83" table:formula="of:=[.D381]" office:value-type="currency" office:currency="EUR" office:value="34.15" calcext:value-type="currency">
            <text:p>34,15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Tréteaux, lame scie, pinceaux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3.9" calcext:value-type="currency">
            <text:p>103,90 €</text:p>
          </table:table-cell>
          <table:table-cell table:style-name="ce83" table:formula="of:=[.D382]" office:value-type="currency" office:currency="EUR" office:value="103.9" calcext:value-type="currency">
            <text:p>103,9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Huile de lin 3L</text:p>
          </table:table-cell>
          <table:table-cell table:style-name="ce71" office:value-type="string" calcext:value-type="string">
            <text:p>Carrefour</text:p>
          </table:table-cell>
          <table:table-cell table:style-name="ce83" office:value-type="currency" office:currency="EUR" office:value="11.85" calcext:value-type="currency">
            <text:p>11,85 €</text:p>
          </table:table-cell>
          <table:table-cell table:style-name="ce83" table:formula="of:=[.D383]" office:value-type="currency" office:currency="EUR" office:value="11.85" calcext:value-type="currency">
            <text:p>11,85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11" calcext:value-type="date">
            <text:p>11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384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11" calcext:value-type="date">
            <text:p>11/04/19</text:p>
          </table:table-cell>
          <table:table-cell table:style-name="ce71" office:value-type="string" calcext:value-type="string">
            <text:p>Huile de lin 10L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385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 table:formula="of:=[.I372]-SUM([.E373:.E385])" office:value-type="currency" office:currency="EUR" office:value="4768.32" calcext:value-type="currency">
            <text:p>4 768,32 €</text:p>
          </table:table-cell>
          <table:table-cell table:style-name="ce86" table:formula="of:=[.I385]-[.K371]-[.K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69" office:value-type="date" office:date-value="2019-04-13" calcext:value-type="date">
            <text:p>13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386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 table:formula="of:=[.I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86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69" office:value-type="date" office:date-value="2019-04-30" calcext:value-type="date">
            <text:p>30/04/19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387]" office:value-type="currency" office:currency="EUR" office:value="800" calcext:value-type="currency">
            <text:p>80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 (500 €+300€)</text:p>
          </table:table-cell>
          <table:table-cell table:style-name="ce86"/>
          <table:table-cell/>
          <table:table-cell office:value-type="string" calcext:value-type="string">
            <text:p>Livret (sans impots)</text:p>
          </table:table-cell>
          <table:table-cell table:style-name="ce85" table:formula="of:=[.L386]-[.K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6-20" calcext:value-type="date">
            <text:p>20/06/19</text:p>
          </table:table-cell>
          <table:table-cell table:style-name="ce71" office:value-type="string" calcext:value-type="string">
            <text:p>Huile de lin 10L</text:p>
          </table:table-cell>
          <table:table-cell table:style-name="ce71" office:value-type="string" calcext:value-type="string">
            <text:p>BricoMarché</text:p>
          </table:table-cell>
          <table:table-cell table:number-columns-repeated="2" table:style-name="ce83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5"/>
          <table:table-cell table:number-columns-repeated="3"/>
        </table:table-row>
        <table:table-row table:style-name="ro1">
          <table:table-cell table:style-name="ce69" office:value-type="date" office:date-value="2019-06-20" calcext:value-type="date">
            <text:p>20/06/19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number-columns-repeated="2" table:style-name="ce83" office:value-type="currency" office:currency="EUR" office:value="680" calcext:value-type="currency">
            <text:p>68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 (570 €+200€ : trop)</text:p>
          </table:table-cell>
          <table:table-cell table:style-name="ce86"/>
          <table:table-cell/>
          <table:table-cell office:value-type="string" calcext:value-type="string">
            <text:p>Prêt bienvenue</text:p>
          </table:table-cell>
          <table:table-cell table:style-name="ce86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7-12" calcext:value-type="date">
            <text:p>12/07/19</text:p>
          </table:table-cell>
          <table:table-cell table:style-name="ce71" office:value-type="string" calcext:value-type="string">
            <text:p>Matériel évacuation eaux de plu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96.85" calcext:value-type="currency">
            <text:p>96,85 €</text:p>
          </table:table-cell>
          <table:table-cell table:style-name="ce83" table:formula="of:=[.D390]" office:value-type="currency" office:currency="EUR" office:value="96.85" calcext:value-type="currency">
            <text:p>96,85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/>
          <table:table-cell office:value-type="string" calcext:value-type="string">
            <text:p>Total</text:p>
          </table:table-cell>
          <table:table-cell table:style-name="ce85" table:formula="of:=[.L387]+[.L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7-12" calcext:value-type="date">
            <text:p>12/07/19</text:p>
          </table:table-cell>
          <table:table-cell table:style-name="ce71" office:value-type="string" calcext:value-type="string">
            <text:p>Géotextile (terrasse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3.8" calcext:value-type="currency">
            <text:p>73,80 €</text:p>
          </table:table-cell>
          <table:table-cell table:style-name="ce83" table:formula="of:=[.D391]" office:value-type="currency" office:currency="EUR" office:value="73.8" calcext:value-type="currency">
            <text:p>73,8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2"/>
          <table:table-cell table:style-name="ce86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Rbst réhausse, coud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-17.04" calcext:value-type="currency">
            <text:p>-17,04 €</text:p>
          </table:table-cell>
          <table:table-cell table:style-name="ce83" table:formula="of:=[.D392]" office:value-type="currency" office:currency="EUR" office:value="-17.04" calcext:value-type="currency">
            <text:p>-17,04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Matériel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58.95" calcext:value-type="currency">
            <text:p>158,95 €</text:p>
          </table:table-cell>
          <table:table-cell table:style-name="ce83" table:formula="of:=[.D393]" office:value-type="currency" office:currency="EUR" office:value="158.95" calcext:value-type="currency">
            <text:p>158,95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Mastic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.81" calcext:value-type="currency">
            <text:p>9,81 €</text:p>
          </table:table-cell>
          <table:table-cell table:style-name="ce83" table:formula="of:=[.D394]" office:value-type="currency" office:currency="EUR" office:value="9.81" calcext:value-type="currency">
            <text:p>9,81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20" calcext:value-type="date">
            <text:p>20/07/19</text:p>
          </table:table-cell>
          <table:table-cell table:style-name="ce71" office:value-type="string" calcext:value-type="string">
            <text:p>Matériel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7.13" calcext:value-type="currency">
            <text:p>97,13 €</text:p>
          </table:table-cell>
          <table:table-cell table:style-name="ce83" table:formula="of:=[.D395]" office:value-type="currency" office:currency="EUR" office:value="97.13" calcext:value-type="currency">
            <text:p>97,13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Huile de lin (3x5L) et pinceaux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8.5" calcext:value-type="currency">
            <text:p>58,50 €</text:p>
          </table:table-cell>
          <table:table-cell table:style-name="ce83" table:formula="of:=[.D396]" office:value-type="currency" office:currency="EUR" office:value="58.5" calcext:value-type="currency">
            <text:p>58,5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7" calcext:value-type="currency">
            <text:p>57,00 €</text:p>
          </table:table-cell>
          <table:table-cell table:style-name="ce83" table:formula="of:=[.D397]" office:value-type="currency" office:currency="EUR" office:value="57" calcext:value-type="currency">
            <text:p>57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Rbst 2 descentes de gouttières et coud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5.4" calcext:value-type="currency">
            <text:p>-55,40 €</text:p>
          </table:table-cell>
          <table:table-cell table:style-name="ce83" table:formula="of:=[.D398]" office:value-type="currency" office:currency="EUR" office:value="-55.4" calcext:value-type="currency">
            <text:p>-55,4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77.58" calcext:value-type="currency">
            <text:p>377,58 €</text:p>
          </table:table-cell>
          <table:table-cell table:style-name="ce83" table:formula="of:=[.D399]" office:value-type="currency" office:currency="EUR" office:value="377.58" calcext:value-type="currency">
            <text:p>377,58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92.53" calcext:value-type="currency">
            <text:p>392,53 €</text:p>
          </table:table-cell>
          <table:table-cell table:style-name="ce83" table:formula="of:=[.D400]" office:value-type="currency" office:currency="EUR" office:value="392.53" calcext:value-type="currency">
            <text:p>392,53 €</text:p>
          </table:table-cell>
          <table:table-cell table:style-name="ce83"/>
          <table:table-cell table:style-name="ce93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Vis terrasse</text:p>
          </table:table-cell>
          <table:table-cell table:style-name="ce71" office:value-type="string" calcext:value-type="string">
            <text:p>Le bon coin</text:p>
          </table:table-cell>
          <table:table-cell table:style-name="ce83" office:value-type="currency" office:currency="EUR" office:value="89" calcext:value-type="currency">
            <text:p>89,00 €</text:p>
          </table:table-cell>
          <table:table-cell table:style-name="ce83" table:formula="of:=[.D401]" office:value-type="currency" office:currency="EUR" office:value="89" calcext:value-type="currency">
            <text:p>89,00 €</text:p>
          </table:table-cell>
          <table:table-cell table:style-name="ce83"/>
          <table:table-cell table:style-name="ce93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4" calcext:value-type="date">
            <text:p>24/07/19</text:p>
          </table:table-cell>
          <table:table-cell table:style-name="ce71" office:value-type="string" calcext:value-type="string">
            <text:p>Terrassement (terrasse), tranchée evac eaux pluieFouquet</text:p>
          </table:table-cell>
          <table:table-cell table:style-name="ce71"/>
          <table:table-cell table:style-name="ce83" office:value-type="currency" office:currency="EUR" office:value="554.73" calcext:value-type="currency">
            <text:p>554,73 €</text:p>
          </table:table-cell>
          <table:table-cell table:style-name="ce83" table:formula="of:=[.D402]" office:value-type="currency" office:currency="EUR" office:value="554.73" calcext:value-type="currency">
            <text:p>554,73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6" calcext:value-type="date">
            <text:p>26/07/19</text:p>
          </table:table-cell>
          <table:table-cell table:style-name="ce71" office:value-type="string" calcext:value-type="string">
            <text:p>Bouteille de propane (brûlage du bardage) *2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70" calcext:value-type="currency">
            <text:p>70,00 €</text:p>
          </table:table-cell>
          <table:table-cell table:style-name="ce83" table:formula="of:=[.D403]" office:value-type="currency" office:currency="EUR" office:value="70" calcext:value-type="currency">
            <text:p>7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9" calcext:value-type="date">
            <text:p>29/07/19</text:p>
          </table:table-cell>
          <table:table-cell table:style-name="ce71" office:value-type="string" calcext:value-type="string">
            <text:p>Grilles anti-rongeurs sous bardage (50*2m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45" calcext:value-type="currency">
            <text:p>445,00 €</text:p>
          </table:table-cell>
          <table:table-cell table:style-name="ce83" table:formula="of:=[.D404]" office:value-type="currency" office:currency="EUR" office:value="445" calcext:value-type="currency">
            <text:p>44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style-name="ce133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86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69" office:value-type="date" office:date-value="2019-08-03" calcext:value-type="date">
            <text:p>03/08/19</text:p>
          </table:table-cell>
          <table:table-cell table:style-name="ce71" office:value-type="string" calcext:value-type="string">
            <text:p>Bouteille de propane (brûlage du bardage) *2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70" calcext:value-type="currency">
            <text:p>70,00 €</text:p>
          </table:table-cell>
          <table:table-cell table:style-name="ce83" table:formula="of:=[.D405]" office:value-type="currency" office:currency="EUR" office:value="70" calcext:value-type="currency">
            <text:p>7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/>
          <table:table-cell office:value-type="string" calcext:value-type="string">
            <text:p>Livret (sans impots)</text:p>
          </table:table-cell>
          <table:table-cell table:style-name="ce86" table:formula="of:=[.L404]-[.K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Rbst 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7" calcext:value-type="currency">
            <text:p>-57,00 €</text:p>
          </table:table-cell>
          <table:table-cell table:style-name="ce83" table:formula="of:=[.D406]" office:value-type="currency" office:currency="EUR" office:value="-57" calcext:value-type="currency">
            <text:p>-57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4.9" calcext:value-type="currency">
            <text:p>24,90 €</text:p>
          </table:table-cell>
          <table:table-cell table:style-name="ce83" table:formula="of:=[.D407]" office:value-type="currency" office:currency="EUR" office:value="24.9" calcext:value-type="currency">
            <text:p>24,9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Vis bardag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2" calcext:value-type="currency">
            <text:p>65,20 €</text:p>
          </table:table-cell>
          <table:table-cell table:style-name="ce83" table:formula="of:=[.D408]" office:value-type="currency" office:currency="EUR" office:value="65.2" calcext:value-type="currency">
            <text:p>65,2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Grille anti-rongeur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82.4" calcext:value-type="currency">
            <text:p>82,40 €</text:p>
          </table:table-cell>
          <table:table-cell table:style-name="ce83" table:formula="of:=[.D409]" office:value-type="currency" office:currency="EUR" office:value="82.4" calcext:value-type="currency">
            <text:p>82,4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Huile de lin (2x5L) 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410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Huile de lin (1x5L+2x1L) et pinceau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47" calcext:value-type="currency">
            <text:p>29,47 €</text:p>
          </table:table-cell>
          <table:table-cell table:style-name="ce83" table:formula="of:=[.D411]" office:value-type="currency" office:currency="EUR" office:value="29.47" calcext:value-type="currency">
            <text:p>29,47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8ème Bouteille de propane (remboursée car défectueus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412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3" calcext:value-type="date">
            <text:p>13/08/19</text:p>
          </table:table-cell>
          <table:table-cell table:style-name="ce71" office:value-type="string" calcext:value-type="string">
            <text:p>9ème 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413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Rbst le 14/08/19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Grille anti-rongeur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-82.4" calcext:value-type="currency">
            <text:p>-82,40 €</text:p>
          </table:table-cell>
          <table:table-cell table:style-name="ce83" table:formula="of:=[.D414]" office:value-type="currency" office:currency="EUR" office:value="-82.4" calcext:value-type="currency">
            <text:p>-82,4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Huile de lin (4x5L), grillage anti-rongeurs (6x0,5mx3m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65.87" calcext:value-type="currency">
            <text:p>165,87 €</text:p>
          </table:table-cell>
          <table:table-cell table:style-name="ce83" table:formula="of:=[.D415]" office:value-type="currency" office:currency="EUR" office:value="165.87" calcext:value-type="currency">
            <text:p>165,87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Ciment (plots carport et pergola), 4 piliers (cadres plots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4.3" calcext:value-type="currency">
            <text:p>34,30 €</text:p>
          </table:table-cell>
          <table:table-cell table:style-name="ce83" table:formula="of:=[.D416]" office:value-type="currency" office:currency="EUR" office:value="34.3" calcext:value-type="currency">
            <text:p>34,3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Rbst 8ème bouteille de propane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-35" calcext:value-type="currency">
            <text:p>-35,00 €</text:p>
          </table:table-cell>
          <table:table-cell table:style-name="ce83" table:formula="of:=[.D417]" office:value-type="currency" office:currency="EUR" office:value="-35" calcext:value-type="currency">
            <text:p>-3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Rbst le 14/08/19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5" calcext:value-type="date">
            <text:p>15/08/19</text:p>
          </table:table-cell>
          <table:table-cell table:style-name="ce71" office:value-type="string" calcext:value-type="string">
            <text:p>10ème Bouteille de propane (brûlage du bardage)</text:p>
          </table:table-cell>
          <table:table-cell table:style-name="ce71" office:value-type="string" calcext:value-type="string">
            <text:p>Leclerc</text:p>
          </table:table-cell>
          <table:table-cell table:style-name="ce83" office:value-type="currency" office:currency="EUR" office:value="33.75" calcext:value-type="currency">
            <text:p>33,75 €</text:p>
          </table:table-cell>
          <table:table-cell table:style-name="ce83" table:formula="of:=[.D418]" office:value-type="currency" office:currency="EUR" office:value="33.75" calcext:value-type="currency">
            <text:p>33,75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31" calcext:value-type="date">
            <text:p>31/08/19</text:p>
          </table:table-cell>
          <table:table-cell table:style-name="ce71" office:value-type="string" calcext:value-type="string">
            <text:p>Huile de lin (2x5L) 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419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07" calcext:value-type="date">
            <text:p>07/09/19</text:p>
          </table:table-cell>
          <table:table-cell table:style-name="ce71" office:value-type="string" calcext:value-type="string">
            <text:p>Forêt béton 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6.2" calcext:value-type="currency">
            <text:p>6,20 €</text:p>
          </table:table-cell>
          <table:table-cell table:style-name="ce83" table:formula="of:=[.D420]" office:value-type="currency" office:currency="EUR" office:value="6.2" calcext:value-type="currency">
            <text:p>6,2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08" calcext:value-type="date">
            <text:p>08/09/19</text:p>
          </table:table-cell>
          <table:table-cell table:style-name="ce71" office:value-type="string" calcext:value-type="string">
            <text:p>Huile dure (10L)</text:p>
          </table:table-cell>
          <table:table-cell table:style-name="ce71"/>
          <table:table-cell table:style-name="ce83" office:value-type="currency" office:currency="EUR" office:value="164.02" calcext:value-type="currency">
            <text:p>164,02 €</text:p>
          </table:table-cell>
          <table:table-cell table:style-name="ce83" table:formula="of:=[.D421]" office:value-type="currency" office:currency="EUR" office:value="164.02" calcext:value-type="currency">
            <text:p>164,02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12" calcext:value-type="date">
            <text:p>12/09/19</text:p>
          </table:table-cell>
          <table:table-cell table:style-name="ce71" office:value-type="string" calcext:value-type="string">
            <text:p>Branchement électrique définitif (acompte 50%)</text:p>
          </table:table-cell>
          <table:table-cell table:style-name="ce71" office:value-type="string" calcext:value-type="string">
            <text:p>Enedis</text:p>
          </table:table-cell>
          <table:table-cell table:style-name="ce83" office:value-type="currency" office:currency="EUR" office:value="617.76" calcext:value-type="currency">
            <text:p>617,76 €</text:p>
          </table:table-cell>
          <table:table-cell table:style-name="ce83" table:formula="of:=[.D422]" office:value-type="currency" office:currency="EUR" office:value="617.76" calcext:value-type="currency">
            <text:p>617,76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23" calcext:value-type="date">
            <text:p>23/09/19</text:p>
          </table:table-cell>
          <table:table-cell table:style-name="ce71" office:value-type="string" calcext:value-type="string">
            <text:p>3 sacs de ciment (socle sous pompe de relevag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7.1" calcext:value-type="currency">
            <text:p>17,10 €</text:p>
          </table:table-cell>
          <table:table-cell table:style-name="ce83" table:formula="of:=[.D423]" office:value-type="currency" office:currency="EUR" office:value="17.1" calcext:value-type="currency">
            <text:p>17,1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25" calcext:value-type="date">
            <text:p>25/09/19</text:p>
          </table:table-cell>
          <table:table-cell table:style-name="ce71" office:value-type="string" calcext:value-type="string">
            <text:p>Mélange sable/gravier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1.28" calcext:value-type="currency">
            <text:p>21,28 €</text:p>
          </table:table-cell>
          <table:table-cell table:style-name="ce83" table:formula="of:=[.D424]" office:value-type="currency" office:currency="EUR" office:value="21.28" calcext:value-type="currency">
            <text:p>21,28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05" calcext:value-type="date">
            <text:p>05/10/19</text:p>
          </table:table-cell>
          <table:table-cell table:style-name="ce71" office:value-type="string" calcext:value-type="string">
            <text:p>Rbst ciment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.7" calcext:value-type="currency">
            <text:p>-5,70 €</text:p>
          </table:table-cell>
          <table:table-cell table:style-name="ce83" table:formula="of:=[.D425]" office:value-type="currency" office:currency="EUR" office:value="-5.7" calcext:value-type="currency">
            <text:p>-5,7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05" calcext:value-type="date">
            <text:p>05/10/19</text:p>
          </table:table-cell>
          <table:table-cell table:style-name="ce71" office:value-type="string" calcext:value-type="string">
            <text:p>Géotextile écran de sous-toiture (carport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2.5" calcext:value-type="currency">
            <text:p>82,50 €</text:p>
          </table:table-cell>
          <table:table-cell table:style-name="ce83" table:formula="of:=[.D426]" office:value-type="currency" office:currency="EUR" office:value="82.5" calcext:value-type="currency">
            <text:p>82,5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12" calcext:value-type="date">
            <text:p>12/10/19</text:p>
          </table:table-cell>
          <table:table-cell table:style-name="ce71" office:value-type="string" calcext:value-type="string">
            <text:p>Branchement électrique définitif (solde)</text:p>
          </table:table-cell>
          <table:table-cell table:style-name="ce71" office:value-type="string" calcext:value-type="string">
            <text:p>Enedis</text:p>
          </table:table-cell>
          <table:table-cell table:style-name="ce83" office:value-type="currency" office:currency="EUR" office:value="617.76" calcext:value-type="currency">
            <text:p>617,76 €</text:p>
          </table:table-cell>
          <table:table-cell table:style-name="ce83" table:formula="of:=[.D427]" office:value-type="currency" office:currency="EUR" office:value="617.76" calcext:value-type="currency">
            <text:p>617,76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15" calcext:value-type="date">
            <text:p>15/10/19</text:p>
          </table:table-cell>
          <table:table-cell table:style-name="ce71" office:value-type="string" calcext:value-type="string">
            <text:p>Liège en plaques</text:p>
          </table:table-cell>
          <table:table-cell table:style-name="ce71" office:value-type="string" calcext:value-type="string">
            <text:p>Nicolas Fournier</text:p>
          </table:table-cell>
          <table:table-cell table:style-name="ce83" office:value-type="currency" office:currency="EUR" office:value="-117" calcext:value-type="currency">
            <text:p>-117,00 €</text:p>
          </table:table-cell>
          <table:table-cell table:style-name="ce83" table:formula="of:=[.D428]" office:value-type="currency" office:currency="EUR" office:value="-117" calcext:value-type="currency">
            <text:p>-117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24" calcext:value-type="date">
            <text:p>24/10/19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34.8" calcext:value-type="currency">
            <text:p>34,80 €</text:p>
          </table:table-cell>
          <table:table-cell table:style-name="ce83" table:formula="of:=[.D429]" office:value-type="currency" office:currency="EUR" office:value="34.8" calcext:value-type="currency">
            <text:p>34,8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24" calcext:value-type="date">
            <text:p>24/10/19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9" calcext:value-type="currency">
            <text:p>29,00 €</text:p>
          </table:table-cell>
          <table:table-cell table:style-name="ce83" table:formula="of:=[.D430]" office:value-type="currency" office:currency="EUR" office:value="29" calcext:value-type="currency">
            <text:p>29,0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30" calcext:value-type="date">
            <text:p>30/10/19</text:p>
          </table:table-cell>
          <table:table-cell table:style-name="ce71" office:value-type="string" calcext:value-type="string">
            <text:p>OSB carport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797.56" calcext:value-type="currency">
            <text:p>797,56 €</text:p>
          </table:table-cell>
          <table:table-cell table:style-name="ce83" table:formula="of:=[.D431]" office:value-type="currency" office:currency="EUR" office:value="797.56" calcext:value-type="currency">
            <text:p>797,56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31" calcext:value-type="date">
            <text:p>31/10/19</text:p>
          </table:table-cell>
          <table:table-cell table:style-name="ce71"/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490.24" calcext:value-type="currency">
            <text:p>490,24 €</text:p>
          </table:table-cell>
          <table:table-cell table:style-name="ce83" table:formula="of:=[.D432]" office:value-type="currency" office:currency="EUR" office:value="490.24" calcext:value-type="currency">
            <text:p>490,24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 (555,39 € le 12/10/19)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1-01" calcext:value-type="date">
            <text:p>01/11/19</text:p>
          </table:table-cell>
          <table:table-cell table:style-name="ce71" office:value-type="string" calcext:value-type="string">
            <text:p>Gouttière carport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3.8" calcext:value-type="currency">
            <text:p>53,80 €</text:p>
          </table:table-cell>
          <table:table-cell table:style-name="ce83" table:formula="of:=[.D433]" office:value-type="currency" office:currency="EUR" office:value="53.8" calcext:value-type="currency">
            <text:p>53,8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1" calcext:value-type="date">
            <text:p>01/01/20</text:p>
          </table:table-cell>
          <table:table-cell table:style-name="ce71" office:value-type="string" calcext:value-type="string">
            <text:p>Revente projeteuse à enduits</text:p>
          </table:table-cell>
          <table:table-cell table:style-name="ce71"/>
          <table:table-cell table:style-name="ce83" office:value-type="currency" office:currency="EUR" office:value="-80" calcext:value-type="currency">
            <text:p>-80,00 €</text:p>
          </table:table-cell>
          <table:table-cell table:style-name="ce83" table:formula="of:=[.D434]" office:value-type="currency" office:currency="EUR" office:value="-80" calcext:value-type="currency">
            <text:p>-8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1" calcext:value-type="date">
            <text:p>01/01/20</text:p>
          </table:table-cell>
          <table:table-cell table:style-name="ce71" office:value-type="string" calcext:value-type="string">
            <text:p>Revente lève plaque</text:p>
          </table:table-cell>
          <table:table-cell table:style-name="ce71"/>
          <table:table-cell table:style-name="ce83" office:value-type="currency" office:currency="EUR" office:value="-85" calcext:value-type="currency">
            <text:p>-85,00 €</text:p>
          </table:table-cell>
          <table:table-cell table:style-name="ce83" table:formula="of:=[.D435]" office:value-type="currency" office:currency="EUR" office:value="-85" calcext:value-type="currency">
            <text:p>-8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6" calcext:value-type="date">
            <text:p>06/01/20</text:p>
          </table:table-cell>
          <table:table-cell table:style-name="ce71" office:value-type="string" calcext:value-type="string">
            <text:p>Bois (bardage carport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436]" office:value-type="currency" office:currency="EUR" office:value="800" calcext:value-type="currency">
            <text:p>80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15" calcext:value-type="date">
            <text:p>15/01/20</text:p>
          </table:table-cell>
          <table:table-cell table:style-name="ce71" office:value-type="string" calcext:value-type="string">
            <text:p>Martyr et colle à bois</text:p>
          </table:table-cell>
          <table:table-cell table:style-name="ce71" office:value-type="string" calcext:value-type="string">
            <text:p>Brico Marché</text:p>
          </table:table-cell>
          <table:table-cell table:style-name="ce83" office:value-type="currency" office:currency="EUR" office:value="20.4" calcext:value-type="currency">
            <text:p>20,40 €</text:p>
          </table:table-cell>
          <table:table-cell table:style-name="ce83" table:formula="of:=[.D437]" office:value-type="currency" office:currency="EUR" office:value="20.4" calcext:value-type="currency">
            <text:p>20,4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01" calcext:value-type="date">
            <text:p>01/02/20</text:p>
          </table:table-cell>
          <table:table-cell table:style-name="ce71" office:value-type="string" calcext:value-type="string">
            <text:p>Liège en plaques Nico (solde)</text:p>
          </table:table-cell>
          <table:table-cell table:style-name="ce71" office:value-type="string" calcext:value-type="string">
            <text:p>Nicolas Fournier</text:p>
          </table:table-cell>
          <table:table-cell table:style-name="ce83" office:value-type="currency" office:currency="EUR" office:value="-390" calcext:value-type="currency">
            <text:p>-390,00 €</text:p>
          </table:table-cell>
          <table:table-cell table:style-name="ce83" table:formula="of:=[.D438]" office:value-type="currency" office:currency="EUR" office:value="-390" calcext:value-type="currency">
            <text:p>-39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13" calcext:value-type="date">
            <text:p>13/02/20</text:p>
          </table:table-cell>
          <table:table-cell table:style-name="ce71" office:value-type="string" calcext:value-type="string">
            <text:p>Revente accordéon</text:p>
          </table:table-cell>
          <table:table-cell table:style-name="ce71"/>
          <table:table-cell table:style-name="ce83" office:value-type="currency" office:currency="EUR" office:value="-350" calcext:value-type="currency">
            <text:p>-350,00 €</text:p>
          </table:table-cell>
          <table:table-cell table:style-name="ce83" table:formula="of:=[.D439]" office:value-type="currency" office:currency="EUR" office:value="-350" calcext:value-type="currency">
            <text:p>-35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25" calcext:value-type="date">
            <text:p>25/02/20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9.3" calcext:value-type="currency">
            <text:p>29,30 €</text:p>
          </table:table-cell>
          <table:table-cell table:style-name="ce83" table:formula="of:=[.D440]" office:value-type="currency" office:currency="EUR" office:value="29.3" calcext:value-type="currency">
            <text:p>29,3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29" calcext:value-type="date">
            <text:p>29/02/20</text:p>
          </table:table-cell>
          <table:table-cell table:style-name="ce71" office:value-type="string" calcext:value-type="string">
            <text:p>Boulons de charpente (structure panneaux solaires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.9" calcext:value-type="currency">
            <text:p>18,90 €</text:p>
          </table:table-cell>
          <table:table-cell table:style-name="ce83" table:formula="of:=[.D441]" office:value-type="currency" office:currency="EUR" office:value="18.9" calcext:value-type="currency">
            <text:p>18,9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3-06" calcext:value-type="date">
            <text:p>06/03/20</text:p>
          </table:table-cell>
          <table:table-cell table:style-name="ce71" office:value-type="string" calcext:value-type="string">
            <text:p>Revente tubes VMC (50m, 10m, chutes)</text:p>
          </table:table-cell>
          <table:table-cell table:style-name="ce71"/>
          <table:table-cell table:style-name="ce83" office:value-type="currency" office:currency="EUR" office:value="-200" calcext:value-type="currency">
            <text:p>-200,00 €</text:p>
          </table:table-cell>
          <table:table-cell table:style-name="ce83" table:formula="of:=[.D442]" office:value-type="currency" office:currency="EUR" office:value="-200" calcext:value-type="currency">
            <text:p>-20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3-31" calcext:value-type="date">
            <text:p>31/03/20</text:p>
          </table:table-cell>
          <table:table-cell table:style-name="ce71" office:value-type="string" calcext:value-type="string">
            <text:p>Boulons, rondelles, étrier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65.61" calcext:value-type="currency">
            <text:p>165,61 €</text:p>
          </table:table-cell>
          <table:table-cell table:style-name="ce83" table:formula="of:=[.D444]" office:value-type="currency" office:currency="EUR" office:value="165.61" calcext:value-type="currency">
            <text:p>165,61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table:number-columns-repeated="3"/>
          <table:table-cell table:style-name="ce105"/>
          <table:table-cell table:style-name="ce44" office:value-type="string" calcext:value-type="string">
            <text:p>Virement depuis Livret ORL (500 € le 15/10/19)</text:p>
          </table:table-cell>
          <table:table-cell table:style-name="ce8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Rbst crédit impôt (26/09/19)</text:p>
          </table:table-cell>
          <table:table-cell/>
          <table:table-cell table:style-name="ce86"/>
          <table:table-cell table:number-columns-repeated="3"/>
        </table:table-row>
        <table:table-row table:style-name="ro1" table:number-rows-repeated="3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3">
          <table:table-cell table:style-name="ce69"/>
          <table:table-cell table:style-name="ce71" table:number-columns-repeated="2"/>
          <table:table-cell table:style-name="ce83"/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44"/>
          <table:table-cell table:number-columns-repeated="2"/>
          <table:table-cell office:value-type="string" calcext:value-type="string">
            <text:p>Prêt bienvenue</text:p>
          </table:table-cell>
          <table:table-cell table:style-name="ce86" office:value-type="currency" office:currency="EUR" office:value="4800" calcext:value-type="currency">
            <text:p>4 800,00 €</text:p>
          </table:table-cell>
          <table:table-cell office:value-type="string" calcext:value-type="string">
            <text:p>débloqué le 06/08/19</text:p>
          </table:table-cell>
          <table:table-cell table:number-columns-repeated="2"/>
        </table:table-row>
        <table:table-row table:style-name="ro1">
          <table:table-cell table:style-name="ce69"/>
          <table:table-cell table:number-columns-repeated="2"/>
          <table:table-cell table:style-name="ce92" table:formula="of:=SUM([.D5:.D450])" office:value-type="currency" office:currency="EUR" office:value="229611.96" calcext:value-type="currency">
            <text:p>229 611,96 €</text:p>
          </table:table-cell>
          <table:table-cell table:style-name="ce92" table:formula="of:=SUM([.E5:.E450])" office:value-type="currency" office:currency="EUR" office:value="19284.96" calcext:value-type="currency">
            <text:p>19 284,96 €</text:p>
          </table:table-cell>
          <table:table-cell table:style-name="ce92" table:formula="of:=SUM([.F5:.F450])" office:value-type="currency" office:currency="EUR" office:value="174327" calcext:value-type="currency">
            <text:p>174 327,00 €</text:p>
          </table:table-cell>
          <table:table-cell table:style-name="ce92" table:formula="of:=SUM([.G5:.G450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85" table:formula="of:=[.L405]+[.L451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style-name="ce69"/>
          <table:table-cell table:number-columns-repeated="2"/>
          <table:table-cell table:style-name="ce93" office:value-type="string" calcext:value-type="string">
            <text:p>Prêts (227 427,00 €)</text:p>
          </table:table-cell>
          <table:table-cell table:style-name="ce100" table:formula="of:=15000+2100" office:value-type="currency" office:currency="EUR" office:value="17100" calcext:value-type="currency">
            <text:p>17 100,00 €</text:p>
          </table:table-cell>
          <table:table-cell table:style-name="ce96" table:formula="of:=[.F452]+[.G452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05"/>
          <table:table-cell table:style-name="ce130"/>
          <table:table-cell table:number-columns-repeated="7"/>
        </table:table-row>
        <table:table-row table:style-name="ro1">
          <table:table-cell table:number-columns-repeated="4"/>
          <table:table-cell table:style-name="ce101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94" office:value-type="string" calcext:value-type="string">
            <text:p>Prix au m²</text:p>
          </table:table-cell>
          <table:table-cell table:style-name="ce102" table:formula="of:=([.D452]-58752.96)/160" office:value-type="currency" office:currency="EUR" office:value="1067.86875" calcext:value-type="currency">
            <text:p>1 067,87 €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1" office:value-type="string" calcext:value-type="string">
            <text:p>Terrain</text:p>
          </table:table-cell>
          <table:table-cell table:style-name="ce83" table:formula="of:=[Terrain.E8]" office:value-type="currency" office:currency="EUR" office:value="58752.96" calcext:value-type="currency">
            <text:p>58 752,96 €</text:p>
          </table:table-cell>
          <table:table-cell table:number-columns-repeated="4"/>
          <table:table-cell table:style-name="ce130"/>
          <table:table-cell table:number-columns-repeated="7"/>
        </table:table-row>
        <table:table-row table:style-name="ro1">
          <table:table-cell/>
          <table:table-cell table:style-name="ce71" office:value-type="string" calcext:value-type="string">
            <text:p>Accompagnement</text:p>
          </table:table-cell>
          <table:table-cell table:style-name="ce83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Terrassement</text:p>
          </table:table-cell>
          <table:table-cell table:style-name="ce83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Drainage</text:p>
          </table:table-cell>
          <table:table-cell table:style-name="ce83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Fondations</text:p>
          </table:table-cell>
          <table:table-cell table:style-name="ce83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Bois</text:p>
          </table:table-cell>
          <table:table-cell table:style-name="ce83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Divers</text:p>
          </table:table-cell>
          <table:table-cell table:style-name="ce83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78" office:value-type="string" calcext:value-type="string">
            <text:p>Total</text:p>
          </table:table-cell>
          <table:table-cell table:style-name="ce84" table:formula="of:=SUM([.C457:.C463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79" office:value-type="string" calcext:value-type="string">
            <text:p>Total travaux</text:p>
          </table:table-cell>
          <table:table-cell table:style-name="ce85" table:formula="of:=[.C464]-[.C457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80" office:value-type="string" calcext:value-type="string">
            <text:p>Total travaux hors divers</text:p>
          </table:table-cell>
          <table:table-cell table:style-name="ce86" table:formula="of:=[.C465]-[.C463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0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86"/>
        <table:table-column table:style-name="co9" table:default-cell-style-name="ce86"/>
        <table:table-column table:style-name="co13" table:number-columns-repeated="2" table:default-cell-style-name="ce86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93" office:value-type="string" calcext:value-type="string">
            <text:p>Modulimmo</text:p>
          </table:table-cell>
          <table:table-cell table:style-name="ce93" office:value-type="string" calcext:value-type="string">
            <text:p>PTZ</text:p>
          </table:table-cell>
          <table:table-cell table:style-name="ce93" office:value-type="string" calcext:value-type="string">
            <text:p>Prêt accueil</text:p>
          </table:table-cell>
          <table:table-cell table:style-name="ce93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83"/>
          <table:table-cell table:style-name="ce83" office:value-type="currency" office:currency="EUR" office:value="36000" calcext:value-type="currency">
            <text:p>36 000,00 €</text:p>
          </table:table-cell>
          <table:table-cell table:style-name="ce71"/>
          <table:table-cell table:style-name="ce8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0475" calcext:value-type="currency">
            <text:p>20 47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00" calcext:value-type="currency">
            <text:p>6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00" calcext:value-type="currency">
            <text:p>3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249.84" calcext:value-type="currency">
            <text:p>2 249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525" calcext:value-type="currency">
            <text:p>2 52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100" calcext:value-type="currency">
            <text:p>1 1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80.6" calcext:value-type="currency">
            <text:p>180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23.6" calcext:value-type="currency">
            <text:p>4 323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68.75" calcext:value-type="currency">
            <text:p>168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04" calcext:value-type="currency">
            <text:p>30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65" calcext:value-type="currency">
            <text:p>66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70" calcext:value-type="currency">
            <text:p>57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85" calcext:value-type="currency">
            <text:p>38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5.5" calcext:value-type="currency">
            <text:p>85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69.77" calcext:value-type="currency">
            <text:p>669,7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66" calcext:value-type="currency">
            <text:p>26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3.2" calcext:value-type="currency">
            <text:p>433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880" calcext:value-type="currency">
            <text:p>1 88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94.84" calcext:value-type="currency">
            <text:p>1 494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99.72" calcext:value-type="currency">
            <text:p>1 499,7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48.32" calcext:value-type="currency">
            <text:p>348,3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61.85" calcext:value-type="currency">
            <text:p>161,8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427.44" calcext:value-type="currency">
            <text:p>4 427,4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.6" calcext:value-type="currency">
            <text:p>8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02.65" calcext:value-type="currency">
            <text:p>202,6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4.59" calcext:value-type="currency">
            <text:p>434,5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24" calcext:value-type="currency">
            <text:p>1 22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3.35" calcext:value-type="currency">
            <text:p>63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196.4" calcext:value-type="currency">
            <text:p>2 196,4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3.86" calcext:value-type="currency">
            <text:p>63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782.36" calcext:value-type="currency">
            <text:p>4 782,3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0.5" calcext:value-type="currency">
            <text:p>40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82.07" calcext:value-type="currency">
            <text:p>582,0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464" calcext:value-type="currency">
            <text:p>2 46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table:formula="of:=249.6+272.06+252" office:value-type="currency" office:currency="EUR" office:value="773.66" calcext:value-type="currency">
            <text:p>773,6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630" calcext:value-type="currency">
            <text:p>3 63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99.75" calcext:value-type="currency">
            <text:p>1 299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804.94" calcext:value-type="currency">
            <text:p>2 804,9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799.85" calcext:value-type="currency">
            <text:p>799,8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23.84" calcext:value-type="currency">
            <text:p>623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218.5" calcext:value-type="currency">
            <text:p>2 218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510.54" calcext:value-type="currency">
            <text:p>1 510,5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20" calcext:value-type="currency">
            <text:p>42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37.2" calcext:value-type="currency">
            <text:p>237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19.12" calcext:value-type="currency">
            <text:p>619,1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86.97" calcext:value-type="currency">
            <text:p>586,9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008" calcext:value-type="currency">
            <text:p>1 008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62" calcext:value-type="currency">
            <text:p>46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70" calcext:value-type="currency">
            <text:p>1 47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556.18" calcext:value-type="currency">
            <text:p>5 556,1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84" calcext:value-type="currency">
            <text:p>48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936" calcext:value-type="currency">
            <text:p>1 93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52.66" calcext:value-type="currency">
            <text:p>852,6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97" calcext:value-type="currency">
            <text:p>1 297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592.44" calcext:value-type="currency">
            <text:p>6 592,4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64.83" calcext:value-type="currency">
            <text:p>264,83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4.48" calcext:value-type="currency">
            <text:p>44,4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2" calcext:value-type="date">
            <text:p>02/07/16</text:p>
          </table:table-cell>
          <table:table-cell table:style-name="ce83" office:value-type="currency" office:currency="EUR" office:value="201" calcext:value-type="currency">
            <text:p>201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2" calcext:value-type="date">
            <text:p>02/07/16</text:p>
          </table:table-cell>
          <table:table-cell table:style-name="ce83" office:value-type="currency" office:currency="EUR" office:value="968" calcext:value-type="currency">
            <text:p>968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5" calcext:value-type="date">
            <text:p>05/07/16</text:p>
          </table:table-cell>
          <table:table-cell table:style-name="ce83" office:value-type="currency" office:currency="EUR" office:value="96" calcext:value-type="currency">
            <text:p>9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242" calcext:value-type="currency">
            <text:p>24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118.8" calcext:value-type="currency">
            <text:p>118,8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38.1" calcext:value-type="currency">
            <text:p>38,1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2160.45" calcext:value-type="currency">
            <text:p>2 160,4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355.68" calcext:value-type="currency">
            <text:p>355,6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24.07" calcext:value-type="currency">
            <text:p>24,0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52" calcext:value-type="currency">
            <text:p>5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table:formula="of:=169.2-80" office:value-type="currency" office:currency="EUR" office:value="89.2" calcext:value-type="currency">
            <text:p>89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66.1" calcext:value-type="currency">
            <text:p>66,1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4" calcext:value-type="date">
            <text:p>04/08/16</text:p>
          </table:table-cell>
          <table:table-cell table:style-name="ce83" office:value-type="currency" office:currency="EUR" office:value="1208.17" calcext:value-type="currency">
            <text:p>1 208,1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4" calcext:value-type="date">
            <text:p>04/08/16</text:p>
          </table:table-cell>
          <table:table-cell table:style-name="ce83" office:value-type="currency" office:currency="EUR" office:value="1966.31" calcext:value-type="currency">
            <text:p>1 966,3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9" calcext:value-type="date">
            <text:p>09/08/16</text:p>
          </table:table-cell>
          <table:table-cell table:style-name="ce83" office:value-type="currency" office:currency="EUR" office:value="222.79" calcext:value-type="currency">
            <text:p>222,7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18" calcext:value-type="date">
            <text:p>18/08/16</text:p>
          </table:table-cell>
          <table:table-cell table:style-name="ce83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6" calcext:value-type="date">
            <text:p>06/09/16</text:p>
          </table:table-cell>
          <table:table-cell table:style-name="ce83" office:value-type="currency" office:currency="EUR" office:value="1197.9" calcext:value-type="currency">
            <text:p>1 197,9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6" calcext:value-type="date">
            <text:p>06/09/16</text:p>
          </table:table-cell>
          <table:table-cell table:style-name="ce83" office:value-type="currency" office:currency="EUR" office:value="61.87" calcext:value-type="currency">
            <text:p>61,8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8" calcext:value-type="date">
            <text:p>08/09/16</text:p>
          </table:table-cell>
          <table:table-cell table:style-name="ce83" office:value-type="currency" office:currency="EUR" office:value="193.14" calcext:value-type="currency">
            <text:p>193,1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17" calcext:value-type="date">
            <text:p>17/09/16</text:p>
          </table:table-cell>
          <table:table-cell table:style-name="ce83" office:value-type="currency" office:currency="EUR" office:value="1348.99" calcext:value-type="currency">
            <text:p>1 348,9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07" calcext:value-type="date">
            <text:p>07/10/16</text:p>
          </table:table-cell>
          <table:table-cell table:style-name="ce83" office:value-type="currency" office:currency="EUR" office:value="84.67" calcext:value-type="currency">
            <text:p>84,6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14" calcext:value-type="date">
            <text:p>14/10/16</text:p>
          </table:table-cell>
          <table:table-cell table:style-name="ce83" office:value-type="currency" office:currency="EUR" office:value="1005" calcext:value-type="currency">
            <text:p>1 00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19" calcext:value-type="date">
            <text:p>19/10/16</text:p>
          </table:table-cell>
          <table:table-cell table:style-name="ce83" office:value-type="currency" office:currency="EUR" office:value="1465" calcext:value-type="currency">
            <text:p>1 46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1-04" calcext:value-type="date">
            <text:p>04/11/16</text:p>
          </table:table-cell>
          <table:table-cell table:style-name="ce83" office:value-type="currency" office:currency="EUR" office:value="1919" calcext:value-type="currency">
            <text:p>1 919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45.98" calcext:value-type="currency">
            <text:p>45,9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160.93" calcext:value-type="currency">
            <text:p>160,93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31.39" calcext:value-type="currency">
            <text:p>31,3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20.05" calcext:value-type="currency">
            <text:p>20,0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236.87" calcext:value-type="currency">
            <text:p>236,8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3-03" calcext:value-type="date">
            <text:p>03/03/17</text:p>
          </table:table-cell>
          <table:table-cell table:style-name="ce83" table:number-columns-repeated="2"/>
          <table:table-cell table:style-name="ce83" office:value-type="currency" office:currency="EUR" office:value="2100" calcext:value-type="currency">
            <text:p>2 100,00 €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3-22" calcext:value-type="date">
            <text:p>22/03/17</text:p>
          </table:table-cell>
          <table:table-cell table:style-name="ce83" office:value-type="currency" office:currency="EUR" office:value="635.74" calcext:value-type="currency">
            <text:p>635,74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3-22" calcext:value-type="date">
            <text:p>22/03/17</text:p>
          </table:table-cell>
          <table:table-cell table:style-name="ce83" office:value-type="currency" office:currency="EUR" office:value="3451.69" calcext:value-type="currency">
            <text:p>3 451,6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2033.63" calcext:value-type="currency">
            <text:p>2 033,63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272.46" calcext:value-type="currency">
            <text:p>272,46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81.58" calcext:value-type="currency">
            <text:p>81,58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72.5" calcext:value-type="currency">
            <text:p>72,50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409.45" calcext:value-type="currency">
            <text:p>409,45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5-05" calcext:value-type="date">
            <text:p>05/05/17</text:p>
          </table:table-cell>
          <table:table-cell table:style-name="ce83" office:value-type="currency" office:currency="EUR" office:value="1464" calcext:value-type="currency">
            <text:p>1 46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10" calcext:value-type="date">
            <text:p>10/05/17</text:p>
          </table:table-cell>
          <table:table-cell table:style-name="ce83" office:value-type="currency" office:currency="EUR" office:value="2541.54" calcext:value-type="currency">
            <text:p>2 541,5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06" calcext:value-type="date">
            <text:p>06/05/17</text:p>
          </table:table-cell>
          <table:table-cell table:style-name="ce83" office:value-type="currency" office:currency="EUR" office:value="1012" calcext:value-type="currency">
            <text:p>1 01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12" calcext:value-type="date">
            <text:p>12/05/17</text:p>
          </table:table-cell>
          <table:table-cell table:style-name="ce83" table:formula="of:=353+300" office:value-type="currency" office:currency="EUR" office:value="653" calcext:value-type="currency">
            <text:p>653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23" calcext:value-type="date">
            <text:p>23/05/17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 table:number-columns-repeated="2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05-23" calcext:value-type="date">
            <text:p>23/05/17</text:p>
          </table:table-cell>
          <table:table-cell table:style-name="ce83" office:value-type="currency" office:currency="EUR" office:value="64.61" calcext:value-type="currency">
            <text:p>64,61 €</text:p>
          </table:table-cell>
          <table:table-cell table:style-name="ce83" table:number-columns-repeated="2"/>
          <table:table-cell table:style-name="ce71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706.89" calcext:value-type="currency">
            <text:p>706,8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131.28" calcext:value-type="currency">
            <text:p>131,2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6-24" calcext:value-type="date">
            <text:p>24/06/17</text:p>
          </table:table-cell>
          <table:table-cell table:style-name="ce83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6-27" calcext:value-type="date">
            <text:p>27/06/17</text:p>
          </table:table-cell>
          <table:table-cell table:style-name="ce83" table:formula="of:=527.62+106.2" office:value-type="currency" office:currency="EUR" office:value="633.82" calcext:value-type="currency">
            <text:p>633,8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7-15" calcext:value-type="date">
            <text:p>15/07/17</text:p>
          </table:table-cell>
          <table:table-cell table:style-name="ce83" table:number-columns-repeated="3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08-01" calcext:value-type="date">
            <text:p>01/08/17</text:p>
          </table:table-cell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8-18" calcext:value-type="date">
            <text:p>18/08/17</text:p>
          </table:table-cell>
          <table:table-cell table:style-name="ce83" office:value-type="currency" office:currency="EUR" office:value="2190.67" calcext:value-type="currency">
            <text:p>2 190,6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0-13" calcext:value-type="date">
            <text:p>13/10/17</text:p>
          </table:table-cell>
          <table:table-cell table:style-name="ce83" office:value-type="currency" office:currency="EUR" office:value="120.35" calcext:value-type="currency">
            <text:p>120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4.95" calcext:value-type="currency">
            <text:p>14,9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6.26" calcext:value-type="currency">
            <text:p>16,2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0-18" calcext:value-type="date">
            <text:p>18/10/17</text:p>
          </table:table-cell>
          <table:table-cell table:style-name="ce83" table:number-columns-repeated="3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11-29" calcext:value-type="date">
            <text:p>29/11/17</text:p>
          </table:table-cell>
          <table:table-cell table:style-name="ce83" office:value-type="currency" office:currency="EUR" office:value="3737" calcext:value-type="currency">
            <text:p>3 737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2-08" calcext:value-type="date">
            <text:p>08/12/17</text:p>
          </table:table-cell>
          <table:table-cell table:style-name="ce83" table:number-columns-repeated="3"/>
          <table:table-cell table:style-name="ce83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1-11" calcext:value-type="date">
            <text:p>11/01/18</text:p>
          </table:table-cell>
          <table:table-cell table:style-name="ce83" office:value-type="currency" office:currency="EUR" office:value="100.97" calcext:value-type="currency">
            <text:p>100,9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1-25" calcext:value-type="date">
            <text:p>25/01/18</text:p>
          </table:table-cell>
          <table:table-cell table:style-name="ce83" office:value-type="currency" office:currency="EUR" office:value="2700" calcext:value-type="currency">
            <text:p>2 7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3-15" calcext:value-type="date">
            <text:p>15/03/18</text:p>
          </table:table-cell>
          <table:table-cell table:style-name="ce83" table:number-columns-repeated="3"/>
          <table:table-cell table:style-name="ce83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3-15" calcext:value-type="date">
            <text:p>15/03/18</text:p>
          </table:table-cell>
          <table:table-cell table:style-name="ce83" table:formula="of:=81.59+94.5+47.11+77.98+13.6" office:value-type="currency" office:currency="EUR" office:value="314.78" calcext:value-type="currency">
            <text:p>314,7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05" calcext:value-type="date">
            <text:p>05/04/18</text:p>
          </table:table-cell>
          <table:table-cell table:style-name="ce83" table:formula="of:=209+89.96" office:value-type="currency" office:currency="EUR" office:value="298.96" calcext:value-type="currency">
            <text:p>298,9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7" calcext:value-type="date">
            <text:p>27/04/18</text:p>
          </table:table-cell>
          <table:table-cell table:style-name="ce83" office:value-type="currency" office:currency="EUR" office:value="2092.91" calcext:value-type="currency">
            <text:p>2 092,9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7" calcext:value-type="date">
            <text:p>27/04/18</text:p>
          </table:table-cell>
          <table:table-cell table:style-name="ce83" office:value-type="currency" office:currency="EUR" office:value="1465.2" calcext:value-type="currency">
            <text:p>1 465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248" calcext:value-type="currency">
            <text:p>1 248,00 €</text:p>
          </table:table-cell>
          <table:table-cell table:style-name="ce83" table:number-columns-repeated="3"/>
          <table:table-cell table:style-name="ce86"/>
          <table:table-cell table:number-columns-repeated="2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229.52" calcext:value-type="currency">
            <text:p>1 229,5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44.35" calcext:value-type="currency">
            <text:p>144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101.5" calcext:value-type="currency">
            <text:p>101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328.86" calcext:value-type="currency">
            <text:p>328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113.05" calcext:value-type="currency">
            <text:p>113,0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25.95" calcext:value-type="currency">
            <text:p>25,9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64.24" calcext:value-type="currency">
            <text:p>64,2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46.86" calcext:value-type="currency">
            <text:p>46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27.31" calcext:value-type="currency">
            <text:p>27,3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6-07" calcext:value-type="date">
            <text:p>07/06/18</text:p>
          </table:table-cell>
          <table:table-cell table:style-name="ce83" table:number-columns-repeated="3"/>
          <table:table-cell table:style-name="ce83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7-21" calcext:value-type="date">
            <text:p>21/07/18</text:p>
          </table:table-cell>
          <table:table-cell table:style-name="ce83" office:value-type="currency" office:currency="EUR" office:value="210.42" calcext:value-type="currency">
            <text:p>210,4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7-21" calcext:value-type="date">
            <text:p>21/07/18</text:p>
          </table:table-cell>
          <table:table-cell table:style-name="ce83" office:value-type="currency" office:currency="EUR" office:value="457.55" calcext:value-type="currency">
            <text:p>457,5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8-16" calcext:value-type="date">
            <text:p>16/08/18</text:p>
          </table:table-cell>
          <table:table-cell table:style-name="ce83" table:formula="of:=89.45+133.66+313.2+188.5+174" office:value-type="currency" office:currency="EUR" office:value="898.81" calcext:value-type="currency">
            <text:p>898,8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8-16" calcext:value-type="date">
            <text:p>16/08/18</text:p>
          </table:table-cell>
          <table:table-cell table:style-name="ce83" table:formula="of:=33.6+312" office:value-type="currency" office:currency="EUR" office:value="345.6" calcext:value-type="currency">
            <text:p>345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/>
          <table:table-cell table:style-name="ce83" office:value-type="currency" office:currency="EUR" office:value="2976.3" calcext:value-type="currency">
            <text:p>2 976,3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9-05" calcext:value-type="date">
            <text:p>05/09/18</text:p>
          </table:table-cell>
          <table:table-cell table:style-name="ce83" office:value-type="currency" office:currency="EUR" office:value="251.01" calcext:value-type="currency">
            <text:p>251,0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9-06" calcext:value-type="date">
            <text:p>06/09/18</text:p>
          </table:table-cell>
          <table:table-cell table:style-name="ce83" office:value-type="currency" office:currency="EUR" office:value="1580.68" calcext:value-type="currency">
            <text:p>1 580,6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10-16" calcext:value-type="date">
            <text:p>16/10/18</text:p>
          </table:table-cell>
          <table:table-cell table:style-name="ce83" table:number-columns-repeated="3"/>
          <table:table-cell table:style-name="ce83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33"/>
          <table:table-cell table:style-name="ce83" table:number-columns-repeated="4"/>
          <table:table-cell table:number-columns-repeated="3"/>
        </table:table-row>
        <table:table-row table:style-name="ro1">
          <table:table-cell/>
          <table:table-cell table:style-name="ce83" table:number-columns-repeated="4"/>
          <table:table-cell table:style-name="ce10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39" table:formula="of:=SUM([.B2:.B150])" office:value-type="currency" office:currency="EUR" office:value="174327" calcext:value-type="currency">
            <text:p>174 327,00 €</text:p>
          </table:table-cell>
          <table:table-cell table:style-name="ce139" table:formula="of:=[.C153]" office:value-type="currency" office:currency="EUR" office:value="36000" calcext:value-type="currency">
            <text:p>36 000,00 €</text:p>
          </table:table-cell>
          <table:table-cell table:style-name="ce139" table:formula="of:=[.D153]" office:value-type="currency" office:currency="EUR" office:value="2100" calcext:value-type="currency">
            <text:p>2 100,00 €</text:p>
          </table:table-cell>
          <table:table-cell table:style-name="ce139" table:formula="of:=SUM([.E1:.E150])" office:value-type="currency" office:currency="EUR" office:value="10200" calcext:value-type="currency">
            <text:p>10 200,00 €</text:p>
          </table:table-cell>
          <table:table-cell table:style-name="ce139" table:formula="of:=SUM([.B151:.E151])" office:value-type="currency" office:currency="EUR" office:value="222627" calcext:value-type="currency">
            <text:p>222 627,00 €</text:p>
          </table:table-cell>
          <table:table-cell table:style-name="ce147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83" table:formula="of:=174327-[.B151]" office:value-type="currency" office:currency="EUR" office:value="0" calcext:value-type="currency">
            <text:p>0,00 €</text:p>
          </table:table-cell>
          <table:table-cell table:style-name="ce83" table:formula="of:=0" office:value-type="currency" office:currency="EUR" office:value="0" calcext:value-type="currency">
            <text:p>0,00 €</text:p>
          </table:table-cell>
          <table:table-cell table:style-name="ce83" table:formula="of:=0" office:value-type="currency" office:currency="EUR" office:value="0" calcext:value-type="currency">
            <text:p>0,00 €</text:p>
          </table:table-cell>
          <table:table-cell table:style-name="ce83" table:formula="of:=15000-[.E151]" office:value-type="currency" office:currency="EUR" office:value="4800" calcext:value-type="currency">
            <text:p>4 800,00 €</text:p>
          </table:table-cell>
          <table:table-cell table:style-name="ce83" table:formula="of:=SUM([.B152:.E152])" office:value-type="currency" office:currency="EUR" office:value="4800" calcext:value-type="currency">
            <text:p>4 800,00 €</text:p>
          </table:table-cell>
          <table:table-cell table:style-name="ce148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40" table:formula="of:=[.B151]+[.B152]" office:value-type="currency" office:currency="EUR" office:value="174327" calcext:value-type="currency">
            <text:p>174 327,00 €</text:p>
          </table:table-cell>
          <table:table-cell table:style-name="ce140" table:formula="of:=[.C2]" office:value-type="currency" office:currency="EUR" office:value="36000" calcext:value-type="currency">
            <text:p>36 000,00 €</text:p>
          </table:table-cell>
          <table:table-cell table:style-name="ce140" table:formula="of:=[.D92]" office:value-type="currency" office:currency="EUR" office:value="2100" calcext:value-type="currency">
            <text:p>2 100,00 €</text:p>
          </table:table-cell>
          <table:table-cell table:style-name="ce144" table:formula="of:=[.E151]+[.E152]" office:value-type="currency" office:currency="EUR" office:value="15000" calcext:value-type="currency">
            <text:p>15 000,00 €</text:p>
          </table:table-cell>
          <table:table-cell table:style-name="ce140" table:formula="of:=SUM([.B153:.E153])" office:value-type="currency" office:currency="EUR" office:value="227427" calcext:value-type="currency">
            <text:p>227 427,00 €</text:p>
          </table:table-cell>
          <table:table-cell table:style-name="ce86"/>
          <table:table-cell/>
        </table:table-row>
        <table:table-row table:style-name="ro1">
          <table:table-cell/>
          <table:table-cell table:style-name="ce141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41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43"/>
          <table:table-cell table:style-name="ce145"/>
          <table:table-cell table:number-columns-repeated="3"/>
        </table:table-row>
        <table:table-row table:style-name="ro1">
          <table:table-cell table:style-name="ce105" office:value-type="string" calcext:value-type="string">
            <text:p>Terrain</text:p>
          </table:table-cell>
          <table:table-cell table:style-name="ce83" table:formula="of:=['Frais engagés'.C457]" office:value-type="currency" office:currency="EUR" office:value="58752.96" calcext:value-type="currency">
            <text:p>58 752,96 €</text:p>
          </table:table-cell>
          <table:table-cell table:style-name="ce142" table:number-columns-repeated="2"/>
          <table:table-cell table:style-name="ce146"/>
          <table:table-cell table:number-columns-repeated="3"/>
        </table:table-row>
        <table:table-row table:style-name="ro1">
          <table:table-cell table:style-name="ce105" office:value-type="string" calcext:value-type="string">
            <text:p>Maison</text:p>
          </table:table-cell>
          <table:table-cell table:style-name="ce83" table:formula="of:=[.F153]-[.B157]" office:value-type="currency" office:currency="EUR" office:value="168674.04" calcext:value-type="currency">
            <text:p>168 674,04 €</text:p>
          </table:table-cell>
          <table:table-cell table:style-name="ce142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04"/>
        <table:table-column table:style-name="co17" table:default-cell-style-name="Default"/>
        <table:table-column table:style-name="co9" table:default-cell-style-name="ce86"/>
        <table:table-column table:style-name="co18" table:default-cell-style-name="ce86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86"/>
        <table:table-column table:style-name="co9" table:number-columns-repeated="4" table:default-cell-style-name="Default"/>
        <table:table-column table:style-name="co25" table:default-cell-style-name="Default"/>
        <table:table-column table:style-name="co9" table:default-cell-style-name="ce86"/>
        <table:table-row table:style-name="ro4">
          <table:table-cell table:style-name="ce208" office:value-type="string" calcext:value-type="string" table:number-columns-spanned="4" table:number-rows-spanned="1">
            <text:p>Remboursement des prêts</text:p>
          </table:table-cell>
          <table:covered-table-cell table:style-name="ce118"/>
          <table:covered-table-cell table:number-columns-repeated="2" table:style-name="ce8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118"/>
          <table:table-cell table:style-name="ce227" table:number-columns-repeated="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118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118" table:number-columns-repeated="6"/>
          <table:table-cell/>
          <table:table-cell table:style-name="ce209"/>
          <table:table-cell table:style-name="ce118"/>
          <table:table-cell table:style-name="Default"/>
          <table:table-cell table:number-columns-repeated="6"/>
        </table:table-row>
        <table:table-row table:style-name="ro5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28.87" calcext:value-type="currency">
            <text:p>28,87 €</text:p>
          </table:table-cell>
          <table:table-cell table:style-name="ce229"/>
          <table:table-cell table:style-name="ce118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4.8" calcext:value-type="currency">
            <text:p>4,80 €</text:p>
          </table:table-cell>
          <table:table-cell table:style-name="ce118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37.65" calcext:value-type="currency">
            <text:p>37,65 €</text:p>
          </table:table-cell>
          <table:table-cell table:style-name="ce229"/>
          <table:table-cell table:style-name="ce118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Commission Prêt Modulimmo</text:p>
          </table:table-cell>
          <table:table-cell table:style-name="ce229" office:value-type="currency" office:currency="EUR" office:value="600" calcext:value-type="currency">
            <text:p>600,00 €</text:p>
          </table:table-cell>
          <table:table-cell table:style-name="ce229"/>
          <table:table-cell table:style-name="ce118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rêt Modulimmo</text:p>
          </table:table-cell>
          <table:table-cell table:style-name="ce229" office:value-type="currency" office:currency="EUR" office:value="1726.64" calcext:value-type="currency">
            <text:p>1 726,64 €</text:p>
          </table:table-cell>
          <table:table-cell table:style-name="ce229"/>
          <table:table-cell table:style-name="ce118" table:number-columns-repeated="6"/>
          <table:table-cell/>
          <table:table-cell table:style-name="ce266" office:value-type="string" calcext:value-type="string" table:number-columns-spanned="6" table:number-rows-spanned="1">
            <text:p>Détail du prêt Modulimmo</text:p>
          </table:table-cell>
          <table:covered-table-cell table:style-name="ce268"/>
          <table:covered-table-cell table:style-name="ce270"/>
          <table:covered-table-cell table:number-columns-repeated="3" table:style-name="ce206"/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TZ</text:p>
          </table:table-cell>
          <table:table-cell table:style-name="ce229"/>
          <table:table-cell table:style-name="ce229" office:value-type="currency" office:currency="EUR" office:value="523.2" calcext:value-type="currency">
            <text:p>523,20 €</text:p>
          </table:table-cell>
          <table:table-cell table:style-name="ce118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2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rêt Modulimmo</text:p>
          </table:table-cell>
          <table:table-cell table:style-name="ce229" office:value-type="currency" office:currency="EUR" office:value="249" calcext:value-type="currency">
            <text:p>249,00 €</text:p>
          </table:table-cell>
          <table:table-cell table:style-name="ce229"/>
          <table:table-cell table:style-name="ce118" table:number-columns-repeated="6"/>
          <table:table-cell/>
          <table:table-cell table:style-name="ce213"/>
          <table:table-cell table:style-name="ce267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TZ</text:p>
          </table:table-cell>
          <table:table-cell table:style-name="ce229"/>
          <table:table-cell table:style-name="ce229" office:value-type="currency" office:currency="EUR" office:value="51" calcext:value-type="currency">
            <text:p>51,00 €</text:p>
          </table:table-cell>
          <table:table-cell table:style-name="ce118" table:number-columns-repeated="6"/>
          <table:table-cell/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3" office:value-type="currency" office:currency="EUR" office:value="0" calcext:value-type="currency">
            <text:p>0,00 €</text:p>
          </table:table-cell>
          <table:table-cell table:style-name="ce83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10"/>
          <table:table-cell table:style-name="ce125"/>
          <table:table-cell table:style-name="ce229" table:number-columns-repeated="2"/>
          <table:table-cell table:style-name="ce118" table:number-columns-repeated="6"/>
          <table:table-cell/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3" office:value-type="currency" office:currency="EUR" office:value="0" calcext:value-type="currency">
            <text:p>0,0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6-05" calcext:value-type="date">
            <text:p>05/06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5-06-05" calcext:value-type="date">
            <text:p>05/06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83" table:formula="of:=[.N14]-[.P14]-[.Q14]" office:value-type="currency" office:currency="EUR" office:value="689.38" calcext:value-type="currency">
            <text:p>689,38 €</text:p>
          </table:table-cell>
          <table:table-cell table:style-name="ce83" office:value-type="currency" office:currency="EUR" office:value="42.4" calcext:value-type="currency">
            <text:p>42,4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7-04" calcext:value-type="date">
            <text:p>04/07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5-07-04" calcext:value-type="date">
            <text:p>04/07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83" table:formula="of:=[.N15]-[.P15]-[.Q15]" office:value-type="currency" office:currency="EUR" office:value="690.7" calcext:value-type="currency">
            <text:p>690,70 €</text:p>
          </table:table-cell>
          <table:table-cell table:style-name="ce83" office:value-type="currency" office:currency="EUR" office:value="50.71" calcext:value-type="currency">
            <text:p>50,7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8-05" calcext:value-type="date">
            <text:p>05/08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5-08-05" calcext:value-type="date">
            <text:p>05/08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83" table:formula="of:=[.N16]-[.P16]-[.Q16]" office:value-type="currency" office:currency="EUR" office:value="692.03" calcext:value-type="currency">
            <text:p>692,03 €</text:p>
          </table:table-cell>
          <table:table-cell table:style-name="ce83" office:value-type="currency" office:currency="EUR" office:value="88.99" calcext:value-type="currency">
            <text:p>88,9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9-05" calcext:value-type="date">
            <text:p>05/09/15</text:p>
          </table:table-cell>
          <table:table-cell table:style-name="ce125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5-09-05" calcext:value-type="date">
            <text:p>05/09/15</text:p>
          </table:table-cell>
          <table:table-cell table:style-name="ce125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83" table:formula="of:=[.N17]-[.P17]-[.Q17]" office:value-type="currency" office:currency="EUR" office:value="693.35" calcext:value-type="currency">
            <text:p>693,35 €</text:p>
          </table:table-cell>
          <table:table-cell table:style-name="ce83" office:value-type="currency" office:currency="EUR" office:value="147.59" calcext:value-type="currency">
            <text:p>147,5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0-05" calcext:value-type="date">
            <text:p>05/10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5-10-05" calcext:value-type="date">
            <text:p>05/10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83" table:formula="of:=[.N18]-[.P18]-[.Q18]" office:value-type="currency" office:currency="EUR" office:value="694.68" calcext:value-type="currency">
            <text:p>694,68 €</text:p>
          </table:table-cell>
          <table:table-cell table:style-name="ce83" office:value-type="currency" office:currency="EUR" office:value="162.46" calcext:value-type="currency">
            <text:p>162,46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1-05" calcext:value-type="date">
            <text:p>05/11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4"/>
          <table:table-cell table:style-name="ce263" office:value-type="string" calcext:value-type="string">
            <text:p>Total 2015</text:p>
          </table:table-cell>
          <table:table-cell table:style-name="ce215"/>
          <table:table-cell/>
          <table:table-cell table:style-name="ce210" office:value-type="date" office:date-value="2015-11-05" calcext:value-type="date">
            <text:p>05/11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83" table:formula="of:=[.N19]-[.P19]-[.Q19]" office:value-type="currency" office:currency="EUR" office:value="696.02" calcext:value-type="currency">
            <text:p>696,02 €</text:p>
          </table:table-cell>
          <table:table-cell table:style-name="ce83" office:value-type="currency" office:currency="EUR" office:value="164.48" calcext:value-type="currency">
            <text:p>164,4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2-05" calcext:value-type="date">
            <text:p>05/12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4"/>
          <table:table-cell table:style-name="ce264" table:formula="of:=SUM([.C4:.D20])" office:value-type="currency" office:currency="EUR" office:value="9208.96" calcext:value-type="currency">
            <text:p>9 208,96 €</text:p>
          </table:table-cell>
          <table:table-cell table:style-name="ce265"/>
          <table:table-cell/>
          <table:table-cell table:style-name="ce210" office:value-type="date" office:date-value="2015-12-05" calcext:value-type="date">
            <text:p>05/12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83" table:formula="of:=[.N20]-[.P20]-[.Q20]" office:value-type="currency" office:currency="EUR" office:value="697.35" calcext:value-type="currency">
            <text:p>697,35 €</text:p>
          </table:table-cell>
          <table:table-cell table:style-name="ce83" office:value-type="currency" office:currency="EUR" office:value="164.03" calcext:value-type="currency">
            <text:p>164,0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118" table:number-columns-repeated="6"/>
          <table:table-cell/>
          <table:table-cell table:style-name="ce213"/>
          <table:table-cell table:style-name="ce223"/>
          <table:table-cell table:style-name="ce233"/>
          <table:table-cell table:style-name="ce265" table:number-columns-repeated="3"/>
          <table:table-cell table:number-columns-repeated="3"/>
        </table:table-row>
        <table:table-row table:style-name="ro1">
          <table:table-cell table:style-name="ce210" office:value-type="date" office:date-value="2016-01-05" calcext:value-type="date">
            <text:p>05/01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1-05" calcext:value-type="date">
            <text:p>05/01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83" table:formula="of:=[.N22]-[.P22]-[.Q22]" office:value-type="currency" office:currency="EUR" office:value="698.69" calcext:value-type="currency">
            <text:p>698,69 €</text:p>
          </table:table-cell>
          <table:table-cell table:style-name="ce83" office:value-type="currency" office:currency="EUR" office:value="165.85" calcext:value-type="currency">
            <text:p>165,8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2-05" calcext:value-type="date">
            <text:p>05/02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2-05" calcext:value-type="date">
            <text:p>05/02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83" table:formula="of:=[.N23]-[.P23]-[.Q23]" office:value-type="currency" office:currency="EUR" office:value="700.02" calcext:value-type="currency">
            <text:p>700,02 €</text:p>
          </table:table-cell>
          <table:table-cell table:style-name="ce83" office:value-type="currency" office:currency="EUR" office:value="170.67" calcext:value-type="currency">
            <text:p>170,6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3-05" calcext:value-type="date">
            <text:p>05/03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3-05" calcext:value-type="date">
            <text:p>05/03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83" table:formula="of:=[.N24]-[.P24]-[.Q24]" office:value-type="currency" office:currency="EUR" office:value="701.37" calcext:value-type="currency">
            <text:p>701,37 €</text:p>
          </table:table-cell>
          <table:table-cell table:style-name="ce83" office:value-type="currency" office:currency="EUR" office:value="176.64" calcext:value-type="currency">
            <text:p>176,6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4-05" calcext:value-type="date">
            <text:p>05/04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4-05" calcext:value-type="date">
            <text:p>05/04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83" table:formula="of:=[.N25]-[.P25]-[.Q25]" office:value-type="currency" office:currency="EUR" office:value="702.71" calcext:value-type="currency">
            <text:p>702,71 €</text:p>
          </table:table-cell>
          <table:table-cell table:style-name="ce83" office:value-type="currency" office:currency="EUR" office:value="175.3" calcext:value-type="currency">
            <text:p>175,3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5-05" calcext:value-type="date">
            <text:p>05/05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5-05" calcext:value-type="date">
            <text:p>05/05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83" table:formula="of:=[.N26]-[.P26]-[.Q26]" office:value-type="currency" office:currency="EUR" office:value="704.06" calcext:value-type="currency">
            <text:p>704,06 €</text:p>
          </table:table-cell>
          <table:table-cell table:style-name="ce83" office:value-type="currency" office:currency="EUR" office:value="177.35" calcext:value-type="currency">
            <text:p>177,3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6-05" calcext:value-type="date">
            <text:p>05/06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6-05" calcext:value-type="date">
            <text:p>05/06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83" table:formula="of:=[.N27]-[.P27]-[.Q27]" office:value-type="currency" office:currency="EUR" office:value="705.41" calcext:value-type="currency">
            <text:p>705,41 €</text:p>
          </table:table-cell>
          <table:table-cell table:style-name="ce83" office:value-type="currency" office:currency="EUR" office:value="185.48" calcext:value-type="currency">
            <text:p>185,4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7-05" calcext:value-type="date">
            <text:p>05/07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7-05" calcext:value-type="date">
            <text:p>05/07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83" table:formula="of:=[.N28]-[.P28]-[.Q28]" office:value-type="currency" office:currency="EUR" office:value="706.76" calcext:value-type="currency">
            <text:p>706,76 €</text:p>
          </table:table-cell>
          <table:table-cell table:style-name="ce83" office:value-type="currency" office:currency="EUR" office:value="193.33" calcext:value-type="currency">
            <text:p>193,3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8-05" calcext:value-type="date">
            <text:p>05/08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8-05" calcext:value-type="date">
            <text:p>05/08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83" table:formula="of:=[.N29]-[.P29]-[.Q29]" office:value-type="currency" office:currency="EUR" office:value="708.11" calcext:value-type="currency">
            <text:p>708,11 €</text:p>
          </table:table-cell>
          <table:table-cell table:style-name="ce83" office:value-type="currency" office:currency="EUR" office:value="195.6" calcext:value-type="currency">
            <text:p>195,6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9-05" calcext:value-type="date">
            <text:p>05/09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9-05" calcext:value-type="date">
            <text:p>05/09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83" table:formula="of:=[.N30]-[.P30]-[.Q30]" office:value-type="currency" office:currency="EUR" office:value="709.47" calcext:value-type="currency">
            <text:p>709,47 €</text:p>
          </table:table-cell>
          <table:table-cell table:style-name="ce83" office:value-type="currency" office:currency="EUR" office:value="206.6" calcext:value-type="currency">
            <text:p>206,6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0-05" calcext:value-type="date">
            <text:p>05/10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10-05" calcext:value-type="date">
            <text:p>05/10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83" table:formula="of:=[.N31]-[.P31]-[.Q31]" office:value-type="currency" office:currency="EUR" office:value="710.83" calcext:value-type="currency">
            <text:p>710,83 €</text:p>
          </table:table-cell>
          <table:table-cell table:style-name="ce83" office:value-type="currency" office:currency="EUR" office:value="210.09" calcext:value-type="currency">
            <text:p>210,0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1-05" calcext:value-type="date">
            <text:p>05/11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4"/>
          <table:table-cell table:style-name="ce263" office:value-type="string" calcext:value-type="string">
            <text:p>Total 2016</text:p>
          </table:table-cell>
          <table:table-cell table:style-name="ce263" office:value-type="string" calcext:value-type="string">
            <text:p>Moyenne 2016</text:p>
          </table:table-cell>
          <table:table-cell/>
          <table:table-cell table:style-name="ce210" office:value-type="date" office:date-value="2016-11-05" calcext:value-type="date">
            <text:p>05/11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83" table:formula="of:=[.N32]-[.P32]-[.Q32]" office:value-type="currency" office:currency="EUR" office:value="712.19" calcext:value-type="currency">
            <text:p>712,19 €</text:p>
          </table:table-cell>
          <table:table-cell table:style-name="ce83" office:value-type="currency" office:currency="EUR" office:value="213.15" calcext:value-type="currency">
            <text:p>213,1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2-05" calcext:value-type="date">
            <text:p>05/12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4"/>
          <table:table-cell table:style-name="ce264" table:formula="of:=SUM([.C22:.D33])" office:value-type="currency" office:currency="EUR" office:value="11287.29" calcext:value-type="currency">
            <text:p>11 287,29 €</text:p>
          </table:table-cell>
          <table:table-cell table:style-name="ce264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10" office:value-type="date" office:date-value="2016-12-05" calcext:value-type="date">
            <text:p>05/12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83" table:formula="of:=[.N33]-[.P33]-[.Q33]" office:value-type="currency" office:currency="EUR" office:value="713.56" calcext:value-type="currency">
            <text:p>713,56 €</text:p>
          </table:table-cell>
          <table:table-cell table:style-name="ce83" office:value-type="currency" office:currency="EUR" office:value="217.13" calcext:value-type="currency">
            <text:p>217,1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118" table:number-columns-repeated="6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6">
          <table:table-cell table:style-name="ce213"/>
          <table:table-cell table:style-name="ce223"/>
          <table:table-cell table:style-name="ce233" table:number-columns-repeated="2"/>
          <table:table-cell table:style-name="ce238" office:value-type="string" calcext:value-type="string" table:number-columns-spanned="1" table:number-rows-spanned="2">
            <text:p>débloqué le 23/05/17</text:p>
          </table:table-cell>
          <table:table-cell table:style-name="ce238" office:value-type="string" calcext:value-type="string" table:number-columns-spanned="1" table:number-rows-spanned="2">
            <text:p>débloqué le 03/03/17</text:p>
          </table:table-cell>
          <table:table-cell table:style-name="ce118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covered-table-cell table:number-columns-repeated="2" table:style-name="ce125"/>
          <table:table-cell table:style-name="ce118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60 mois</text:p>
          </table:table-cell>
          <table:table-cell table:style-name="ce224" office:value-type="string" calcext:value-type="string">
            <text:p>36 mois</text:p>
          </table:table-cell>
          <table:table-cell table:style-name="ce118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Fin : 05/05/22</text:p>
          </table:table-cell>
          <table:table-cell table:style-name="ce224" office:value-type="string" calcext:value-type="string">
            <text:p>Fin : 05/02/20</text:p>
          </table:table-cell>
          <table:table-cell table:style-name="ce118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7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</text:p>
            <text:p> 2 100 €</text:p>
          </table:table-cell>
          <table:table-cell table:style-name="ce224" office:value-type="string" calcext:value-type="string">
            <text:p>Total</text:p>
          </table:table-cell>
          <table:table-cell table:style-name="ce118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1-05" calcext:value-type="date">
            <text:p>05/01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0:.F40])" office:value-type="currency" office:currency="EUR" office:value="974.6" calcext:value-type="currency">
            <text:p>974,60 €</text:p>
          </table:table-cell>
          <table:table-cell table:style-name="ce118" table:number-columns-repeated="3"/>
          <table:table-cell/>
          <table:table-cell table:style-name="ce210" office:value-type="date" office:date-value="2017-01-05" calcext:value-type="date">
            <text:p>05/01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83" table:formula="of:=[.N40]-[.P40]-[.Q40]" office:value-type="currency" office:currency="EUR" office:value="714.93" calcext:value-type="currency">
            <text:p>714,93 €</text:p>
          </table:table-cell>
          <table:table-cell table:style-name="ce83" office:value-type="currency" office:currency="EUR" office:value="215.76" calcext:value-type="currency">
            <text:p>215,76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2-05" calcext:value-type="date">
            <text:p>05/02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1:.F41])" office:value-type="currency" office:currency="EUR" office:value="974.6" calcext:value-type="currency">
            <text:p>974,60 €</text:p>
          </table:table-cell>
          <table:table-cell table:style-name="ce118" table:number-columns-repeated="3"/>
          <table:table-cell/>
          <table:table-cell table:style-name="ce210" office:value-type="date" office:date-value="2017-02-05" calcext:value-type="date">
            <text:p>05/02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83" table:formula="of:=[.N41]-[.P41]-[.Q41]" office:value-type="currency" office:currency="EUR" office:value="716.3" calcext:value-type="currency">
            <text:p>716,30 €</text:p>
          </table:table-cell>
          <table:table-cell table:style-name="ce83" office:value-type="currency" office:currency="EUR" office:value="214.39" calcext:value-type="currency">
            <text:p>214,3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3-05" calcext:value-type="date">
            <text:p>05/03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2:.F42])" office:value-type="currency" office:currency="EUR" office:value="1033.66" calcext:value-type="currency">
            <text:p>1 033,66 €</text:p>
          </table:table-cell>
          <table:table-cell table:style-name="ce118" table:number-columns-repeated="3"/>
          <table:table-cell/>
          <table:table-cell table:style-name="ce210" office:value-type="date" office:date-value="2017-03-05" calcext:value-type="date">
            <text:p>05/03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83" table:formula="of:=[.N42]-[.P42]-[.Q42]" office:value-type="currency" office:currency="EUR" office:value="717.67" calcext:value-type="currency">
            <text:p>717,67 €</text:p>
          </table:table-cell>
          <table:table-cell table:style-name="ce83" office:value-type="currency" office:currency="EUR" office:value="213.75" calcext:value-type="currency">
            <text:p>213,7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4-05" calcext:value-type="date">
            <text:p>05/04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3:.F43])" office:value-type="currency" office:currency="EUR" office:value="1037.45" calcext:value-type="currency">
            <text:p>1 037,45 €</text:p>
          </table:table-cell>
          <table:table-cell table:style-name="ce118" table:number-columns-repeated="3"/>
          <table:table-cell/>
          <table:table-cell table:style-name="ce210" office:value-type="date" office:date-value="2017-04-05" calcext:value-type="date">
            <text:p>05/04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83" table:formula="of:=[.N43]-[.P43]-[.Q43]" office:value-type="currency" office:currency="EUR" office:value="719.04" calcext:value-type="currency">
            <text:p>719,04 €</text:p>
          </table:table-cell>
          <table:table-cell table:style-name="ce83" office:value-type="currency" office:currency="EUR" office:value="216.17" calcext:value-type="currency">
            <text:p>216,1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5-05" calcext:value-type="date">
            <text:p>05/05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4:.F44])" office:value-type="currency" office:currency="EUR" office:value="1043.34" calcext:value-type="currency">
            <text:p>1 043,34 €</text:p>
          </table:table-cell>
          <table:table-cell table:style-name="ce118" table:number-columns-repeated="3"/>
          <table:table-cell/>
          <table:table-cell table:style-name="ce210" office:value-type="date" office:date-value="2017-05-05" calcext:value-type="date">
            <text:p>05/05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83" table:formula="of:=[.N44]-[.P44]-[.Q44]" office:value-type="currency" office:currency="EUR" office:value="720.42" calcext:value-type="currency">
            <text:p>720,42 €</text:p>
          </table:table-cell>
          <table:table-cell table:style-name="ce83" office:value-type="currency" office:currency="EUR" office:value="220.68" calcext:value-type="currency">
            <text:p>220,6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6-05" calcext:value-type="date">
            <text:p>05/06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5.48" calcext:value-type="currency">
            <text:p>245,4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5:.F45])" office:value-type="currency" office:currency="EUR" office:value="1302.86" calcext:value-type="currency">
            <text:p>1 302,86 €</text:p>
          </table:table-cell>
          <table:table-cell table:style-name="ce118" table:number-columns-repeated="3"/>
          <table:table-cell/>
          <table:table-cell table:style-name="ce210" office:value-type="date" office:date-value="2017-06-05" calcext:value-type="date">
            <text:p>05/06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83" table:formula="of:=[.N45]-[.P45]-[.Q45]" office:value-type="currency" office:currency="EUR" office:value="721.8" calcext:value-type="currency">
            <text:p>721,80 €</text:p>
          </table:table-cell>
          <table:table-cell table:style-name="ce83" office:value-type="currency" office:currency="EUR" office:value="233.34" calcext:value-type="currency">
            <text:p>233,3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7-05" calcext:value-type="date">
            <text:p>05/07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8.13" calcext:value-type="currency">
            <text:p>248,13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6:.F46])" office:value-type="currency" office:currency="EUR" office:value="1310.97" calcext:value-type="currency">
            <text:p>1 310,97 €</text:p>
          </table:table-cell>
          <table:table-cell table:style-name="ce118" table:number-columns-repeated="3"/>
          <table:table-cell/>
          <table:table-cell table:style-name="ce210" office:value-type="date" office:date-value="2017-07-05" calcext:value-type="date">
            <text:p>05/07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83" table:formula="of:=[.N46]-[.P46]-[.Q46]" office:value-type="currency" office:currency="EUR" office:value="723.19" calcext:value-type="currency">
            <text:p>723,19 €</text:p>
          </table:table-cell>
          <table:table-cell table:style-name="ce83" office:value-type="currency" office:currency="EUR" office:value="237.41" calcext:value-type="currency">
            <text:p>237,4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8-05" calcext:value-type="date">
            <text:p>05/08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39" calcext:value-type="currency">
            <text:p>249,3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7:.F47])" office:value-type="currency" office:currency="EUR" office:value="1318.17" calcext:value-type="currency">
            <text:p>1 318,17 €</text:p>
          </table:table-cell>
          <table:table-cell table:style-name="ce118" table:number-columns-repeated="3"/>
          <table:table-cell/>
          <table:table-cell table:style-name="ce210" office:value-type="date" office:date-value="2017-08-05" calcext:value-type="date">
            <text:p>05/08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83" table:formula="of:=[.N47]-[.P47]-[.Q47]" office:value-type="currency" office:currency="EUR" office:value="724.57" calcext:value-type="currency">
            <text:p>724,57 €</text:p>
          </table:table-cell>
          <table:table-cell table:style-name="ce83" office:value-type="currency" office:currency="EUR" office:value="241.97" calcext:value-type="currency">
            <text:p>241,9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9-05" calcext:value-type="date">
            <text:p>05/09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7" calcext:value-type="currency">
            <text:p>24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8:.F48])" office:value-type="currency" office:currency="EUR" office:value="1333.88" calcext:value-type="currency">
            <text:p>1 333,88 €</text:p>
          </table:table-cell>
          <table:table-cell table:style-name="ce118" table:number-columns-repeated="3"/>
          <table:table-cell/>
          <table:table-cell table:style-name="ce210" office:value-type="date" office:date-value="2017-09-05" calcext:value-type="date">
            <text:p>05/09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83" table:formula="of:=[.N48]-[.P48]-[.Q48]" office:value-type="currency" office:currency="EUR" office:value="725.96" calcext:value-type="currency">
            <text:p>725,96 €</text:p>
          </table:table-cell>
          <table:table-cell table:style-name="ce83" office:value-type="currency" office:currency="EUR" office:value="255.71" calcext:value-type="currency">
            <text:p>255,7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0-05" calcext:value-type="date">
            <text:p>05/10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6" calcext:value-type="currency">
            <text:p>249,96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9:.F49])" office:value-type="currency" office:currency="EUR" office:value="1335.6" calcext:value-type="currency">
            <text:p>1 335,60 €</text:p>
          </table:table-cell>
          <table:table-cell table:style-name="ce118" table:number-columns-repeated="3"/>
          <table:table-cell/>
          <table:table-cell table:style-name="ce210" office:value-type="date" office:date-value="2017-10-05" calcext:value-type="date">
            <text:p>05/10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83" table:formula="of:=[.N49]-[.P49]-[.Q49]" office:value-type="currency" office:currency="EUR" office:value="727.35" calcext:value-type="currency">
            <text:p>727,35 €</text:p>
          </table:table-cell>
          <table:table-cell table:style-name="ce83" office:value-type="currency" office:currency="EUR" office:value="256.05" calcext:value-type="currency">
            <text:p>256,0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1-03" calcext:value-type="date">
            <text:p>03/11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05" calcext:value-type="currency">
            <text:p>251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0:.F50])" office:value-type="currency" office:currency="EUR" office:value="1336.93" calcext:value-type="currency">
            <text:p>1 336,93 €</text:p>
          </table:table-cell>
          <table:table-cell table:style-name="ce118"/>
          <table:table-cell table:style-name="ce263" office:value-type="string" calcext:value-type="string">
            <text:p>Total 2017</text:p>
          </table:table-cell>
          <table:table-cell table:style-name="ce263" office:value-type="string" calcext:value-type="string">
            <text:p>Moyenne 2017</text:p>
          </table:table-cell>
          <table:table-cell/>
          <table:table-cell table:style-name="ce210" office:value-type="date" office:date-value="2017-11-03" calcext:value-type="date">
            <text:p>03/11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83" table:formula="of:=[.N50]-[.P50]-[.Q50]" office:value-type="currency" office:currency="EUR" office:value="728.75" calcext:value-type="currency">
            <text:p>728,75 €</text:p>
          </table:table-cell>
          <table:table-cell table:style-name="ce83" office:value-type="currency" office:currency="EUR" office:value="254.89" calcext:value-type="currency">
            <text:p>254,8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2-05" calcext:value-type="date">
            <text:p>05/12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8" calcext:value-type="currency">
            <text:p>251,80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1:.F51])" office:value-type="currency" office:currency="EUR" office:value="1339.19" calcext:value-type="currency">
            <text:p>1 339,19 €</text:p>
          </table:table-cell>
          <table:table-cell table:style-name="ce118"/>
          <table:table-cell table:style-name="ce264" table:formula="of:=SUM([.G40:.G51])" office:value-type="currency" office:currency="EUR" office:value="14341.25" calcext:value-type="currency">
            <text:p>14 341,25 €</text:p>
          </table:table-cell>
          <table:table-cell table:style-name="ce264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210" office:value-type="date" office:date-value="2017-12-05" calcext:value-type="date">
            <text:p>05/12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83" table:formula="of:=[.N51]-[.P51]-[.Q51]" office:value-type="currency" office:currency="EUR" office:value="730.14" calcext:value-type="currency">
            <text:p>730,14 €</text:p>
          </table:table-cell>
          <table:table-cell table:style-name="ce83" office:value-type="currency" office:currency="EUR" office:value="255.01" calcext:value-type="currency">
            <text:p>255,0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46" table:number-columns-repeated="2"/>
          <table:table-cell table:style-name="ce259"/>
          <table:table-cell table:style-name="ce118" table:number-columns-repeated="3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5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118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1-05" calcext:value-type="date">
            <text:p>05/01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07" calcext:value-type="currency">
            <text:p>253,0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4:.F54])" office:value-type="currency" office:currency="EUR" office:value="1346.19" calcext:value-type="currency">
            <text:p>1 346,19 €</text:p>
          </table:table-cell>
          <table:table-cell table:style-name="ce118" table:number-columns-repeated="3"/>
          <table:table-cell/>
          <table:table-cell table:style-name="ce210" office:value-type="date" office:date-value="2018-01-05" calcext:value-type="date">
            <text:p>05/01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83" table:formula="of:=[.N54]-[.P54]-[.Q54]" office:value-type="currency" office:currency="EUR" office:value="731.54" calcext:value-type="currency">
            <text:p>731,54 €</text:p>
          </table:table-cell>
          <table:table-cell table:style-name="ce83" office:value-type="currency" office:currency="EUR" office:value="259.34" calcext:value-type="currency">
            <text:p>259,3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2-05" calcext:value-type="date">
            <text:p>05/02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8" calcext:value-type="currency">
            <text:p>253,1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5:.F55])" office:value-type="currency" office:currency="EUR" office:value="1348.32" calcext:value-type="currency">
            <text:p>1 348,32 €</text:p>
          </table:table-cell>
          <table:table-cell table:style-name="ce118" table:number-columns-repeated="3"/>
          <table:table-cell/>
          <table:table-cell table:style-name="ce210" office:value-type="date" office:date-value="2018-02-05" calcext:value-type="date">
            <text:p>05/02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83" table:formula="of:=[.N55]-[.P55]-[.Q55]" office:value-type="currency" office:currency="EUR" office:value="732.95" calcext:value-type="currency">
            <text:p>732,95 €</text:p>
          </table:table-cell>
          <table:table-cell table:style-name="ce83" office:value-type="currency" office:currency="EUR" office:value="259.95" calcext:value-type="currency">
            <text:p>259,9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3-05" calcext:value-type="date">
            <text:p>05/03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7" calcext:value-type="currency">
            <text:p>253,1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6:.F56])" office:value-type="currency" office:currency="EUR" office:value="1351.66" calcext:value-type="currency">
            <text:p>1 351,66 €</text:p>
          </table:table-cell>
          <table:table-cell table:style-name="ce118" table:number-columns-repeated="3"/>
          <table:table-cell/>
          <table:table-cell table:style-name="ce210" office:value-type="date" office:date-value="2018-03-05" calcext:value-type="date">
            <text:p>05/03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83" table:formula="of:=[.N56]-[.P56]-[.Q56]" office:value-type="currency" office:currency="EUR" office:value="734.35" calcext:value-type="currency">
            <text:p>734,35 €</text:p>
          </table:table-cell>
          <table:table-cell table:style-name="ce83" office:value-type="currency" office:currency="EUR" office:value="261.9" calcext:value-type="currency">
            <text:p>261,9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4-05" calcext:value-type="date">
            <text:p>05/04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81" calcext:value-type="currency">
            <text:p>253,81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7:.F57])" office:value-type="currency" office:currency="EUR" office:value="1352.72" calcext:value-type="currency">
            <text:p>1 352,72 €</text:p>
          </table:table-cell>
          <table:table-cell table:style-name="ce118" table:number-columns-repeated="3"/>
          <table:table-cell/>
          <table:table-cell table:style-name="ce210" office:value-type="date" office:date-value="2018-04-05" calcext:value-type="date">
            <text:p>05/04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83" table:formula="of:=[.N57]-[.P57]-[.Q57]" office:value-type="currency" office:currency="EUR" office:value="735.76" calcext:value-type="currency">
            <text:p>735,76 €</text:p>
          </table:table-cell>
          <table:table-cell table:style-name="ce83" office:value-type="currency" office:currency="EUR" office:value="260.91" calcext:value-type="currency">
            <text:p>260,9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5-05" calcext:value-type="date">
            <text:p>05/05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8:.F58])" office:value-type="currency" office:currency="EUR" office:value="1356.72" calcext:value-type="currency">
            <text:p>1 356,72 €</text:p>
          </table:table-cell>
          <table:table-cell table:style-name="ce118" table:number-columns-repeated="3"/>
          <table:table-cell/>
          <table:table-cell table:style-name="ce210" office:value-type="date" office:date-value="2018-05-05" calcext:value-type="date">
            <text:p>05/05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83" table:formula="of:=[.N58]-[.P58]-[.Q58]" office:value-type="currency" office:currency="EUR" office:value="737.17" calcext:value-type="currency">
            <text:p>737,17 €</text:p>
          </table:table-cell>
          <table:table-cell table:style-name="ce83" office:value-type="currency" office:currency="EUR" office:value="263.22" calcext:value-type="currency">
            <text:p>263,22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6-05" calcext:value-type="date">
            <text:p>05/06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9:.F59])" office:value-type="currency" office:currency="EUR" office:value="1366.18" calcext:value-type="currency">
            <text:p>1 366,18 €</text:p>
          </table:table-cell>
          <table:table-cell table:style-name="ce118" table:number-columns-repeated="3"/>
          <table:table-cell/>
          <table:table-cell table:style-name="ce210" office:value-type="date" office:date-value="2018-06-05" calcext:value-type="date">
            <text:p>05/06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83" table:formula="of:=[.N59]-[.P59]-[.Q59]" office:value-type="currency" office:currency="EUR" office:value="738.58" calcext:value-type="currency">
            <text:p>738,58 €</text:p>
          </table:table-cell>
          <table:table-cell table:style-name="ce83" office:value-type="currency" office:currency="EUR" office:value="271.27" calcext:value-type="currency">
            <text:p>271,2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7-05" calcext:value-type="date">
            <text:p>05/07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2" calcext:value-type="currency">
            <text:p>254,52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0:.F60])" office:value-type="currency" office:currency="EUR" office:value="1367.39" calcext:value-type="currency">
            <text:p>1 367,39 €</text:p>
          </table:table-cell>
          <table:table-cell table:style-name="ce118" table:number-columns-repeated="3"/>
          <table:table-cell/>
          <table:table-cell table:style-name="ce210" office:value-type="date" office:date-value="2018-07-05" calcext:value-type="date">
            <text:p>05/07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83" table:formula="of:=[.N60]-[.P60]-[.Q60]" office:value-type="currency" office:currency="EUR" office:value="740" calcext:value-type="currency">
            <text:p>740,00 €</text:p>
          </table:table-cell>
          <table:table-cell table:style-name="ce83" office:value-type="currency" office:currency="EUR" office:value="270.63" calcext:value-type="currency">
            <text:p>270,6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8-05" calcext:value-type="date">
            <text:p>05/08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1:.F61])" office:value-type="currency" office:currency="EUR" office:value="1368.05" calcext:value-type="currency">
            <text:p>1 368,05 €</text:p>
          </table:table-cell>
          <table:table-cell table:style-name="ce118" table:number-columns-repeated="3"/>
          <table:table-cell/>
          <table:table-cell table:style-name="ce210" office:value-type="date" office:date-value="2018-08-05" calcext:value-type="date">
            <text:p>05/08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83" table:formula="of:=[.N61]-[.P61]-[.Q61]" office:value-type="currency" office:currency="EUR" office:value="741.42" calcext:value-type="currency">
            <text:p>741,42 €</text:p>
          </table:table-cell>
          <table:table-cell table:style-name="ce83" office:value-type="currency" office:currency="EUR" office:value="269.84" calcext:value-type="currency">
            <text:p>269,8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9-05" calcext:value-type="date">
            <text:p>05/09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2:.F62])" office:value-type="currency" office:currency="EUR" office:value="1373.81" calcext:value-type="currency">
            <text:p>1 373,81 €</text:p>
          </table:table-cell>
          <table:table-cell table:style-name="ce118" table:number-columns-repeated="3"/>
          <table:table-cell/>
          <table:table-cell table:style-name="ce210" office:value-type="date" office:date-value="2018-09-05" calcext:value-type="date">
            <text:p>05/09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83" table:formula="of:=[.N62]-[.P62]-[.Q62]" office:value-type="currency" office:currency="EUR" office:value="742.84" calcext:value-type="currency">
            <text:p>742,84 €</text:p>
          </table:table-cell>
          <table:table-cell table:style-name="ce83" office:value-type="currency" office:currency="EUR" office:value="274.18" calcext:value-type="currency">
            <text:p>274,1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0-05" calcext:value-type="date">
            <text:p>05/10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3:.F63])" office:value-type="currency" office:currency="EUR" office:value="1380.16" calcext:value-type="currency">
            <text:p>1 380,16 €</text:p>
          </table:table-cell>
          <table:table-cell table:style-name="ce118" table:number-columns-repeated="3"/>
          <table:table-cell/>
          <table:table-cell table:style-name="ce210" office:value-type="date" office:date-value="2018-10-05" calcext:value-type="date">
            <text:p>05/10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83" table:formula="of:=[.N63]-[.P63]-[.Q63]" office:value-type="currency" office:currency="EUR" office:value="744.26" calcext:value-type="currency">
            <text:p>744,26 €</text:p>
          </table:table-cell>
          <table:table-cell table:style-name="ce83" office:value-type="currency" office:currency="EUR" office:value="279.11" calcext:value-type="currency">
            <text:p>279,1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1-05" calcext:value-type="date">
            <text:p>05/11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5.27" calcext:value-type="currency">
            <text:p>255,2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4:.F64])" office:value-type="currency" office:currency="EUR" office:value="1381.62" calcext:value-type="currency">
            <text:p>1 381,62 €</text:p>
          </table:table-cell>
          <table:table-cell table:style-name="ce118"/>
          <table:table-cell table:style-name="ce263" office:value-type="string" calcext:value-type="string">
            <text:p>Total 2018</text:p>
          </table:table-cell>
          <table:table-cell table:style-name="ce263" office:value-type="string" calcext:value-type="string">
            <text:p>Moyenne 2018</text:p>
          </table:table-cell>
          <table:table-cell/>
          <table:table-cell table:style-name="ce213"/>
          <table:table-cell table:style-name="ce223"/>
          <table:table-cell table:style-name="ce233"/>
          <table:table-cell table:style-name="ce142" table:number-columns-repeated="3"/>
          <table:table-cell table:number-columns-repeated="3"/>
        </table:table-row>
        <table:table-row table:style-name="ro1">
          <table:table-cell table:style-name="ce210" office:value-type="date" office:date-value="2018-12-05" calcext:value-type="date">
            <text:p>05/12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5:.F65])" office:value-type="currency" office:currency="EUR" office:value="1370.28" calcext:value-type="currency">
            <text:p>1 370,28 €</text:p>
          </table:table-cell>
          <table:table-cell table:style-name="ce118"/>
          <table:table-cell table:style-name="ce264" table:formula="of:=SUM([.G54:.G65])" office:value-type="currency" office:currency="EUR" office:value="16363.1" calcext:value-type="currency">
            <text:p>16 363,10 €</text:p>
          </table:table-cell>
          <table:table-cell table:style-name="ce264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213"/>
          <table:table-cell table:style-name="ce269" office:value-type="string" calcext:value-type="string">
            <text:p>Total</text:p>
          </table:table-cell>
          <table:table-cell table:style-name="ce235" table:formula="of:=SUM([.N12:.N63])" office:value-type="currency" office:currency="EUR" office:value="39579.18" calcext:value-type="currency">
            <text:p>39 579,18 €</text:p>
          </table:table-cell>
          <table:table-cell table:style-name="ce235" table:formula="of:=SUM([.O12:.O63])" office:value-type="currency" office:currency="EUR" office:value="29375.68" calcext:value-type="currency">
            <text:p>29 375,68 €</text:p>
          </table:table-cell>
          <table:table-cell table:style-name="ce235" table:formula="of:=SUM([.P12:.P63])" office:value-type="currency" office:currency="EUR" office:value="8593.33" calcext:value-type="currency">
            <text:p>8 593,33 €</text:p>
          </table:table-cell>
          <table:table-cell table:style-name="ce235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/>
          <table:table-cell table:style-name="ce271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/>
          <table:table-cell table:style-name="ce210" office:value-type="date" office:date-value="2018-11-05" calcext:value-type="date">
            <text:p>05/11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83" table:formula="of:=[.N68]-[.P68]-[.Q68]" office:value-type="currency" office:currency="EUR" office:value="828.43" calcext:value-type="currency">
            <text:p>828,43 €</text:p>
          </table:table-cell>
          <table:table-cell table:style-name="ce83" office:value-type="currency" office:currency="EUR" office:value="195.68" calcext:value-type="currency">
            <text:p>195,6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/>
          <table:table-cell table:style-name="ce210" office:value-type="date" office:date-value="2018-12-05" calcext:value-type="date">
            <text:p>05/12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83" table:formula="of:=[.N69]-[.P69]-[.Q69]" office:value-type="currency" office:currency="EUR" office:value="829.54" calcext:value-type="currency">
            <text:p>829,54 €</text:p>
          </table:table-cell>
          <table:table-cell table:style-name="ce83" office:value-type="currency" office:currency="EUR" office:value="194.57" calcext:value-type="currency">
            <text:p>194,57 €</text:p>
          </table:table-cell>
          <table:table-cell table:style-name="ce83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118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2:.F72])" office:value-type="currency" office:currency="EUR" office:value="1370.27" calcext:value-type="currency">
            <text:p>1 370,27 €</text:p>
          </table:table-cell>
          <table:table-cell table:style-name="ce118" table:number-columns-repeated="3"/>
          <table:table-cell/>
          <table:table-cell table:style-name="ce210" office:value-type="date" office:date-value="2019-01-05" calcext:value-type="date">
            <text:p>05/01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2]-[.P72]-[.Q72]" office:value-type="currency" office:currency="EUR" office:value="830.66" calcext:value-type="currency">
            <text:p>830,66 €</text:p>
          </table:table-cell>
          <table:table-cell table:style-name="ce83" office:value-type="currency" office:currency="EUR" office:value="193.45" calcext:value-type="currency">
            <text:p>193,45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3:.F73])" office:value-type="currency" office:currency="EUR" office:value="1370.27" calcext:value-type="currency">
            <text:p>1 370,27 €</text:p>
          </table:table-cell>
          <table:table-cell table:style-name="ce118" table:number-columns-repeated="3"/>
          <table:table-cell/>
          <table:table-cell table:style-name="ce210" office:value-type="date" office:date-value="2019-02-05" calcext:value-type="date">
            <text:p>05/02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3]-[.P73]-[.Q73]" office:value-type="currency" office:currency="EUR" office:value="831.79" calcext:value-type="currency">
            <text:p>831,79 €</text:p>
          </table:table-cell>
          <table:table-cell table:style-name="ce83" office:value-type="currency" office:currency="EUR" office:value="192.32" calcext:value-type="currency">
            <text:p>192,32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4:.F74])" office:value-type="currency" office:currency="EUR" office:value="1370.27" calcext:value-type="currency">
            <text:p>1 370,27 €</text:p>
          </table:table-cell>
          <table:table-cell table:style-name="ce118" table:number-columns-repeated="3"/>
          <table:table-cell/>
          <table:table-cell table:style-name="ce210" office:value-type="date" office:date-value="2019-03-05" calcext:value-type="date">
            <text:p>05/03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4]-[.P74]-[.Q74]" office:value-type="currency" office:currency="EUR" office:value="832.91" calcext:value-type="currency">
            <text:p>832,91 €</text:p>
          </table:table-cell>
          <table:table-cell table:style-name="ce83" office:value-type="currency" office:currency="EUR" office:value="191.2" calcext:value-type="currency">
            <text:p>191,20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5:.F75])" office:value-type="currency" office:currency="EUR" office:value="1370.27" calcext:value-type="currency">
            <text:p>1 370,27 €</text:p>
          </table:table-cell>
          <table:table-cell table:style-name="ce118" table:number-columns-repeated="3"/>
          <table:table-cell/>
          <table:table-cell table:style-name="ce210" office:value-type="date" office:date-value="2019-04-05" calcext:value-type="date">
            <text:p>05/04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5]-[.P75]-[.Q75]" office:value-type="currency" office:currency="EUR" office:value="834.03" calcext:value-type="currency">
            <text:p>834,03 €</text:p>
          </table:table-cell>
          <table:table-cell table:style-name="ce83" office:value-type="currency" office:currency="EUR" office:value="190.08" calcext:value-type="currency">
            <text:p>190,08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6:.F76])" office:value-type="currency" office:currency="EUR" office:value="1370.27" calcext:value-type="currency">
            <text:p>1 370,27 €</text:p>
          </table:table-cell>
          <table:table-cell table:style-name="ce118" table:number-columns-repeated="3"/>
          <table:table-cell/>
          <table:table-cell table:style-name="ce210" office:value-type="date" office:date-value="2019-05-05" calcext:value-type="date">
            <text:p>05/05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6]-[.P76]-[.Q76]" office:value-type="currency" office:currency="EUR" office:value="835.16" calcext:value-type="currency">
            <text:p>835,16 €</text:p>
          </table:table-cell>
          <table:table-cell table:style-name="ce83" office:value-type="currency" office:currency="EUR" office:value="188.95" calcext:value-type="currency">
            <text:p>188,95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7:.F77])" office:value-type="currency" office:currency="EUR" office:value="1370.82" calcext:value-type="currency">
            <text:p>1 370,82 €</text:p>
          </table:table-cell>
          <table:table-cell table:style-name="ce118" table:number-columns-repeated="3"/>
          <table:table-cell/>
          <table:table-cell table:style-name="ce210" office:value-type="date" office:date-value="2019-06-05" calcext:value-type="date">
            <text:p>05/06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77]-[.P77]-[.Q77]" office:value-type="currency" office:currency="EUR" office:value="836.29" calcext:value-type="currency">
            <text:p>836,29 €</text:p>
          </table:table-cell>
          <table:table-cell table:style-name="ce83" office:value-type="currency" office:currency="EUR" office:value="187.82" calcext:value-type="currency">
            <text:p>187,82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8:.F78])" office:value-type="currency" office:currency="EUR" office:value="1370.82" calcext:value-type="currency">
            <text:p>1 370,82 €</text:p>
          </table:table-cell>
          <table:table-cell table:style-name="ce118" table:number-columns-repeated="3"/>
          <table:table-cell/>
          <table:table-cell table:style-name="ce210" office:value-type="date" office:date-value="2019-07-05" calcext:value-type="date">
            <text:p>05/07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78]-[.P78]-[.Q78]" office:value-type="currency" office:currency="EUR" office:value="837.42" calcext:value-type="currency">
            <text:p>837,42 €</text:p>
          </table:table-cell>
          <table:table-cell table:style-name="ce83" office:value-type="currency" office:currency="EUR" office:value="186.69" calcext:value-type="currency">
            <text:p>186,69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9:.F79])" office:value-type="currency" office:currency="EUR" office:value="1370.82" calcext:value-type="currency">
            <text:p>1 370,82 €</text:p>
          </table:table-cell>
          <table:table-cell table:style-name="ce118" table:number-columns-repeated="3"/>
          <table:table-cell/>
          <table:table-cell table:style-name="ce210" office:value-type="date" office:date-value="2019-08-05" calcext:value-type="date">
            <text:p>05/08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79]-[.P79]-[.Q79]" office:value-type="currency" office:currency="EUR" office:value="838.55" calcext:value-type="currency">
            <text:p>838,55 €</text:p>
          </table:table-cell>
          <table:table-cell table:style-name="ce83" office:value-type="currency" office:currency="EUR" office:value="185.56" calcext:value-type="currency">
            <text:p>185,56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9.97" calcext:value-type="currency">
            <text:p>25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0:.F80])" office:value-type="currency" office:currency="EUR" office:value="1375.14" calcext:value-type="currency">
            <text:p>1 375,14 €</text:p>
          </table:table-cell>
          <table:table-cell table:style-name="ce118" table:number-columns-repeated="3"/>
          <table:table-cell/>
          <table:table-cell table:style-name="ce210" office:value-type="date" office:date-value="2019-09-05" calcext:value-type="date">
            <text:p>05/09/19</text:p>
          </table:table-cell>
          <table:table-cell table:style-name="ce125" office:value-type="string" calcext:value-type="string">
            <text:p>Echéance </text:p>
          </table:table-cell>
          <table:table-cell table:style-name="ce229" table:formula="of:=[.C80]" office:value-type="currency" office:currency="EUR" office:value="1052.73" calcext:value-type="currency">
            <text:p>1 052,73 €</text:p>
          </table:table-cell>
          <table:table-cell table:style-name="ce83" table:formula="of:=[.N80]-[.P80]-[.Q80]" office:value-type="currency" office:currency="EUR" office:value="839.68" calcext:value-type="currency">
            <text:p>839,68 €</text:p>
          </table:table-cell>
          <table:table-cell table:style-name="ce83" office:value-type="currency" office:currency="EUR" office:value="184.43" calcext:value-type="currency">
            <text:p>184,43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1:.F81])" office:value-type="currency" office:currency="EUR" office:value="1375.22" calcext:value-type="currency">
            <text:p>1 375,22 €</text:p>
          </table:table-cell>
          <table:table-cell table:style-name="ce118" table:number-columns-repeated="3"/>
          <table:table-cell/>
          <table:table-cell table:style-name="ce210" office:value-type="date" office:date-value="2019-10-05" calcext:value-type="date">
            <text:p>05/10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1]-[.P81]-[.Q81]" office:value-type="currency" office:currency="EUR" office:value="840.81" calcext:value-type="currency">
            <text:p>840,81 €</text:p>
          </table:table-cell>
          <table:table-cell table:style-name="ce83" office:value-type="currency" office:currency="EUR" office:value="183.3" calcext:value-type="currency">
            <text:p>183,30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2:.F82])" office:value-type="currency" office:currency="EUR" office:value="1375.22" calcext:value-type="currency">
            <text:p>1 375,22 €</text:p>
          </table:table-cell>
          <table:table-cell table:style-name="ce118"/>
          <table:table-cell table:style-name="ce263" office:value-type="string" calcext:value-type="string">
            <text:p>Total 2019</text:p>
          </table:table-cell>
          <table:table-cell table:style-name="ce263" office:value-type="string" calcext:value-type="string">
            <text:p>Moyenne 2019</text:p>
          </table:table-cell>
          <table:table-cell/>
          <table:table-cell table:style-name="ce210" office:value-type="date" office:date-value="2019-11-03" calcext:value-type="date">
            <text:p>03/11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2]-[.P82]-[.Q82]" office:value-type="currency" office:currency="EUR" office:value="841.95" calcext:value-type="currency">
            <text:p>841,95 €</text:p>
          </table:table-cell>
          <table:table-cell table:style-name="ce83" office:value-type="currency" office:currency="EUR" office:value="182.16" calcext:value-type="currency">
            <text:p>182,16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3:.F83])" office:value-type="currency" office:currency="EUR" office:value="1375.22" calcext:value-type="currency">
            <text:p>1 375,22 €</text:p>
          </table:table-cell>
          <table:table-cell table:style-name="ce118"/>
          <table:table-cell table:style-name="ce264" table:formula="of:=SUM([.G72:.G83])" office:value-type="currency" office:currency="EUR" office:value="16464.61" calcext:value-type="currency">
            <text:p>16 464,61 €</text:p>
          </table:table-cell>
          <table:table-cell table:style-name="ce264" table:formula="of:=AVERAGE([.G72:.G83])" office:value-type="currency" office:currency="EUR" office:value="1372.05083333333" calcext:value-type="currency">
            <text:p>1 372,05 €</text:p>
          </table:table-cell>
          <table:table-cell/>
          <table:table-cell table:style-name="ce210" office:value-type="date" office:date-value="2019-12-05" calcext:value-type="date">
            <text:p>05/12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3]-[.P83]-[.Q83]" office:value-type="currency" office:currency="EUR" office:value="843.08" calcext:value-type="currency">
            <text:p>843,08 €</text:p>
          </table:table-cell>
          <table:table-cell table:style-name="ce83" office:value-type="currency" office:currency="EUR" office:value="181.03" calcext:value-type="currency">
            <text:p>181,03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118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1-05" calcext:value-type="date">
            <text:p>05/01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6:.F86])" office:value-type="currency" office:currency="EUR" office:value="1375.22" calcext:value-type="currency">
            <text:p>1 375,22 €</text:p>
          </table:table-cell>
          <table:table-cell table:style-name="ce118" table:number-columns-repeated="3"/>
          <table:table-cell/>
          <table:table-cell table:style-name="ce210" office:value-type="date" office:date-value="2020-01-05" calcext:value-type="date">
            <text:p>05/01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6]-[.P86]-[.Q86]" office:value-type="currency" office:currency="EUR" office:value="844.22" calcext:value-type="currency">
            <text:p>844,22 €</text:p>
          </table:table-cell>
          <table:table-cell table:style-name="ce83" office:value-type="currency" office:currency="EUR" office:value="179.89" calcext:value-type="currency">
            <text:p>179,89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2-05" calcext:value-type="date">
            <text:p>05/02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45" calcext:value-type="currency">
            <text:p>58,45 €</text:p>
          </table:table-cell>
          <table:table-cell table:style-name="ce248" table:formula="of:=SUM([.C87:.F87])" office:value-type="currency" office:currency="EUR" office:value="1375.34" calcext:value-type="currency">
            <text:p>1 375,34 €</text:p>
          </table:table-cell>
          <table:table-cell table:style-name="ce118" table:number-columns-repeated="3"/>
          <table:table-cell/>
          <table:table-cell table:style-name="ce210" office:value-type="date" office:date-value="2020-02-05" calcext:value-type="date">
            <text:p>05/02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7]-[.P87]-[.Q87]" office:value-type="currency" office:currency="EUR" office:value="845.36" calcext:value-type="currency">
            <text:p>845,36 €</text:p>
          </table:table-cell>
          <table:table-cell table:style-name="ce83" office:value-type="currency" office:currency="EUR" office:value="178.75" calcext:value-type="currency">
            <text:p>178,75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3-05" calcext:value-type="date">
            <text:p>05/03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6"/>
          <table:table-cell table:style-name="ce248" table:formula="of:=SUM([.C88:.F88])" office:value-type="currency" office:currency="EUR" office:value="1316.89" calcext:value-type="currency">
            <text:p>1 316,89 €</text:p>
          </table:table-cell>
          <table:table-cell table:style-name="ce118" table:number-columns-repeated="3"/>
          <table:table-cell/>
          <table:table-cell table:style-name="ce210" office:value-type="date" office:date-value="2020-03-05" calcext:value-type="date">
            <text:p>05/03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8]-[.P88]-[.Q88]" office:value-type="currency" office:currency="EUR" office:value="846.5" calcext:value-type="currency">
            <text:p>846,50 €</text:p>
          </table:table-cell>
          <table:table-cell table:style-name="ce83" office:value-type="currency" office:currency="EUR" office:value="177.61" calcext:value-type="currency">
            <text:p>177,61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4-05" calcext:value-type="date">
            <text:p>05/04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04-05" calcext:value-type="date">
            <text:p>05/04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5-05" calcext:value-type="date">
            <text:p>05/05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05-05" calcext:value-type="date">
            <text:p>05/05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6-05" calcext:value-type="date">
            <text:p>05/06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06-05" calcext:value-type="date">
            <text:p>05/06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7-05" calcext:value-type="date">
            <text:p>05/07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07-05" calcext:value-type="date">
            <text:p>05/07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8-05" calcext:value-type="date">
            <text:p>05/08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08-05" calcext:value-type="date">
            <text:p>05/08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9-05" calcext:value-type="date">
            <text:p>05/09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09-05" calcext:value-type="date">
            <text:p>05/09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0-05" calcext:value-type="date">
            <text:p>05/10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10-05" calcext:value-type="date">
            <text:p>05/10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1-05" calcext:value-type="date">
            <text:p>05/11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/>
          <table:table-cell table:style-name="ce263" office:value-type="string" calcext:value-type="string">
            <text:p>Total 2020</text:p>
          </table:table-cell>
          <table:table-cell table:style-name="ce263" office:value-type="string" calcext:value-type="string">
            <text:p>Moyenne 2020</text:p>
          </table:table-cell>
          <table:table-cell/>
          <table:table-cell table:style-name="ce210" office:value-type="date" office:date-value="2020-11-05" calcext:value-type="date">
            <text:p>05/11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2-05" calcext:value-type="date">
            <text:p>05/12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 office:value-type="string" calcext:value-type="string">
            <text:p>jusqu’en mai 2022</text:p>
          </table:table-cell>
          <table:table-cell table:style-name="ce247"/>
          <table:table-cell table:style-name="ce248"/>
          <table:table-cell table:style-name="ce118"/>
          <table:table-cell table:style-name="ce264" table:formula="of:=SUM([.G86:.G97])" office:value-type="currency" office:currency="EUR" office:value="4067.45" calcext:value-type="currency">
            <text:p>4 067,45 €</text:p>
          </table:table-cell>
          <table:table-cell table:style-name="ce264" table:formula="of:=AVERAGE([.G86:.G97])" office:value-type="currency" office:currency="EUR" office:value="1355.81666666667" calcext:value-type="currency">
            <text:p>1 355,82 €</text:p>
          </table:table-cell>
          <table:table-cell/>
          <table:table-cell table:style-name="ce210" office:value-type="date" office:date-value="2020-12-05" calcext:value-type="date">
            <text:p>05/12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number-columns-repeated="3"/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4" office:value-type="string" calcext:value-type="string">
            <text:p>Total</text:p>
          </table:table-cell>
          <table:table-cell table:style-name="ce229" table:formula="of:=SUM([.C4:.C97])" office:value-type="currency" office:currency="EUR" office:value="60058.29" calcext:value-type="currency">
            <text:p>60 058,29 €</text:p>
          </table:table-cell>
          <table:table-cell table:style-name="ce229" table:formula="of:=SUM([.D4:.D97])" office:value-type="currency" office:currency="EUR" office:value="912.62" calcext:value-type="currency">
            <text:p>912,62 €</text:p>
          </table:table-cell>
          <table:table-cell table:style-name="ce229" table:formula="of:=SUM([.E4:.E97])" office:value-type="currency" office:currency="EUR" office:value="8661.75" calcext:value-type="currency">
            <text:p>8 661,75 €</text:p>
          </table:table-cell>
          <table:table-cell table:style-name="ce229" table:formula="of:=SUM([.F4:.F97])" office:value-type="currency" office:currency="EUR" office:value="2100" calcext:value-type="currency">
            <text:p>2 100,00 €</text:p>
          </table:table-cell>
          <table:table-cell table:style-name="ce260" table:formula="of:=[.C99]+[.D99]+[.E99]+[.F99]" office:value-type="currency" office:currency="EUR" office:value="71732.66" calcext:value-type="currency">
            <text:p>71 732,66 €</text:p>
          </table:table-cell>
          <table:table-cell table:style-name="ce118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118"/>
          <table:table-cell table:style-name="ce227"/>
          <table:table-cell table:style-name="ce233"/>
          <table:table-cell table:style-name="ce118" table:number-columns-repeated="2"/>
          <table:table-cell table:style-name="ce261"/>
          <table:table-cell table:style-name="ce118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225" office:value-type="string" calcext:value-type="string">
            <text:p>Total échéances</text:p>
          </table:table-cell>
          <table:table-cell table:style-name="ce235" table:formula="of:=[.C99]-[.C8]-[.C9]-[.C11]" office:value-type="currency" office:currency="EUR" office:value="57482.65" calcext:value-type="currency">
            <text:p>57 482,65 €</text:p>
          </table:table-cell>
          <table:table-cell table:style-name="ce235" table:formula="of:=[.D99]-[.D10]-[.D12]" office:value-type="currency" office:currency="EUR" office:value="338.42" calcext:value-type="currency">
            <text:p>338,42 €</text:p>
          </table:table-cell>
          <table:table-cell table:style-name="ce235" table:formula="of:=[.E99]-[.E10]-[.E12]" office:value-type="currency" office:currency="EUR" office:value="8661.75" calcext:value-type="currency">
            <text:p>8 661,75 €</text:p>
          </table:table-cell>
          <table:table-cell table:style-name="ce235" table:formula="of:=[.F99]-[.F10]-[.F12]" office:value-type="currency" office:currency="EUR" office:value="2100" calcext:value-type="currency">
            <text:p>2 100,00 €</text:p>
          </table:table-cell>
          <table:table-cell table:style-name="ce260" table:formula="of:=[.C101]+[.D101]+[.E101]+[.F101]" office:value-type="currency" office:currency="EUR" office:value="68582.82" calcext:value-type="currency">
            <text:p>68 582,82 €</text:p>
          </table:table-cell>
          <table:table-cell table:style-name="ce118"/>
          <table:table-cell table:style-name="ce227"/>
          <table:table-cell table:style-name="ce118"/>
          <table:table-cell table:number-columns-repeated="10"/>
        </table:table-row>
        <table:table-row table:style-name="ro1">
          <table:table-cell table:style-name="ce209"/>
          <table:table-cell table:style-name="ce118"/>
          <table:table-cell table:style-name="ce227" table:number-columns-repeated="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118"/>
          <table:table-cell table:style-name="ce227" table:number-columns-repeated="2"/>
          <table:table-cell table:style-name="ce118" table:number-columns-repeated="4"/>
          <table:table-cell table:style-name="ce227"/>
          <table:table-cell table:style-name="ce118"/>
          <table:table-cell table:number-columns-repeated="10"/>
        </table:table-row>
        <table:table-row table:style-name="ro1">
          <table:table-cell table:style-name="ce216" office:value-type="string" calcext:value-type="string" table:number-columns-spanned="6" table:number-rows-spanned="1">
            <text:p>Renégociation en Octobre 2018</text:p>
          </table:table-cell>
          <table:covered-table-cell table:style-name="ce226"/>
          <table:covered-table-cell table:number-columns-repeated="2" table:style-name="ce82"/>
          <table:covered-table-cell table:number-columns-repeated="2" table:style-name="ce118"/>
          <table:table-cell table:style-name="ce118" table:number-columns-repeated="4"/>
          <table:table-cell table:number-columns-repeated="10"/>
        </table:table-row>
        <table:table-row table:style-name="ro1">
          <table:table-cell table:style-name="ce217"/>
          <table:table-cell table:style-name="ce118"/>
          <table:table-cell table:style-name="ce227" table:number-columns-repeated="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117" office:value-type="string" calcext:value-type="string" table:number-columns-spanned="2" table:number-rows-spanned="1">
            <text:p>Mars 2015 :</text:p>
          </table:table-cell>
          <table:covered-table-cell table:style-name="ce117"/>
          <table:table-cell table:style-name="ce141" office:value-type="percentage" office:value="0.023" calcext:value-type="percentage">
            <text:p>2,30 %</text:p>
          </table:table-cell>
          <table:table-cell table:style-name="Default"/>
          <table:table-cell table:style-name="ce227" office:value-type="string" calcext:value-type="string">
            <text:p>Octobre 2018 : </text:p>
          </table:table-cell>
          <table:table-cell table:style-name="ce227"/>
          <table:table-cell table:style-name="ce262" office:value-type="percentage" office:value="0.0162" calcext:value-type="percentage">
            <text:p>1,62 %</text:p>
          </table:table-cell>
          <table:table-cell table:style-name="ce118"/>
          <table:table-cell table:number-columns-repeated="3"/>
          <table:table-cell table:style-name="ce133" office:value-type="string" calcext:value-type="string">
            <text:p>Au 15 octobre 2018</text:p>
          </table:table-cell>
          <table:table-cell table:style-name="ce86"/>
          <table:table-cell table:style-name="Default"/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Montant :</text:p>
          </table:table-cell>
          <table:covered-table-cell table:style-name="ce117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27" office:value-type="string" calcext:value-type="string">
            <text:p>Montant :</text:p>
          </table:table-cell>
          <table:table-cell table:style-name="ce227"/>
          <table:table-cell table:style-name="ce227" office:value-type="currency" office:currency="EUR" office:value="144951.32" calcext:value-type="currency">
            <text:p>144 951,32 €</text:p>
          </table:table-cell>
          <table:table-cell table:style-name="ce118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Durée :</text:p>
          </table:table-cell>
          <table:covered-table-cell table:style-name="ce113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86" office:value-type="string" calcext:value-type="string">
            <text:p>Durée :</text:p>
          </table:table-cell>
          <table:table-cell table:style-name="ce86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Intérêts :</text:p>
          </table:table-cell>
          <table:covered-table-cell table:style-name="ce113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86" office:value-type="string" calcext:value-type="string">
            <text:p>Intérêts restants :</text:p>
          </table:table-cell>
          <table:table-cell table:style-name="ce86"/>
          <table:table-cell table:style-name="ce86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>
            <text:p>Assurance (9036 €) :</text:p>
          </table:table-cell>
          <table:table-cell table:style-name="ce113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86" office:value-type="string" calcext:value-type="string">
            <text:p>Assurance (7078,20 €) :</text:p>
          </table:table-cell>
          <table:table-cell table:style-name="ce86"/>
          <table:table-cell table:style-name="ce86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Fin du prêt :</text:p>
          </table:table-cell>
          <table:covered-table-cell table:style-name="ce113"/>
          <table:table-cell table:style-name="ce133" office:value-type="date" office:date-value="2035-05-05" calcext:value-type="date">
            <text:p>05/05/35</text:p>
          </table:table-cell>
          <table:table-cell table:style-name="Default"/>
          <table:table-cell table:style-name="ce86" office:value-type="string" calcext:value-type="string">
            <text:p>Fin du prêt : 05/06/2034</text:p>
          </table:table-cell>
          <table:table-cell table:style-name="ce86"/>
          <table:table-cell table:style-name="ce133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86"/>
          <table:table-cell table:number-columns-repeated="5"/>
        </table:table-row>
        <table:table-row table:style-name="ro1">
          <table:table-cell table:style-name="ce117" office:value-type="string" calcext:value-type="string" table:number-columns-spanned="2" table:number-rows-spanned="1">
            <text:p>Terme remboursé :</text:p>
          </table:table-cell>
          <table:covered-table-cell table:style-name="ce113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86" office:value-type="string" calcext:value-type="string">
            <text:p>Terme remboursé :</text:p>
          </table:table-cell>
          <table:table-cell table:style-name="ce86"/>
          <table:table-cell table:style-name="ce86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Au 15 Octobre 2018 :</text:p>
          </table:table-cell>
          <table:covered-table-cell table:style-name="ce113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86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Economie sur le prêt :</text:p>
          </table:table-cell>
          <table:covered-table-cell table:style-name="ce113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86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86"/>
          <table:table-cell table:number-columns-repeated="9"/>
        </table:table-row>
        <table:table-row table:style-name="ro1">
          <table:table-cell table:style-name="ce117" office:value-type="string" calcext:value-type="string" table:number-columns-spanned="3" table:number-rows-spanned="1">
            <text:p>Economie moins frais de dossier :</text:p>
          </table:table-cell>
          <table:covered-table-cell table:style-name="ce113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86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86"/>
          <table:table-cell/>
          <table:table-cell table:style-name="ce86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9" table:default-cell-style-name="ce104"/>
        <table:table-column table:style-name="co9" table:default-cell-style-name="Default"/>
        <table:table-column table:style-name="co27" table:default-cell-style-name="ce86"/>
        <table:table-column table:style-name="co9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default-cell-style-name="ce86"/>
        <table:table-row table:style-name="ro1">
          <table:table-cell table:number-columns-repeated="11"/>
        </table:table-row>
        <table:table-row table:style-name="ro1">
          <table:table-cell/>
          <table:table-cell table:style-name="ce272" office:value-type="string" calcext:value-type="string">
            <text:p>Frais voitures</text:p>
          </table:table-cell>
          <table:table-cell table:style-name="ce93"/>
          <table:table-cell table:style-name="ce105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33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54.04" calcext:value-type="currency">
            <text:p>454,04 €</text:p>
          </table:table-cell>
          <table:table-cell table:style-name="ce112" office:value-type="date" office:date-value="2017-08-02" calcext:value-type="date">
            <text:p>02/08/17</text:p>
          </table:table-cell>
          <table:table-cell table:style-name="ce105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54.04" calcext:value-type="currency">
            <text:p>454,04 €</text:p>
          </table:table-cell>
          <table:table-cell table:style-name="ce112" office:value-type="date" office:date-value="2017-09-13" calcext:value-type="date">
            <text:p>13/09/17</text:p>
          </table:table-cell>
          <table:table-cell table:style-name="ce105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54.04" calcext:value-type="currency">
            <text:p>454,04 €</text:p>
          </table:table-cell>
          <table:table-cell table:style-name="ce112" office:value-type="date" office:date-value="2017-10-02" calcext:value-type="date">
            <text:p>02/10/17</text:p>
          </table:table-cell>
          <table:table-cell table:style-name="ce105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63.01" calcext:value-type="currency">
            <text:p>463,01 €</text:p>
          </table:table-cell>
          <table:table-cell table:style-name="ce112" office:value-type="date" office:date-value="2017-11-08" calcext:value-type="date">
            <text:p>08/11/17</text:p>
          </table:table-cell>
          <table:table-cell table:style-name="ce105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33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71"/>
          <table:table-cell table:style-name="ce93"/>
          <table:table-cell table:style-name="ce105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71" office:value-type="string" calcext:value-type="string">
            <text:p>Picasso</text:p>
          </table:table-cell>
          <table:table-cell table:style-name="ce93" office:value-type="currency" office:currency="EUR" office:value="355" calcext:value-type="currency">
            <text:p>355,00 €</text:p>
          </table:table-cell>
          <table:table-cell table:style-name="ce112" office:value-type="date" office:date-value="2018-01-24" calcext:value-type="date">
            <text:p>24/01/18</text:p>
          </table:table-cell>
          <table:table-cell table:style-name="ce105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71" office:value-type="string" calcext:value-type="string">
            <text:p>Chgt moteur</text:p>
          </table:table-cell>
          <table:table-cell table:style-name="ce93" office:value-type="currency" office:currency="EUR" office:value="355" calcext:value-type="currency">
            <text:p>355,00 €</text:p>
          </table:table-cell>
          <table:table-cell table:style-name="ce112" office:value-type="date" office:date-value="2018-03-02" calcext:value-type="date">
            <text:p>02/03/18</text:p>
          </table:table-cell>
          <table:table-cell table:style-name="ce105" office:value-type="string" calcext:value-type="string">
            <text:p>Ch 2482254</text:p>
          </table:table-cell>
          <table:table-cell table:style-name="ce273"/>
          <table:table-cell table:number-columns-repeated="5"/>
        </table:table-row>
        <table:table-row table:style-name="ro1">
          <table:table-cell/>
          <table:table-cell table:style-name="ce71"/>
          <table:table-cell table:style-name="ce93" office:value-type="currency" office:currency="EUR" office:value="355" calcext:value-type="currency">
            <text:p>355,00 €</text:p>
          </table:table-cell>
          <table:table-cell table:style-name="ce112" office:value-type="date" office:date-value="2018-03-14" calcext:value-type="date">
            <text:p>14/03/18</text:p>
          </table:table-cell>
          <table:table-cell table:style-name="ce105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4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351.92" calcext:value-type="currency">
            <text:p>351,92 €</text:p>
          </table:table-cell>
          <table:table-cell table:style-name="ce112" office:value-type="date" office:date-value="2018-04-12" calcext:value-type="date">
            <text:p>12/04/18</text:p>
          </table:table-cell>
          <table:table-cell table:style-name="ce105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6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86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86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86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70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42"/>
        </table:table-row>
        <table:table-row table:style-name="ro1">
          <table:table-cell table:style-name="Default" table:number-columns-repeated="4"/>
          <table:table-cell table:style-name="ce86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default-cell-style-name="ce71"/>
        <table:table-column table:style-name="co9" table:default-cell-style-name="ce83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04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4" office:value-type="string" calcext:value-type="string">
            <text:p>Accompagnement auto-construction (chiffrage)</text:p>
          </table:table-cell>
          <table:table-cell table:style-name="ce274" office:value-type="string" calcext:value-type="string">
            <text:p>C.Hamani</text:p>
          </table:table-cell>
          <table:table-cell table:style-name="ce274"/>
          <table:table-cell table:style-name="ce275" office:value-type="currency" office:currency="EUR" office:value="500" calcext:value-type="currency">
            <text:p>500,00 €</text:p>
          </table:table-cell>
          <table:table-cell table:style-name="ce138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42"/>
          <table:table-cell table:number-columns-repeated="4"/>
        </table:table-row>
        <table:table-row table:style-name="ro1">
          <table:table-cell table:number-columns-repeated="5"/>
          <table:table-cell table:style-name="ce142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3"/>
          <table:table-cell office:value-type="currency" office:currency="EUR" office:value="1299.75" calcext:value-type="currency">
            <text:p>1 299,75 €</text:p>
          </table:table-cell>
          <table:table-cell table:style-name="ce142"/>
          <table:table-cell table:style-name="ce276"/>
          <table:table-cell table:style-name="ce145" table:number-columns-repeated="3"/>
        </table:table-row>
        <table:table-row table:style-name="ro1">
          <table:table-cell table:style-name="Default" table:number-columns-repeated="4"/>
          <table:table-cell table:style-name="ce86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6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row table:style-name="ro1">
          <table:table-cell table:style-name="ce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89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71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86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2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86"/>
        </table:table-row>
        <table:table-row table:style-name="ro1">
          <table:table-cell table:number-columns-repeated="6"/>
        </table:table-row>
        <table:table-row table:style-name="ro1">
          <table:table-cell table:style-name="ce71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6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86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86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9" table:default-cell-style-name="ce69"/>
        <table:table-column table:style-name="co31" table:default-cell-style-name="ce71"/>
        <table:table-column table:style-name="co32" table:default-cell-style-name="ce71"/>
        <table:table-column table:style-name="co9" table:default-cell-style-name="ce71"/>
        <table:table-column table:style-name="co9" table:default-cell-style-name="ce83"/>
        <table:table-row table:style-name="ro1">
          <table:table-cell table:style-name="ce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D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6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9" table:default-cell-style-name="ce69"/>
        <table:table-column table:style-name="co33" table:default-cell-style-name="ce71"/>
        <table:table-column table:style-name="co30" table:default-cell-style-name="ce71"/>
        <table:table-column table:style-name="co9" table:number-columns-repeated="2" table:default-cell-style-name="ce83"/>
        <table:table-row table:style-name="ro1">
          <table:table-cell table:style-name="ce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71"/>
          <table:table-cell table:formula="of:=['Frais engagés'.D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71"/>
          <table:table-cell table:number-columns-repeated="2"/>
          <table:table-cell table:style-name="ce71" table:number-columns-repeated="2"/>
        </table:table-row>
        <table:table-row table:style-name="ro1">
          <table:table-cell table:style-name="Default" table:number-columns-repeated="4"/>
          <table:table-cell table:style-name="ce86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9" table:number-columns-repeated="3" table:default-cell-style-name="ce71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I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1:34:20.468561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1-23T17:26:31.858103627</meta:creation-date>
    <meta:generator>LibreOffice/6.3.4.2.0$Linux_X86_64 LibreOffice_project/30$Build-2</meta:generator>
    <dc:date>2020-03-08T11:49:04.437703772</dc:date>
    <meta:editing-duration>P4DT6H13M42S</meta:editing-duration>
    <meta:editing-cycles>1285</meta:editing-cycles>
    <meta:document-statistic meta:table-count="12" meta:cell-count="3895" meta:object-count="0"/>
  </office:meta>
</office:document-meta>
</file>